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5.05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135.3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70.4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enchmar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andom Seed: 15271272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########### QEngine -&gt; CPU ############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&gt; 'test_cnot':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iter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851" calcext:value-type="float">
            <text:p>0.19851</text:p>
          </table:table-cell>
          <table:table-cell office:value-type="float" office:value="0.155281" calcext:value-type="float">
            <text:p>0.15528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" calcext:value-type="float">
            <text:p>0.13</text:p>
          </table:table-cell>
          <table:table-cell office:value-type="float" office:value="0.162" calcext:value-type="float">
            <text:p>0.162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784" calcext:value-type="float">
            <text:p>0.12784</text:p>
          </table:table-cell>
          <table:table-cell office:value-type="float" office:value="0.00579779" calcext:value-type="float">
            <text:p>0.0057977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095" calcext:value-type="float">
            <text:p>0.13095</text:p>
          </table:table-cell>
          <table:table-cell office:value-type="float" office:value="0.0116416" calcext:value-type="float">
            <text:p>0.01164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015" calcext:value-type="float">
            <text:p>0.13015</text:p>
          </table:table-cell>
          <table:table-cell office:value-type="float" office:value="0.0131783" calcext:value-type="float">
            <text:p>0.013178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2" calcext:value-type="float">
            <text:p>0.132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237" calcext:value-type="float">
            <text:p>0.13237</text:p>
          </table:table-cell>
          <table:table-cell office:value-type="float" office:value="0.00610353" calcext:value-type="float">
            <text:p>0.00610353</text:p>
          </table:table-cell>
          <table:table-cell office:value-type="float" office:value="0.12" calcext:value-type="float">
            <text:p>0.1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606" calcext:value-type="float">
            <text:p>0.13606</text:p>
          </table:table-cell>
          <table:table-cell office:value-type="float" office:value="0.0121654" calcext:value-type="float">
            <text:p>0.0121654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4593" calcext:value-type="float">
            <text:p>0.14593</text:p>
          </table:table-cell>
          <table:table-cell office:value-type="float" office:value="0.0123929" calcext:value-type="float">
            <text:p>0.012392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224" calcext:value-type="float">
            <text:p>0.17224</text:p>
          </table:table-cell>
          <table:table-cell office:value-type="float" office:value="0.0159556" calcext:value-type="float">
            <text:p>0.0159556</text:p>
          </table:table-cell>
          <table:table-cell office:value-type="float" office:value="0.15" calcext:value-type="float">
            <text:p>0.1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3" calcext:value-type="float">
            <text:p>0.173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0565" calcext:value-type="float">
            <text:p>0.20565</text:p>
          </table:table-cell>
          <table:table-cell office:value-type="float" office:value="0.0193729" calcext:value-type="float">
            <text:p>0.019372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8" calcext:value-type="float">
            <text:p>0.208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6988" calcext:value-type="float">
            <text:p>0.26988</text:p>
          </table:table-cell>
          <table:table-cell office:value-type="float" office:value="0.0183811" calcext:value-type="float">
            <text:p>0.0183811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2" calcext:value-type="float">
            <text:p>0.3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0763" calcext:value-type="float">
            <text:p>0.40763</text:p>
          </table:table-cell>
          <table:table-cell office:value-type="float" office:value="0.0473784" calcext:value-type="float">
            <text:p>0.0473784</text:p>
          </table:table-cell>
          <table:table-cell office:value-type="float" office:value="0.341" calcext:value-type="float">
            <text:p>0.341</text:p>
          </table:table-cell>
          <table:table-cell office:value-type="float" office:value="0.372" calcext:value-type="float">
            <text:p>0.372</text:p>
          </table:table-cell>
          <table:table-cell office:value-type="float" office:value="0.395" calcext:value-type="float">
            <text:p>0.395</text:p>
          </table:table-cell>
          <table:table-cell office:value-type="float" office:value="0.438" calcext:value-type="float">
            <text:p>0.438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734" calcext:value-type="float">
            <text:p>0.7734</text:p>
          </table:table-cell>
          <table:table-cell office:value-type="float" office:value="0.0761779" calcext:value-type="float">
            <text:p>0.0761779</text:p>
          </table:table-cell>
          <table:table-cell office:value-type="float" office:value="0.548" calcext:value-type="float">
            <text:p>0.548</text:p>
          </table:table-cell>
          <table:table-cell office:value-type="float" office:value="0.703" calcext:value-type="float">
            <text:p>0.703</text:p>
          </table:table-cell>
          <table:table-cell office:value-type="float" office:value="0.779" calcext:value-type="float">
            <text:p>0.779</text:p>
          </table:table-cell>
          <table:table-cell office:value-type="float" office:value="0.829" calcext:value-type="float">
            <text:p>0.829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9578" calcext:value-type="float">
            <text:p>1.29578</text:p>
          </table:table-cell>
          <table:table-cell office:value-type="float" office:value="0.137014" calcext:value-type="float">
            <text:p>0.137014</text:p>
          </table:table-cell>
          <table:table-cell office:value-type="float" office:value="0.992" calcext:value-type="float">
            <text:p>0.992</text:p>
          </table:table-cell>
          <table:table-cell office:value-type="float" office:value="1.204" calcext:value-type="float">
            <text:p>1.204</text:p>
          </table:table-cell>
          <table:table-cell office:value-type="float" office:value="1.303" calcext:value-type="float">
            <text:p>1.303</text:p>
          </table:table-cell>
          <table:table-cell office:value-type="float" office:value="1.389" calcext:value-type="float">
            <text:p>1.389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2007" calcext:value-type="float">
            <text:p>2.32007</text:p>
          </table:table-cell>
          <table:table-cell office:value-type="float" office:value="0.233677" calcext:value-type="float">
            <text:p>0.233677</text:p>
          </table:table-cell>
          <table:table-cell office:value-type="float" office:value="1.831" calcext:value-type="float">
            <text:p>1.831</text:p>
          </table:table-cell>
          <table:table-cell office:value-type="float" office:value="2.066" calcext:value-type="float">
            <text:p>2.066</text:p>
          </table:table-cell>
          <table:table-cell office:value-type="float" office:value="2.408" calcext:value-type="float">
            <text:p>2.408</text:p>
          </table:table-cell>
          <table:table-cell office:value-type="float" office:value="2.49" calcext:value-type="float">
            <text:p>2.49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36759" calcext:value-type="float">
            <text:p>4.36759</text:p>
          </table:table-cell>
          <table:table-cell office:value-type="float" office:value="0.420937" calcext:value-type="float">
            <text:p>0.420937</text:p>
          </table:table-cell>
          <table:table-cell office:value-type="float" office:value="3.424" calcext:value-type="float">
            <text:p>3.424</text:p>
          </table:table-cell>
          <table:table-cell office:value-type="float" office:value="3.863" calcext:value-type="float">
            <text:p>3.863</text:p>
          </table:table-cell>
          <table:table-cell office:value-type="float" office:value="4.579" calcext:value-type="float">
            <text:p>4.579</text:p>
          </table:table-cell>
          <table:table-cell office:value-type="float" office:value="4.668" calcext:value-type="float">
            <text:p>4.668</text:p>
          </table:table-cell>
          <table:table-cell office:value-type="float" office:value="5.058" calcext:value-type="float">
            <text:p>5.0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26215" calcext:value-type="float">
            <text:p>9.26215</text:p>
          </table:table-cell>
          <table:table-cell office:value-type="float" office:value="0.572759" calcext:value-type="float">
            <text:p>0.572759</text:p>
          </table:table-cell>
          <table:table-cell office:value-type="float" office:value="7.779" calcext:value-type="float">
            <text:p>7.779</text:p>
          </table:table-cell>
          <table:table-cell office:value-type="float" office:value="8.848" calcext:value-type="float">
            <text:p>8.848</text:p>
          </table:table-cell>
          <table:table-cell office:value-type="float" office:value="9.38" calcext:value-type="float">
            <text:p>9.38</text:p>
          </table:table-cell>
          <table:table-cell office:value-type="float" office:value="9.693" calcext:value-type="float">
            <text:p>9.693</text:p>
          </table:table-cell>
          <table:table-cell office:value-type="float" office:value="10.746" calcext:value-type="float">
            <text:p>10.7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109" calcext:value-type="float">
            <text:p>19.109</text:p>
          </table:table-cell>
          <table:table-cell office:value-type="float" office:value="1.02004" calcext:value-type="float">
            <text:p>1.02004</text:p>
          </table:table-cell>
          <table:table-cell office:value-type="float" office:value="16.306" calcext:value-type="float">
            <text:p>16.306</text:p>
          </table:table-cell>
          <table:table-cell office:value-type="float" office:value="18.433" calcext:value-type="float">
            <text:p>18.433</text:p>
          </table:table-cell>
          <table:table-cell office:value-type="float" office:value="19.278" calcext:value-type="float">
            <text:p>19.278</text:p>
          </table:table-cell>
          <table:table-cell office:value-type="float" office:value="19.957" calcext:value-type="float">
            <text:p>19.957</text:p>
          </table:table-cell>
          <table:table-cell office:value-type="float" office:value="20.84" calcext:value-type="float">
            <text:p>20.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.2952" calcext:value-type="float">
            <text:p>39.2952</text:p>
          </table:table-cell>
          <table:table-cell office:value-type="float" office:value="2.6499" calcext:value-type="float">
            <text:p>2.6499</text:p>
          </table:table-cell>
          <table:table-cell office:value-type="float" office:value="33.289" calcext:value-type="float">
            <text:p>33.289</text:p>
          </table:table-cell>
          <table:table-cell office:value-type="float" office:value="36.62" calcext:value-type="float">
            <text:p>36.62</text:p>
          </table:table-cell>
          <table:table-cell office:value-type="float" office:value="40.4" calcext:value-type="float">
            <text:p>40.4</text:p>
          </table:table-cell>
          <table:table-cell office:value-type="float" office:value="41.585" calcext:value-type="float">
            <text:p>41.585</text:p>
          </table:table-cell>
          <table:table-cell office:value-type="float" office:value="42.407" calcext:value-type="float">
            <text:p>42.4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.37" calcext:value-type="float">
            <text:p>83.37</text:p>
          </table:table-cell>
          <table:table-cell office:value-type="float" office:value="1.28464" calcext:value-type="float">
            <text:p>1.28464</text:p>
          </table:table-cell>
          <table:table-cell office:value-type="float" office:value="79.919" calcext:value-type="float">
            <text:p>79.919</text:p>
          </table:table-cell>
          <table:table-cell office:value-type="float" office:value="82.617" calcext:value-type="float">
            <text:p>82.617</text:p>
          </table:table-cell>
          <table:table-cell office:value-type="float" office:value="83.68" calcext:value-type="float">
            <text:p>83.68</text:p>
          </table:table-cell>
          <table:table-cell office:value-type="float" office:value="84.411" calcext:value-type="float">
            <text:p>84.411</text:p>
          </table:table-cell>
          <table:table-cell office:value-type="float" office:value="85.021" calcext:value-type="float">
            <text:p>85.0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6.207" calcext:value-type="float">
            <text:p>176.207</text:p>
          </table:table-cell>
          <table:table-cell office:value-type="float" office:value="2.09775" calcext:value-type="float">
            <text:p>2.09775</text:p>
          </table:table-cell>
          <table:table-cell office:value-type="float" office:value="167.415" calcext:value-type="float">
            <text:p>167.415</text:p>
          </table:table-cell>
          <table:table-cell office:value-type="float" office:value="174.994" calcext:value-type="float">
            <text:p>174.994</text:p>
          </table:table-cell>
          <table:table-cell office:value-type="float" office:value="176.364" calcext:value-type="float">
            <text:p>176.364</text:p>
          </table:table-cell>
          <table:table-cell office:value-type="float" office:value="177.637" calcext:value-type="float">
            <text:p>177.637</text:p>
          </table:table-cell>
          <table:table-cell office:value-type="float" office:value="179.67" calcext:value-type="float">
            <text:p>179.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3.611" calcext:value-type="float">
            <text:p>353.611</text:p>
          </table:table-cell>
          <table:table-cell office:value-type="float" office:value="1.52652" calcext:value-type="float">
            <text:p>1.52652</text:p>
          </table:table-cell>
          <table:table-cell office:value-type="float" office:value="348.224" calcext:value-type="float">
            <text:p>348.224</text:p>
          </table:table-cell>
          <table:table-cell office:value-type="float" office:value="352.986" calcext:value-type="float">
            <text:p>352.986</text:p>
          </table:table-cell>
          <table:table-cell office:value-type="float" office:value="353.687" calcext:value-type="float">
            <text:p>353.687</text:p>
          </table:table-cell>
          <table:table-cell office:value-type="float" office:value="354.678" calcext:value-type="float">
            <text:p>354.678</text:p>
          </table:table-cell>
          <table:table-cell office:value-type="float" office:value="357.443" calcext:value-type="float">
            <text:p>357.4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37.446" calcext:value-type="float">
            <text:p>737.446</text:p>
          </table:table-cell>
          <table:table-cell office:value-type="float" office:value="9.51185" calcext:value-type="float">
            <text:p>9.51185</text:p>
          </table:table-cell>
          <table:table-cell office:value-type="float" office:value="717.643" calcext:value-type="float">
            <text:p>717.643</text:p>
          </table:table-cell>
          <table:table-cell office:value-type="float" office:value="729.275" calcext:value-type="float">
            <text:p>729.275</text:p>
          </table:table-cell>
          <table:table-cell office:value-type="float" office:value="731.737" calcext:value-type="float">
            <text:p>731.737</text:p>
          </table:table-cell>
          <table:table-cell office:value-type="float" office:value="746.66" calcext:value-type="float">
            <text:p>746.66</text:p>
          </table:table-cell>
          <table:table-cell office:value-type="float" office:value="754.266" calcext:value-type="float">
            <text:p>754.2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gt;&gt;&gt; 'test_x':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iter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439" calcext:value-type="float">
            <text:p>0.13439</text:p>
          </table:table-cell>
          <table:table-cell office:value-type="float" office:value="0.024785" calcext:value-type="float">
            <text:p>0.02478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985" calcext:value-type="float">
            <text:p>0.12985</text:p>
          </table:table-cell>
          <table:table-cell office:value-type="float" office:value="0.0062504" calcext:value-type="float">
            <text:p>0.0062504</text:p>
          </table:table-cell>
          <table:table-cell office:value-type="float" office:value="0.12" calcext:value-type="float">
            <text:p>0.1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072" calcext:value-type="float">
            <text:p>0.13072</text:p>
          </table:table-cell>
          <table:table-cell office:value-type="float" office:value="0.00673362" calcext:value-type="float">
            <text:p>0.0067336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338" calcext:value-type="float">
            <text:p>0.13338</text:p>
          </table:table-cell>
          <table:table-cell office:value-type="float" office:value="0.0105922" calcext:value-type="float">
            <text:p>0.0105922</text:p>
          </table:table-cell>
          <table:table-cell office:value-type="float" office:value="0.12" calcext:value-type="float">
            <text:p>0.1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525" calcext:value-type="float">
            <text:p>0.13525</text:p>
          </table:table-cell>
          <table:table-cell office:value-type="float" office:value="0.00797794" calcext:value-type="float">
            <text:p>0.0079779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543" calcext:value-type="float">
            <text:p>0.13543</text:p>
          </table:table-cell>
          <table:table-cell office:value-type="float" office:value="0.0057363" calcext:value-type="float">
            <text:p>0.005736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4163" calcext:value-type="float">
            <text:p>0.14163</text:p>
          </table:table-cell>
          <table:table-cell office:value-type="float" office:value="0.0109423" calcext:value-type="float">
            <text:p>0.010942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602" calcext:value-type="float">
            <text:p>0.15602</text:p>
          </table:table-cell>
          <table:table-cell office:value-type="float" office:value="0.0115767" calcext:value-type="float">
            <text:p>0.011576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9" calcext:value-type="float">
            <text:p>0.159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026" calcext:value-type="float">
            <text:p>0.17026</text:p>
          </table:table-cell>
          <table:table-cell office:value-type="float" office:value="0.00760345" calcext:value-type="float">
            <text:p>0.0076034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0152" calcext:value-type="float">
            <text:p>0.20152</text:p>
          </table:table-cell>
          <table:table-cell office:value-type="float" office:value="0.0219141" calcext:value-type="float">
            <text:p>0.0219141</text:p>
          </table:table-cell>
          <table:table-cell office:value-type="float" office:value="0.18" calcext:value-type="float">
            <text:p>0.18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3" calcext:value-type="float">
            <text:p>0.203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9028" calcext:value-type="float">
            <text:p>0.29028</text:p>
          </table:table-cell>
          <table:table-cell office:value-type="float" office:value="0.0410395" calcext:value-type="float">
            <text:p>0.041039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" calcext:value-type="float">
            <text:p>0.28</text:p>
          </table:table-cell>
          <table:table-cell office:value-type="float" office:value="0.305" calcext:value-type="float">
            <text:p>0.305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911" calcext:value-type="float">
            <text:p>0.3911</text:p>
          </table:table-cell>
          <table:table-cell office:value-type="float" office:value="0.09181" calcext:value-type="float">
            <text:p>0.09181</text:p>
          </table:table-cell>
          <table:table-cell office:value-type="float" office:value="0.337" calcext:value-type="float">
            <text:p>0.337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9" calcext:value-type="float">
            <text:p>0.369</text:p>
          </table:table-cell>
          <table:table-cell office:value-type="float" office:value="0.402" calcext:value-type="float">
            <text:p>0.402</text:p>
          </table:table-cell>
          <table:table-cell office:value-type="float" office:value="1.146" calcext:value-type="float">
            <text:p>1.1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8722" calcext:value-type="float">
            <text:p>0.58722</text:p>
          </table:table-cell>
          <table:table-cell office:value-type="float" office:value="0.133739" calcext:value-type="float">
            <text:p>0.133739</text:p>
          </table:table-cell>
          <table:table-cell office:value-type="float" office:value="0.484" calcext:value-type="float">
            <text:p>0.48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77" calcext:value-type="float">
            <text:p>0.577</text:p>
          </table:table-cell>
          <table:table-cell office:value-type="float" office:value="0.589" calcext:value-type="float">
            <text:p>0.589</text:p>
          </table:table-cell>
          <table:table-cell office:value-type="float" office:value="1.691" calcext:value-type="float">
            <text:p>1.6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9887" calcext:value-type="float">
            <text:p>0.99887</text:p>
          </table:table-cell>
          <table:table-cell office:value-type="float" office:value="0.281062" calcext:value-type="float">
            <text:p>0.281062</text:p>
          </table:table-cell>
          <table:table-cell office:value-type="float" office:value="0.835" calcext:value-type="float">
            <text:p>0.835</text:p>
          </table:table-cell>
          <table:table-cell office:value-type="float" office:value="0.913" calcext:value-type="float">
            <text:p>0.913</text:p>
          </table:table-cell>
          <table:table-cell office:value-type="float" office:value="0.977" calcext:value-type="float">
            <text:p>0.977</text:p>
          </table:table-cell>
          <table:table-cell office:value-type="float" office:value="1.013" calcext:value-type="float">
            <text:p>1.013</text:p>
          </table:table-cell>
          <table:table-cell office:value-type="float" office:value="3.409" calcext:value-type="float">
            <text:p>3.4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0523" calcext:value-type="float">
            <text:p>1.90523</text:p>
          </table:table-cell>
          <table:table-cell office:value-type="float" office:value="0.497528" calcext:value-type="float">
            <text:p>0.497528</text:p>
          </table:table-cell>
          <table:table-cell office:value-type="float" office:value="1.666" calcext:value-type="float">
            <text:p>1.666</text:p>
          </table:table-cell>
          <table:table-cell office:value-type="float" office:value="1.771" calcext:value-type="float">
            <text:p>1.771</text:p>
          </table:table-cell>
          <table:table-cell office:value-type="float" office:value="1.843" calcext:value-type="float">
            <text:p>1.843</text:p>
          </table:table-cell>
          <table:table-cell office:value-type="float" office:value="1.887" calcext:value-type="float">
            <text:p>1.887</text:p>
          </table:table-cell>
          <table:table-cell office:value-type="float" office:value="6.217" calcext:value-type="float">
            <text:p>6.2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47217" calcext:value-type="float">
            <text:p>4.47217</text:p>
          </table:table-cell>
          <table:table-cell office:value-type="float" office:value="0.944767" calcext:value-type="float">
            <text:p>0.944767</text:p>
          </table:table-cell>
          <table:table-cell office:value-type="float" office:value="3.337" calcext:value-type="float">
            <text:p>3.337</text:p>
          </table:table-cell>
          <table:table-cell office:value-type="float" office:value="4.162" calcext:value-type="float">
            <text:p>4.162</text:p>
          </table:table-cell>
          <table:table-cell office:value-type="float" office:value="4.418" calcext:value-type="float">
            <text:p>4.418</text:p>
          </table:table-cell>
          <table:table-cell office:value-type="float" office:value="4.479" calcext:value-type="float">
            <text:p>4.479</text:p>
          </table:table-cell>
          <table:table-cell office:value-type="float" office:value="12.424" calcext:value-type="float">
            <text:p>12.4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0597" calcext:value-type="float">
            <text:p>10.0597</text:p>
          </table:table-cell>
          <table:table-cell office:value-type="float" office:value="2.37612" calcext:value-type="float">
            <text:p>2.37612</text:p>
          </table:table-cell>
          <table:table-cell office:value-type="float" office:value="8.727" calcext:value-type="float">
            <text:p>8.727</text:p>
          </table:table-cell>
          <table:table-cell office:value-type="float" office:value="9.534" calcext:value-type="float">
            <text:p>9.534</text:p>
          </table:table-cell>
          <table:table-cell office:value-type="float" office:value="9.626" calcext:value-type="float">
            <text:p>9.626</text:p>
          </table:table-cell>
          <table:table-cell office:value-type="float" office:value="10.368" calcext:value-type="float">
            <text:p>10.368</text:p>
          </table:table-cell>
          <table:table-cell office:value-type="float" office:value="31.094" calcext:value-type="float">
            <text:p>31.0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.5376" calcext:value-type="float">
            <text:p>44.5376</text:p>
          </table:table-cell>
          <table:table-cell office:value-type="float" office:value="17.9572" calcext:value-type="float">
            <text:p>17.9572</text:p>
          </table:table-cell>
          <table:table-cell office:value-type="float" office:value="17.081" calcext:value-type="float">
            <text:p>17.081</text:p>
          </table:table-cell>
          <table:table-cell office:value-type="float" office:value="20.441" calcext:value-type="float">
            <text:p>20.441</text:p>
          </table:table-cell>
          <table:table-cell office:value-type="float" office:value="53.281" calcext:value-type="float">
            <text:p>53.281</text:p>
          </table:table-cell>
          <table:table-cell office:value-type="float" office:value="59.956" calcext:value-type="float">
            <text:p>59.956</text:p>
          </table:table-cell>
          <table:table-cell office:value-type="float" office:value="62.002" calcext:value-type="float">
            <text:p>62.0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0.374" calcext:value-type="float">
            <text:p>120.374</text:p>
          </table:table-cell>
          <table:table-cell office:value-type="float" office:value="5.42372" calcext:value-type="float">
            <text:p>5.42372</text:p>
          </table:table-cell>
          <table:table-cell office:value-type="float" office:value="101.916" calcext:value-type="float">
            <text:p>101.916</text:p>
          </table:table-cell>
          <table:table-cell office:value-type="float" office:value="117.872" calcext:value-type="float">
            <text:p>117.872</text:p>
          </table:table-cell>
          <table:table-cell office:value-type="float" office:value="122.031" calcext:value-type="float">
            <text:p>122.031</text:p>
          </table:table-cell>
          <table:table-cell office:value-type="float" office:value="124.641" calcext:value-type="float">
            <text:p>124.641</text:p>
          </table:table-cell>
          <table:table-cell office:value-type="float" office:value="126.173" calcext:value-type="float">
            <text:p>126.1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6.054" calcext:value-type="float">
            <text:p>306.054</text:p>
          </table:table-cell>
          <table:table-cell office:value-type="float" office:value="22.1454" calcext:value-type="float">
            <text:p>22.1454</text:p>
          </table:table-cell>
          <table:table-cell office:value-type="float" office:value="240.335" calcext:value-type="float">
            <text:p>240.335</text:p>
          </table:table-cell>
          <table:table-cell office:value-type="float" office:value="309.062" calcext:value-type="float">
            <text:p>309.062</text:p>
          </table:table-cell>
          <table:table-cell office:value-type="float" office:value="313.941" calcext:value-type="float">
            <text:p>313.941</text:p>
          </table:table-cell>
          <table:table-cell office:value-type="float" office:value="317.446" calcext:value-type="float">
            <text:p>317.446</text:p>
          </table:table-cell>
          <table:table-cell office:value-type="float" office:value="319.683" calcext:value-type="float">
            <text:p>319.6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4.17" calcext:value-type="float">
            <text:p>504.17</text:p>
          </table:table-cell>
          <table:table-cell office:value-type="float" office:value="22.3556" calcext:value-type="float">
            <text:p>22.3556</text:p>
          </table:table-cell>
          <table:table-cell office:value-type="float" office:value="466.983" calcext:value-type="float">
            <text:p>466.983</text:p>
          </table:table-cell>
          <table:table-cell office:value-type="float" office:value="485.878" calcext:value-type="float">
            <text:p>485.878</text:p>
          </table:table-cell>
          <table:table-cell office:value-type="float" office:value="509.625" calcext:value-type="float">
            <text:p>509.625</text:p>
          </table:table-cell>
          <table:table-cell office:value-type="float" office:value="512.242" calcext:value-type="float">
            <text:p>512.242</text:p>
          </table:table-cell>
          <table:table-cell office:value-type="float" office:value="630.008" calcext:value-type="float">
            <text:p>630.0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85.89" calcext:value-type="float">
            <text:p>1085.89</text:p>
          </table:table-cell>
          <table:table-cell office:value-type="float" office:value="119.627" calcext:value-type="float">
            <text:p>119.627</text:p>
          </table:table-cell>
          <table:table-cell office:value-type="float" office:value="960.887" calcext:value-type="float">
            <text:p>960.887</text:p>
          </table:table-cell>
          <table:table-cell office:value-type="float" office:value="1009.49" calcext:value-type="float">
            <text:p>1009.49</text:p>
          </table:table-cell>
          <table:table-cell office:value-type="float" office:value="1026.35" calcext:value-type="float">
            <text:p>1026.35</text:p>
          </table:table-cell>
          <table:table-cell office:value-type="float" office:value="1257.31" calcext:value-type="float">
            <text:p>1257.31</text:p>
          </table:table-cell>
          <table:table-cell office:value-type="float" office:value="1271.12" calcext:value-type="float">
            <text:p>1271.1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ssed both 2 test cases (no assertions)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########### QEngine -&gt; OpenCL ############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ing platform: NVIDIA CU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ing device: GeForce GTX 970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&gt; 'test_cnot':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iter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0493" calcext:value-type="float">
            <text:p>1.00493</text:p>
          </table:table-cell>
          <table:table-cell office:value-type="float" office:value="0.0744648" calcext:value-type="float">
            <text:p>0.0744648</text:p>
          </table:table-cell>
          <table:table-cell office:value-type="float" office:value="0.901" calcext:value-type="float">
            <text:p>0.901</text:p>
          </table:table-cell>
          <table:table-cell office:value-type="float" office:value="0.956" calcext:value-type="float">
            <text:p>0.956</text:p>
          </table:table-cell>
          <table:table-cell office:value-type="float" office:value="0.988" calcext:value-type="float">
            <text:p>0.988</text:p>
          </table:table-cell>
          <table:table-cell office:value-type="float" office:value="1.024" calcext:value-type="float">
            <text:p>1.024</text:p>
          </table:table-cell>
          <table:table-cell office:value-type="float" office:value="1.298" calcext:value-type="float">
            <text:p>1.2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984" calcext:value-type="float">
            <text:p>0.98984</text:p>
          </table:table-cell>
          <table:table-cell office:value-type="float" office:value="0.0586047" calcext:value-type="float">
            <text:p>0.0586047</text:p>
          </table:table-cell>
          <table:table-cell office:value-type="float" office:value="0.896" calcext:value-type="float">
            <text:p>0.896</text:p>
          </table:table-cell>
          <table:table-cell office:value-type="float" office:value="0.947" calcext:value-type="float">
            <text:p>0.947</text:p>
          </table:table-cell>
          <table:table-cell office:value-type="float" office:value="0.976" calcext:value-type="float">
            <text:p>0.976</text:p>
          </table:table-cell>
          <table:table-cell office:value-type="float" office:value="1.037" calcext:value-type="float">
            <text:p>1.037</text:p>
          </table:table-cell>
          <table:table-cell office:value-type="float" office:value="1.127" calcext:value-type="float">
            <text:p>1.1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8399" calcext:value-type="float">
            <text:p>0.98399</text:p>
          </table:table-cell>
          <table:table-cell office:value-type="float" office:value="0.0484449" calcext:value-type="float">
            <text:p>0.0484449</text:p>
          </table:table-cell>
          <table:table-cell office:value-type="float" office:value="0.902" calcext:value-type="float">
            <text:p>0.902</text:p>
          </table:table-cell>
          <table:table-cell office:value-type="float" office:value="0.943" calcext:value-type="float">
            <text:p>0.943</text:p>
          </table:table-cell>
          <table:table-cell office:value-type="float" office:value="0.979" calcext:value-type="float">
            <text:p>0.979</text:p>
          </table:table-cell>
          <table:table-cell office:value-type="float" office:value="1.018" calcext:value-type="float">
            <text:p>1.018</text:p>
          </table:table-cell>
          <table:table-cell office:value-type="float" office:value="1.123" calcext:value-type="float">
            <text:p>1.1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8403" calcext:value-type="float">
            <text:p>0.98403</text:p>
          </table:table-cell>
          <table:table-cell office:value-type="float" office:value="0.0516352" calcext:value-type="float">
            <text:p>0.0516352</text:p>
          </table:table-cell>
          <table:table-cell office:value-type="float" office:value="0.906" calcext:value-type="float">
            <text:p>0.906</text:p>
          </table:table-cell>
          <table:table-cell office:value-type="float" office:value="0.938" calcext:value-type="float">
            <text:p>0.938</text:p>
          </table:table-cell>
          <table:table-cell office:value-type="float" office:value="0.97" calcext:value-type="float">
            <text:p>0.97</text:p>
          </table:table-cell>
          <table:table-cell office:value-type="float" office:value="1.017" calcext:value-type="float">
            <text:p>1.017</text:p>
          </table:table-cell>
          <table:table-cell office:value-type="float" office:value="1.113" calcext:value-type="float">
            <text:p>1.1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643" calcext:value-type="float">
            <text:p>0.99643</text:p>
          </table:table-cell>
          <table:table-cell office:value-type="float" office:value="0.054637" calcext:value-type="float">
            <text:p>0.054637</text:p>
          </table:table-cell>
          <table:table-cell office:value-type="float" office:value="0.913" calcext:value-type="float">
            <text:p>0.913</text:p>
          </table:table-cell>
          <table:table-cell office:value-type="float" office:value="0.954" calcext:value-type="float">
            <text:p>0.954</text:p>
          </table:table-cell>
          <table:table-cell office:value-type="float" office:value="0.986" calcext:value-type="float">
            <text:p>0.986</text:p>
          </table:table-cell>
          <table:table-cell office:value-type="float" office:value="1.03" calcext:value-type="float">
            <text:p>1.03</text:p>
          </table:table-cell>
          <table:table-cell office:value-type="float" office:value="1.153" calcext:value-type="float">
            <text:p>1.1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1054" calcext:value-type="float">
            <text:p>1.01054</text:p>
          </table:table-cell>
          <table:table-cell office:value-type="float" office:value="0.0729152" calcext:value-type="float">
            <text:p>0.0729152</text:p>
          </table:table-cell>
          <table:table-cell office:value-type="float" office:value="0.91" calcext:value-type="float">
            <text:p>0.91</text:p>
          </table:table-cell>
          <table:table-cell office:value-type="float" office:value="0.963" calcext:value-type="float">
            <text:p>0.963</text:p>
          </table:table-cell>
          <table:table-cell office:value-type="float" office:value="0.993" calcext:value-type="float">
            <text:p>0.993</text:p>
          </table:table-cell>
          <table:table-cell office:value-type="float" office:value="1.038" calcext:value-type="float">
            <text:p>1.038</text:p>
          </table:table-cell>
          <table:table-cell office:value-type="float" office:value="1.351" calcext:value-type="float">
            <text:p>1.3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299" calcext:value-type="float">
            <text:p>1.0299</text:p>
          </table:table-cell>
          <table:table-cell office:value-type="float" office:value="0.0530429" calcext:value-type="float">
            <text:p>0.0530429</text:p>
          </table:table-cell>
          <table:table-cell office:value-type="float" office:value="0.948" calcext:value-type="float">
            <text:p>0.948</text:p>
          </table:table-cell>
          <table:table-cell office:value-type="float" office:value="0.987" calcext:value-type="float">
            <text:p>0.987</text:p>
          </table:table-cell>
          <table:table-cell office:value-type="float" office:value="1.02" calcext:value-type="float">
            <text:p>1.02</text:p>
          </table:table-cell>
          <table:table-cell office:value-type="float" office:value="1.061" calcext:value-type="float">
            <text:p>1.061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3361" calcext:value-type="float">
            <text:p>1.03361</text:p>
          </table:table-cell>
          <table:table-cell office:value-type="float" office:value="0.0428604" calcext:value-type="float">
            <text:p>0.0428604</text:p>
          </table:table-cell>
          <table:table-cell office:value-type="float" office:value="0.972" calcext:value-type="float">
            <text:p>0.972</text:p>
          </table:table-cell>
          <table:table-cell office:value-type="float" office:value="1.003" calcext:value-type="float">
            <text:p>1.003</text:p>
          </table:table-cell>
          <table:table-cell office:value-type="float" office:value="1.023" calcext:value-type="float">
            <text:p>1.023</text:p>
          </table:table-cell>
          <table:table-cell office:value-type="float" office:value="1.052" calcext:value-type="float">
            <text:p>1.052</text:p>
          </table:table-cell>
          <table:table-cell office:value-type="float" office:value="1.179" calcext:value-type="float">
            <text:p>1.1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5114" calcext:value-type="float">
            <text:p>1.15114</text:p>
          </table:table-cell>
          <table:table-cell office:value-type="float" office:value="0.0915313" calcext:value-type="float">
            <text:p>0.0915313</text:p>
          </table:table-cell>
          <table:table-cell office:value-type="float" office:value="1.032" calcext:value-type="float">
            <text:p>1.032</text:p>
          </table:table-cell>
          <table:table-cell office:value-type="float" office:value="1.09" calcext:value-type="float">
            <text:p>1.09</text:p>
          </table:table-cell>
          <table:table-cell office:value-type="float" office:value="1.126" calcext:value-type="float">
            <text:p>1.126</text:p>
          </table:table-cell>
          <table:table-cell office:value-type="float" office:value="1.199" calcext:value-type="float">
            <text:p>1.199</text:p>
          </table:table-cell>
          <table:table-cell office:value-type="float" office:value="1.493" calcext:value-type="float">
            <text:p>1.4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4848" calcext:value-type="float">
            <text:p>1.34848</text:p>
          </table:table-cell>
          <table:table-cell office:value-type="float" office:value="0.153906" calcext:value-type="float">
            <text:p>0.153906</text:p>
          </table:table-cell>
          <table:table-cell office:value-type="float" office:value="1.127" calcext:value-type="float">
            <text:p>1.127</text:p>
          </table:table-cell>
          <table:table-cell office:value-type="float" office:value="1.21" calcext:value-type="float">
            <text:p>1.21</text:p>
          </table:table-cell>
          <table:table-cell office:value-type="float" office:value="1.305" calcext:value-type="float">
            <text:p>1.305</text:p>
          </table:table-cell>
          <table:table-cell office:value-type="float" office:value="1.491" calcext:value-type="float">
            <text:p>1.491</text:p>
          </table:table-cell>
          <table:table-cell office:value-type="float" office:value="1.697" calcext:value-type="float">
            <text:p>1.6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895" calcext:value-type="float">
            <text:p>1.47895</text:p>
          </table:table-cell>
          <table:table-cell office:value-type="float" office:value="0.143274" calcext:value-type="float">
            <text:p>0.143274</text:p>
          </table:table-cell>
          <table:table-cell office:value-type="float" office:value="1.301" calcext:value-type="float">
            <text:p>1.301</text:p>
          </table:table-cell>
          <table:table-cell office:value-type="float" office:value="1.397" calcext:value-type="float">
            <text:p>1.397</text:p>
          </table:table-cell>
          <table:table-cell office:value-type="float" office:value="1.413" calcext:value-type="float">
            <text:p>1.413</text:p>
          </table:table-cell>
          <table:table-cell office:value-type="float" office:value="1.514" calcext:value-type="float">
            <text:p>1.514</text:p>
          </table:table-cell>
          <table:table-cell office:value-type="float" office:value="1.925" calcext:value-type="float">
            <text:p>1.9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0283" calcext:value-type="float">
            <text:p>1.80283</text:p>
          </table:table-cell>
          <table:table-cell office:value-type="float" office:value="0.0871495" calcext:value-type="float">
            <text:p>0.0871495</text:p>
          </table:table-cell>
          <table:table-cell office:value-type="float" office:value="1.71" calcext:value-type="float">
            <text:p>1.71</text:p>
          </table:table-cell>
          <table:table-cell office:value-type="float" office:value="1.76" calcext:value-type="float">
            <text:p>1.76</text:p>
          </table:table-cell>
          <table:table-cell office:value-type="float" office:value="1.774" calcext:value-type="float">
            <text:p>1.774</text:p>
          </table:table-cell>
          <table:table-cell office:value-type="float" office:value="1.793" calcext:value-type="float">
            <text:p>1.793</text:p>
          </table:table-cell>
          <table:table-cell office:value-type="float" office:value="2.167" calcext:value-type="float">
            <text:p>2.1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60896" calcext:value-type="float">
            <text:p>2.60896</text:p>
          </table:table-cell>
          <table:table-cell office:value-type="float" office:value="0.206581" calcext:value-type="float">
            <text:p>0.206581</text:p>
          </table:table-cell>
          <table:table-cell office:value-type="float" office:value="2.379" calcext:value-type="float">
            <text:p>2.379</text:p>
          </table:table-cell>
          <table:table-cell office:value-type="float" office:value="2.46" calcext:value-type="float">
            <text:p>2.46</text:p>
          </table:table-cell>
          <table:table-cell office:value-type="float" office:value="2.519" calcext:value-type="float">
            <text:p>2.519</text:p>
          </table:table-cell>
          <table:table-cell office:value-type="float" office:value="2.701" calcext:value-type="float">
            <text:p>2.701</text:p>
          </table:table-cell>
          <table:table-cell office:value-type="float" office:value="3.388" calcext:value-type="float">
            <text:p>3.3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22002" calcext:value-type="float">
            <text:p>5.22002</text:p>
          </table:table-cell>
          <table:table-cell office:value-type="float" office:value="0.595267" calcext:value-type="float">
            <text:p>0.595267</text:p>
          </table:table-cell>
          <table:table-cell office:value-type="float" office:value="3.884" calcext:value-type="float">
            <text:p>3.884</text:p>
          </table:table-cell>
          <table:table-cell office:value-type="float" office:value="4.708" calcext:value-type="float">
            <text:p>4.708</text:p>
          </table:table-cell>
          <table:table-cell office:value-type="float" office:value="5.425" calcext:value-type="float">
            <text:p>5.425</text:p>
          </table:table-cell>
          <table:table-cell office:value-type="float" office:value="5.664" calcext:value-type="float">
            <text:p>5.664</text:p>
          </table:table-cell>
          <table:table-cell office:value-type="float" office:value="6.416" calcext:value-type="float">
            <text:p>6.4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69639" calcext:value-type="float">
            <text:p>8.69639</text:p>
          </table:table-cell>
          <table:table-cell office:value-type="float" office:value="0.543067" calcext:value-type="float">
            <text:p>0.543067</text:p>
          </table:table-cell>
          <table:table-cell office:value-type="float" office:value="6.66" calcext:value-type="float">
            <text:p>6.66</text:p>
          </table:table-cell>
          <table:table-cell office:value-type="float" office:value="8.37" calcext:value-type="float">
            <text:p>8.37</text:p>
          </table:table-cell>
          <table:table-cell office:value-type="float" office:value="8.74" calcext:value-type="float">
            <text:p>8.74</text:p>
          </table:table-cell>
          <table:table-cell office:value-type="float" office:value="9.072" calcext:value-type="float">
            <text:p>9.072</text:p>
          </table:table-cell>
          <table:table-cell office:value-type="float" office:value="9.925" calcext:value-type="float">
            <text:p>9.9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511" calcext:value-type="float">
            <text:p>14.511</text:p>
          </table:table-cell>
          <table:table-cell office:value-type="float" office:value="1.0651" calcext:value-type="float">
            <text:p>1.0651</text:p>
          </table:table-cell>
          <table:table-cell office:value-type="float" office:value="11.774" calcext:value-type="float">
            <text:p>11.774</text:p>
          </table:table-cell>
          <table:table-cell office:value-type="float" office:value="13.979" calcext:value-type="float">
            <text:p>13.979</text:p>
          </table:table-cell>
          <table:table-cell office:value-type="float" office:value="14.661" calcext:value-type="float">
            <text:p>14.661</text:p>
          </table:table-cell>
          <table:table-cell office:value-type="float" office:value="14.958" calcext:value-type="float">
            <text:p>14.958</text:p>
          </table:table-cell>
          <table:table-cell office:value-type="float" office:value="17.377" calcext:value-type="float">
            <text:p>17.3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8253" calcext:value-type="float">
            <text:p>25.8253</text:p>
          </table:table-cell>
          <table:table-cell office:value-type="float" office:value="2.54381" calcext:value-type="float">
            <text:p>2.54381</text:p>
          </table:table-cell>
          <table:table-cell office:value-type="float" office:value="20.081" calcext:value-type="float">
            <text:p>20.081</text:p>
          </table:table-cell>
          <table:table-cell office:value-type="float" office:value="24.369" calcext:value-type="float">
            <text:p>24.369</text:p>
          </table:table-cell>
          <table:table-cell office:value-type="float" office:value="26.433" calcext:value-type="float">
            <text:p>26.433</text:p>
          </table:table-cell>
          <table:table-cell office:value-type="float" office:value="27.737" calcext:value-type="float">
            <text:p>27.737</text:p>
          </table:table-cell>
          <table:table-cell office:value-type="float" office:value="31.875" calcext:value-type="float">
            <text:p>31.8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.0898" calcext:value-type="float">
            <text:p>45.0898</text:p>
          </table:table-cell>
          <table:table-cell office:value-type="float" office:value="3.43104" calcext:value-type="float">
            <text:p>3.43104</text:p>
          </table:table-cell>
          <table:table-cell office:value-type="float" office:value="39.036" calcext:value-type="float">
            <text:p>39.036</text:p>
          </table:table-cell>
          <table:table-cell office:value-type="float" office:value="42.377" calcext:value-type="float">
            <text:p>42.377</text:p>
          </table:table-cell>
          <table:table-cell office:value-type="float" office:value="43.992" calcext:value-type="float">
            <text:p>43.992</text:p>
          </table:table-cell>
          <table:table-cell office:value-type="float" office:value="47.303" calcext:value-type="float">
            <text:p>47.303</text:p>
          </table:table-cell>
          <table:table-cell office:value-type="float" office:value="53.57" calcext:value-type="float">
            <text:p>53.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5.5279" calcext:value-type="float">
            <text:p>95.5279</text:p>
          </table:table-cell>
          <table:table-cell office:value-type="float" office:value="1.22954" calcext:value-type="float">
            <text:p>1.22954</text:p>
          </table:table-cell>
          <table:table-cell office:value-type="float" office:value="91.504" calcext:value-type="float">
            <text:p>91.504</text:p>
          </table:table-cell>
          <table:table-cell office:value-type="float" office:value="94.956" calcext:value-type="float">
            <text:p>94.956</text:p>
          </table:table-cell>
          <table:table-cell office:value-type="float" office:value="95.759" calcext:value-type="float">
            <text:p>95.759</text:p>
          </table:table-cell>
          <table:table-cell office:value-type="float" office:value="96.218" calcext:value-type="float">
            <text:p>96.218</text:p>
          </table:table-cell>
          <table:table-cell office:value-type="float" office:value="98.729" calcext:value-type="float">
            <text:p>98.7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9.505" calcext:value-type="float">
            <text:p>199.505</text:p>
          </table:table-cell>
          <table:table-cell office:value-type="float" office:value="1.38873" calcext:value-type="float">
            <text:p>1.38873</text:p>
          </table:table-cell>
          <table:table-cell office:value-type="float" office:value="195.445" calcext:value-type="float">
            <text:p>195.445</text:p>
          </table:table-cell>
          <table:table-cell office:value-type="float" office:value="198.72" calcext:value-type="float">
            <text:p>198.72</text:p>
          </table:table-cell>
          <table:table-cell office:value-type="float" office:value="199.685" calcext:value-type="float">
            <text:p>199.685</text:p>
          </table:table-cell>
          <table:table-cell office:value-type="float" office:value="200.402" calcext:value-type="float">
            <text:p>200.402</text:p>
          </table:table-cell>
          <table:table-cell office:value-type="float" office:value="203.292" calcext:value-type="float">
            <text:p>203.2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8.671" calcext:value-type="float">
            <text:p>398.671</text:p>
          </table:table-cell>
          <table:table-cell office:value-type="float" office:value="1.86157" calcext:value-type="float">
            <text:p>1.86157</text:p>
          </table:table-cell>
          <table:table-cell office:value-type="float" office:value="391.518" calcext:value-type="float">
            <text:p>391.518</text:p>
          </table:table-cell>
          <table:table-cell office:value-type="float" office:value="397.968" calcext:value-type="float">
            <text:p>397.968</text:p>
          </table:table-cell>
          <table:table-cell office:value-type="float" office:value="398.776" calcext:value-type="float">
            <text:p>398.776</text:p>
          </table:table-cell>
          <table:table-cell office:value-type="float" office:value="399.6" calcext:value-type="float">
            <text:p>399.6</text:p>
          </table:table-cell>
          <table:table-cell office:value-type="float" office:value="404.43" calcext:value-type="float">
            <text:p>404.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18.645" calcext:value-type="float">
            <text:p>818.645</text:p>
          </table:table-cell>
          <table:table-cell office:value-type="float" office:value="4.57466" calcext:value-type="float">
            <text:p>4.57466</text:p>
          </table:table-cell>
          <table:table-cell office:value-type="float" office:value="784.313" calcext:value-type="float">
            <text:p>784.313</text:p>
          </table:table-cell>
          <table:table-cell office:value-type="float" office:value="817.32" calcext:value-type="float">
            <text:p>817.32</text:p>
          </table:table-cell>
          <table:table-cell office:value-type="float" office:value="818.678" calcext:value-type="float">
            <text:p>818.678</text:p>
          </table:table-cell>
          <table:table-cell office:value-type="float" office:value="821.058" calcext:value-type="float">
            <text:p>821.058</text:p>
          </table:table-cell>
          <table:table-cell office:value-type="float" office:value="826.168" calcext:value-type="float">
            <text:p>826.16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gt;&gt;&gt; 'test_x':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iter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587708" calcext:value-type="float">
            <text:p>0.587708</text:p>
          </table:table-cell>
          <table:table-cell office:value-type="float" office:value="0.374" calcext:value-type="float">
            <text:p>0.374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6" calcext:value-type="float">
            <text:p>0.396</text:p>
          </table:table-cell>
          <table:table-cell office:value-type="float" office:value="6.295" calcext:value-type="float">
            <text:p>6.2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0036" calcext:value-type="float">
            <text:p>0.40036</text:p>
          </table:table-cell>
          <table:table-cell office:value-type="float" office:value="0.0287366" calcext:value-type="float">
            <text:p>0.0287366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" calcext:value-type="float">
            <text:p>0.39</text:p>
          </table:table-cell>
          <table:table-cell office:value-type="float" office:value="0.396" calcext:value-type="float">
            <text:p>0.396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8708" calcext:value-type="float">
            <text:p>0.38708</text:p>
          </table:table-cell>
          <table:table-cell office:value-type="float" office:value="0.0139976" calcext:value-type="float">
            <text:p>0.0139976</text:p>
          </table:table-cell>
          <table:table-cell office:value-type="float" office:value="0.374" calcext:value-type="float">
            <text:p>0.374</text:p>
          </table:table-cell>
          <table:table-cell office:value-type="float" office:value="0.383" calcext:value-type="float">
            <text:p>0.383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7" calcext:value-type="float">
            <text:p>0.387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8833" calcext:value-type="float">
            <text:p>0.38833</text:p>
          </table:table-cell>
          <table:table-cell office:value-type="float" office:value="0.0146459" calcext:value-type="float">
            <text:p>0.014645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9" calcext:value-type="float">
            <text:p>0.389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8783" calcext:value-type="float">
            <text:p>0.38783</text:p>
          </table:table-cell>
          <table:table-cell office:value-type="float" office:value="0.0317327" calcext:value-type="float">
            <text:p>0.031732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7" calcext:value-type="float">
            <text:p>0.38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938" calcext:value-type="float">
            <text:p>0.38938</text:p>
          </table:table-cell>
          <table:table-cell office:value-type="float" office:value="0.0312022" calcext:value-type="float">
            <text:p>0.0312022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3" calcext:value-type="float">
            <text:p>0.383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" calcext:value-type="float">
            <text:p>0.39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9294" calcext:value-type="float">
            <text:p>0.39294</text:p>
          </table:table-cell>
          <table:table-cell office:value-type="float" office:value="0.0305352" calcext:value-type="float">
            <text:p>0.0305352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3" calcext:value-type="float">
            <text:p>0.393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0117" calcext:value-type="float">
            <text:p>0.40117</text:p>
          </table:table-cell>
          <table:table-cell office:value-type="float" office:value="0.0321668" calcext:value-type="float">
            <text:p>0.0321668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1" calcext:value-type="float">
            <text:p>0.401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0694" calcext:value-type="float">
            <text:p>0.40694</text:p>
          </table:table-cell>
          <table:table-cell office:value-type="float" office:value="0.0300303" calcext:value-type="float">
            <text:p>0.0300303</text:p>
          </table:table-cell>
          <table:table-cell office:value-type="float" office:value="0.393" calcext:value-type="float">
            <text:p>0.393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6" calcext:value-type="float">
            <text:p>0.406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2403" calcext:value-type="float">
            <text:p>0.42403</text:p>
          </table:table-cell>
          <table:table-cell office:value-type="float" office:value="0.031622" calcext:value-type="float">
            <text:p>0.031622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7" calcext:value-type="float">
            <text:p>0.417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3" calcext:value-type="float">
            <text:p>0.423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6183" calcext:value-type="float">
            <text:p>0.46183</text:p>
          </table:table-cell>
          <table:table-cell office:value-type="float" office:value="0.0309861" calcext:value-type="float">
            <text:p>0.0309861</text:p>
          </table:table-cell>
          <table:table-cell office:value-type="float" office:value="0.414" calcext:value-type="float">
            <text:p>0.414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2" calcext:value-type="float">
            <text:p>0.462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0307867" calcext:value-type="float">
            <text:p>0.0307867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6" calcext:value-type="float">
            <text:p>0.526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3" calcext:value-type="float">
            <text:p>0.533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479" calcext:value-type="float">
            <text:p>0.66479</text:p>
          </table:table-cell>
          <table:table-cell office:value-type="float" office:value="0.0380096" calcext:value-type="float">
            <text:p>0.0380096</text:p>
          </table:table-cell>
          <table:table-cell office:value-type="float" office:value="0.64" calcext:value-type="float">
            <text:p>0.64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667" calcext:value-type="float">
            <text:p>0.667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3678" calcext:value-type="float">
            <text:p>1.53678</text:p>
          </table:table-cell>
          <table:table-cell office:value-type="float" office:value="0.0411435" calcext:value-type="float">
            <text:p>0.0411435</text:p>
          </table:table-cell>
          <table:table-cell office:value-type="float" office:value="1.503" calcext:value-type="float">
            <text:p>1.503</text:p>
          </table:table-cell>
          <table:table-cell office:value-type="float" office:value="1.523" calcext:value-type="float">
            <text:p>1.523</text:p>
          </table:table-cell>
          <table:table-cell office:value-type="float" office:value="1.532" calcext:value-type="float">
            <text:p>1.532</text:p>
          </table:table-cell>
          <table:table-cell office:value-type="float" office:value="1.54" calcext:value-type="float">
            <text:p>1.54</text:p>
          </table:table-cell>
          <table:table-cell office:value-type="float" office:value="1.815" calcext:value-type="float">
            <text:p>1.8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5532" calcext:value-type="float">
            <text:p>2.25532</text:p>
          </table:table-cell>
          <table:table-cell office:value-type="float" office:value="0.0675476" calcext:value-type="float">
            <text:p>0.0675476</text:p>
          </table:table-cell>
          <table:table-cell office:value-type="float" office:value="2.203" calcext:value-type="float">
            <text:p>2.203</text:p>
          </table:table-cell>
          <table:table-cell office:value-type="float" office:value="2.227" calcext:value-type="float">
            <text:p>2.227</text:p>
          </table:table-cell>
          <table:table-cell office:value-type="float" office:value="2.239" calcext:value-type="float">
            <text:p>2.239</text:p>
          </table:table-cell>
          <table:table-cell office:value-type="float" office:value="2.262" calcext:value-type="float">
            <text:p>2.262</text:p>
          </table:table-cell>
          <table:table-cell office:value-type="float" office:value="2.761" calcext:value-type="float">
            <text:p>2.7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84582" calcext:value-type="float">
            <text:p>3.84582</text:p>
          </table:table-cell>
          <table:table-cell office:value-type="float" office:value="0.148597" calcext:value-type="float">
            <text:p>0.148597</text:p>
          </table:table-cell>
          <table:table-cell office:value-type="float" office:value="3.763" calcext:value-type="float">
            <text:p>3.763</text:p>
          </table:table-cell>
          <table:table-cell office:value-type="float" office:value="3.799" calcext:value-type="float">
            <text:p>3.799</text:p>
          </table:table-cell>
          <table:table-cell office:value-type="float" office:value="3.815" calcext:value-type="float">
            <text:p>3.815</text:p>
          </table:table-cell>
          <table:table-cell office:value-type="float" office:value="3.843" calcext:value-type="float">
            <text:p>3.843</text:p>
          </table:table-cell>
          <table:table-cell office:value-type="float" office:value="4.863" calcext:value-type="float">
            <text:p>4.8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38111" calcext:value-type="float">
            <text:p>7.38111</text:p>
          </table:table-cell>
          <table:table-cell office:value-type="float" office:value="0.253254" calcext:value-type="float">
            <text:p>0.253254</text:p>
          </table:table-cell>
          <table:table-cell office:value-type="float" office:value="6.996" calcext:value-type="float">
            <text:p>6.996</text:p>
          </table:table-cell>
          <table:table-cell office:value-type="float" office:value="7.277" calcext:value-type="float">
            <text:p>7.277</text:p>
          </table:table-cell>
          <table:table-cell office:value-type="float" office:value="7.376" calcext:value-type="float">
            <text:p>7.376</text:p>
          </table:table-cell>
          <table:table-cell office:value-type="float" office:value="7.435" calcext:value-type="float">
            <text:p>7.435</text:p>
          </table:table-cell>
          <table:table-cell office:value-type="float" office:value="8.972" calcext:value-type="float">
            <text:p>8.9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2396" calcext:value-type="float">
            <text:p>14.2396</text:p>
          </table:table-cell>
          <table:table-cell office:value-type="float" office:value="0.880922" calcext:value-type="float">
            <text:p>0.880922</text:p>
          </table:table-cell>
          <table:table-cell office:value-type="float" office:value="13.433" calcext:value-type="float">
            <text:p>13.433</text:p>
          </table:table-cell>
          <table:table-cell office:value-type="float" office:value="13.886" calcext:value-type="float">
            <text:p>13.886</text:p>
          </table:table-cell>
          <table:table-cell office:value-type="float" office:value="13.921" calcext:value-type="float">
            <text:p>13.921</text:p>
          </table:table-cell>
          <table:table-cell office:value-type="float" office:value="13.978" calcext:value-type="float">
            <text:p>13.978</text:p>
          </table:table-cell>
          <table:table-cell office:value-type="float" office:value="17.286" calcext:value-type="float">
            <text:p>17.2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.0985" calcext:value-type="float">
            <text:p>34.0985</text:p>
          </table:table-cell>
          <table:table-cell office:value-type="float" office:value="0.321931" calcext:value-type="float">
            <text:p>0.321931</text:p>
          </table:table-cell>
          <table:table-cell office:value-type="float" office:value="31.348" calcext:value-type="float">
            <text:p>31.348</text:p>
          </table:table-cell>
          <table:table-cell office:value-type="float" office:value="34.05" calcext:value-type="float">
            <text:p>34.05</text:p>
          </table:table-cell>
          <table:table-cell office:value-type="float" office:value="34.095" calcext:value-type="float">
            <text:p>34.095</text:p>
          </table:table-cell>
          <table:table-cell office:value-type="float" office:value="34.143" calcext:value-type="float">
            <text:p>34.143</text:p>
          </table:table-cell>
          <table:table-cell office:value-type="float" office:value="35.31" calcext:value-type="float">
            <text:p>35.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6.4673" calcext:value-type="float">
            <text:p>66.4673</text:p>
          </table:table-cell>
          <table:table-cell office:value-type="float" office:value="1.23021" calcext:value-type="float">
            <text:p>1.23021</text:p>
          </table:table-cell>
          <table:table-cell office:value-type="float" office:value="61.432" calcext:value-type="float">
            <text:p>61.432</text:p>
          </table:table-cell>
          <table:table-cell office:value-type="float" office:value="66.092" calcext:value-type="float">
            <text:p>66.092</text:p>
          </table:table-cell>
          <table:table-cell office:value-type="float" office:value="66.2" calcext:value-type="float">
            <text:p>66.2</text:p>
          </table:table-cell>
          <table:table-cell office:value-type="float" office:value="66.386" calcext:value-type="float">
            <text:p>66.386</text:p>
          </table:table-cell>
          <table:table-cell office:value-type="float" office:value="71.055" calcext:value-type="float">
            <text:p>71.0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.563" calcext:value-type="float">
            <text:p>130.563</text:p>
          </table:table-cell>
          <table:table-cell office:value-type="float" office:value="1.02804" calcext:value-type="float">
            <text:p>1.02804</text:p>
          </table:table-cell>
          <table:table-cell office:value-type="float" office:value="121.507" calcext:value-type="float">
            <text:p>121.507</text:p>
          </table:table-cell>
          <table:table-cell office:value-type="float" office:value="130.346" calcext:value-type="float">
            <text:p>130.346</text:p>
          </table:table-cell>
          <table:table-cell office:value-type="float" office:value="130.539" calcext:value-type="float">
            <text:p>130.539</text:p>
          </table:table-cell>
          <table:table-cell office:value-type="float" office:value="130.801" calcext:value-type="float">
            <text:p>130.801</text:p>
          </table:table-cell>
          <table:table-cell office:value-type="float" office:value="133.645" calcext:value-type="float">
            <text:p>133.6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8.595" calcext:value-type="float">
            <text:p>258.595</text:p>
          </table:table-cell>
          <table:table-cell office:value-type="float" office:value="1.90891" calcext:value-type="float">
            <text:p>1.90891</text:p>
          </table:table-cell>
          <table:table-cell office:value-type="float" office:value="241.391" calcext:value-type="float">
            <text:p>241.391</text:p>
          </table:table-cell>
          <table:table-cell office:value-type="float" office:value="258.193" calcext:value-type="float">
            <text:p>258.193</text:p>
          </table:table-cell>
          <table:table-cell office:value-type="float" office:value="258.546" calcext:value-type="float">
            <text:p>258.546</text:p>
          </table:table-cell>
          <table:table-cell office:value-type="float" office:value="259.177" calcext:value-type="float">
            <text:p>259.177</text:p>
          </table:table-cell>
          <table:table-cell office:value-type="float" office:value="262.142" calcext:value-type="float">
            <text:p>262.14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ssed both 2 test cases (no assertions)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########### QUnit -&gt; QEngine -&gt; CPU ############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&gt; 'test_cnot':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iter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222569" calcext:value-type="float">
            <text:p>0.0222569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432" calcext:value-type="float">
            <text:p>0.03432</text:p>
          </table:table-cell>
          <table:table-cell office:value-type="float" office:value="0.0157282" calcext:value-type="float">
            <text:p>0.015728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" calcext:value-type="float">
            <text:p>0.0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406" calcext:value-type="float">
            <text:p>0.03406</text:p>
          </table:table-cell>
          <table:table-cell office:value-type="float" office:value="0.0128256" calcext:value-type="float">
            <text:p>0.0128256</text:p>
          </table:table-cell>
          <table:table-cell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179313" calcext:value-type="float">
            <text:p>0.017931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074" calcext:value-type="float">
            <text:p>0.05074</text:p>
          </table:table-cell>
          <table:table-cell office:value-type="float" office:value="0.0198235" calcext:value-type="float">
            <text:p>0.019823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923" calcext:value-type="float">
            <text:p>0.06923</text:p>
          </table:table-cell>
          <table:table-cell office:value-type="float" office:value="0.030374" calcext:value-type="float">
            <text:p>0.03037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.066" calcext:value-type="float">
            <text:p>0.06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818" calcext:value-type="float">
            <text:p>0.06818</text:p>
          </table:table-cell>
          <table:table-cell office:value-type="float" office:value="0.0238811" calcext:value-type="float">
            <text:p>0.023881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7" calcext:value-type="float">
            <text:p>0.067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558" calcext:value-type="float">
            <text:p>0.07558</text:p>
          </table:table-cell>
          <table:table-cell office:value-type="float" office:value="0.0285773" calcext:value-type="float">
            <text:p>0.028577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5" calcext:value-type="float">
            <text:p>0.075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395" calcext:value-type="float">
            <text:p>0.07395</text:p>
          </table:table-cell>
          <table:table-cell office:value-type="float" office:value="0.0316513" calcext:value-type="float">
            <text:p>0.031651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2" calcext:value-type="float">
            <text:p>0.072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984" calcext:value-type="float">
            <text:p>0.08984</text:p>
          </table:table-cell>
          <table:table-cell office:value-type="float" office:value="0.0306035" calcext:value-type="float">
            <text:p>0.030603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8" calcext:value-type="float">
            <text:p>0.088</text:p>
          </table:table-cell>
          <table:table-cell office:value-type="float" office:value="0.386" calcext:value-type="float">
            <text:p>0.3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964" calcext:value-type="float">
            <text:p>0.10964</text:p>
          </table:table-cell>
          <table:table-cell office:value-type="float" office:value="0.0451592" calcext:value-type="float">
            <text:p>0.0451592</text:p>
          </table:table-cell>
          <table:table-cell office:value-type="float" office:value="0.083" calcext:value-type="float">
            <text:p>0.083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7" calcext:value-type="float">
            <text:p>0.107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739" calcext:value-type="float">
            <text:p>0.12739</text:p>
          </table:table-cell>
          <table:table-cell office:value-type="float" office:value="0.0469625" calcext:value-type="float">
            <text:p>0.046962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6" calcext:value-type="float">
            <text:p>0.126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876" calcext:value-type="float">
            <text:p>0.11876</text:p>
          </table:table-cell>
          <table:table-cell office:value-type="float" office:value="0.0443121" calcext:value-type="float">
            <text:p>0.044312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548" calcext:value-type="float">
            <text:p>0.5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455" calcext:value-type="float">
            <text:p>0.13455</text:p>
          </table:table-cell>
          <table:table-cell office:value-type="float" office:value="0.0648668" calcext:value-type="float">
            <text:p>0.064866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915" calcext:value-type="float">
            <text:p>0.12915</text:p>
          </table:table-cell>
          <table:table-cell office:value-type="float" office:value="0.0443564" calcext:value-type="float">
            <text:p>0.044356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" calcext:value-type="float">
            <text:p>0.13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482" calcext:value-type="float">
            <text:p>0.13482</text:p>
          </table:table-cell>
          <table:table-cell office:value-type="float" office:value="0.0537044" calcext:value-type="float">
            <text:p>0.053704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" calcext:value-type="float">
            <text:p>0.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4" calcext:value-type="float">
            <text:p>0.13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4442" calcext:value-type="float">
            <text:p>0.14442</text:p>
          </table:table-cell>
          <table:table-cell office:value-type="float" office:value="0.0592147" calcext:value-type="float">
            <text:p>0.059214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" calcext:value-type="float">
            <text:p>0.1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3" calcext:value-type="float">
            <text:p>0.143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425" calcext:value-type="float">
            <text:p>0.15425</text:p>
          </table:table-cell>
          <table:table-cell office:value-type="float" office:value="0.0674861" calcext:value-type="float">
            <text:p>0.067486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4" calcext:value-type="float">
            <text:p>0.154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5902" calcext:value-type="float">
            <text:p>0.15902</text:p>
          </table:table-cell>
          <table:table-cell office:value-type="float" office:value="0.0599371" calcext:value-type="float">
            <text:p>0.059937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8" calcext:value-type="float">
            <text:p>0.158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8507" calcext:value-type="float">
            <text:p>0.18507</text:p>
          </table:table-cell>
          <table:table-cell office:value-type="float" office:value="0.0687598" calcext:value-type="float">
            <text:p>0.068759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" calcext:value-type="float">
            <text:p>0.18</text:p>
          </table:table-cell>
          <table:table-cell office:value-type="float" office:value="0.184" calcext:value-type="float">
            <text:p>0.184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7317" calcext:value-type="float">
            <text:p>0.17317</text:p>
          </table:table-cell>
          <table:table-cell office:value-type="float" office:value="0.0597418" calcext:value-type="float">
            <text:p>0.059741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8" calcext:value-type="float">
            <text:p>0.178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9496" calcext:value-type="float">
            <text:p>0.19496</text:p>
          </table:table-cell>
          <table:table-cell office:value-type="float" office:value="0.0715829" calcext:value-type="float">
            <text:p>0.0715829</text:p>
          </table:table-cell>
          <table:table-cell office:value-type="float" office:value="0.16" calcext:value-type="float">
            <text:p>0.1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8" calcext:value-type="float">
            <text:p>0.198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gt;&gt;&gt; 'test_x':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iter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622" calcext:value-type="float">
            <text:p>0.04622</text:p>
          </table:table-cell>
          <table:table-cell office:value-type="float" office:value="0.00657051" calcext:value-type="float">
            <text:p>0.0065705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917" calcext:value-type="float">
            <text:p>0.05917</text:p>
          </table:table-cell>
          <table:table-cell office:value-type="float" office:value="0.00613686" calcext:value-type="float">
            <text:p>0.0061368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974269" calcext:value-type="float">
            <text:p>0.0097426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055" calcext:value-type="float">
            <text:p>0.10055</text:p>
          </table:table-cell>
          <table:table-cell office:value-type="float" office:value="0.010888" calcext:value-type="float">
            <text:p>0.01088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0559714" calcext:value-type="float">
            <text:p>0.0559714</text:p>
          </table:table-cell>
          <table:table-cell office:value-type="float" office:value="0.1" calcext:value-type="float">
            <text:p>0.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074" calcext:value-type="float">
            <text:p>0.13074</text:p>
          </table:table-cell>
          <table:table-cell office:value-type="float" office:value="0.0114487" calcext:value-type="float">
            <text:p>0.011448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907" calcext:value-type="float">
            <text:p>0.13907</text:p>
          </table:table-cell>
          <table:table-cell office:value-type="float" office:value="0.0104463" calcext:value-type="float">
            <text:p>0.010446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977" calcext:value-type="float">
            <text:p>0.15977</text:p>
          </table:table-cell>
          <table:table-cell office:value-type="float" office:value="0.0239549" calcext:value-type="float">
            <text:p>0.023954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7" calcext:value-type="float">
            <text:p>0.167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0243083" calcext:value-type="float">
            <text:p>0.0243083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4" calcext:value-type="float">
            <text:p>0.17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0355" calcext:value-type="float">
            <text:p>0.20355</text:p>
          </table:table-cell>
          <table:table-cell office:value-type="float" office:value="0.0264898" calcext:value-type="float">
            <text:p>0.026489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2104" calcext:value-type="float">
            <text:p>0.22104</text:p>
          </table:table-cell>
          <table:table-cell office:value-type="float" office:value="0.0320796" calcext:value-type="float">
            <text:p>0.0320796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" calcext:value-type="float">
            <text:p>0.21</text:p>
          </table:table-cell>
          <table:table-cell office:value-type="float" office:value="0.228" calcext:value-type="float">
            <text:p>0.228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499" calcext:value-type="float">
            <text:p>0.23499</text:p>
          </table:table-cell>
          <table:table-cell office:value-type="float" office:value="0.0173352" calcext:value-type="float">
            <text:p>0.0173352</text:p>
          </table:table-cell>
          <table:table-cell office:value-type="float" office:value="0.196" calcext:value-type="float">
            <text:p>0.19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5" calcext:value-type="float">
            <text:p>0.24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537" calcext:value-type="float">
            <text:p>0.24537</text:p>
          </table:table-cell>
          <table:table-cell office:value-type="float" office:value="0.0202784" calcext:value-type="float">
            <text:p>0.0202784</text:p>
          </table:table-cell>
          <table:table-cell office:value-type="float" office:value="0.204" calcext:value-type="float">
            <text:p>0.20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4" calcext:value-type="float">
            <text:p>0.254</text:p>
          </table:table-cell>
          <table:table-cell office:value-type="float" office:value="0.353" calcext:value-type="float">
            <text:p>0.3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6111" calcext:value-type="float">
            <text:p>0.26111</text:p>
          </table:table-cell>
          <table:table-cell office:value-type="float" office:value="0.0336443" calcext:value-type="float">
            <text:p>0.033644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51" calcext:value-type="float">
            <text:p>0.2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6344" calcext:value-type="float">
            <text:p>0.26344</text:p>
          </table:table-cell>
          <table:table-cell office:value-type="float" office:value="0.0275119" calcext:value-type="float">
            <text:p>0.0275119</text:p>
          </table:table-cell>
          <table:table-cell office:value-type="float" office:value="0.221" calcext:value-type="float">
            <text:p>0.22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" calcext:value-type="float">
            <text:p>0.26</text:p>
          </table:table-cell>
          <table:table-cell office:value-type="float" office:value="0.278" calcext:value-type="float">
            <text:p>0.278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9117" calcext:value-type="float">
            <text:p>0.29117</text:p>
          </table:table-cell>
          <table:table-cell office:value-type="float" office:value="0.0256722" calcext:value-type="float">
            <text:p>0.025672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3" calcext:value-type="float">
            <text:p>0.293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0412" calcext:value-type="float">
            <text:p>0.30412</text:p>
          </table:table-cell>
          <table:table-cell office:value-type="float" office:value="0.0460965" calcext:value-type="float">
            <text:p>0.0460965</text:p>
          </table:table-cell>
          <table:table-cell office:value-type="float" office:value="0.26" calcext:value-type="float">
            <text:p>0.26</text:p>
          </table:table-cell>
          <table:table-cell office:value-type="float" office:value="0.271" calcext:value-type="float">
            <text:p>0.271</text:p>
          </table:table-cell>
          <table:table-cell office:value-type="float" office:value="0.293" calcext:value-type="float">
            <text:p>0.293</text:p>
          </table:table-cell>
          <table:table-cell office:value-type="float" office:value="0.311" calcext:value-type="float">
            <text:p>0.311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1795" calcext:value-type="float">
            <text:p>0.31795</text:p>
          </table:table-cell>
          <table:table-cell office:value-type="float" office:value="0.0298414" calcext:value-type="float">
            <text:p>0.02984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6" calcext:value-type="float">
            <text:p>0.296</text:p>
          </table:table-cell>
          <table:table-cell office:value-type="float" office:value="0.316" calcext:value-type="float">
            <text:p>0.316</text:p>
          </table:table-cell>
          <table:table-cell office:value-type="float" office:value="0.33" calcext:value-type="float">
            <text:p>0.33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0422" calcext:value-type="float">
            <text:p>0.40422</text:p>
          </table:table-cell>
          <table:table-cell office:value-type="float" office:value="0.0687835" calcext:value-type="float">
            <text:p>0.0687835</text:p>
          </table:table-cell>
          <table:table-cell office:value-type="float" office:value="0.28" calcext:value-type="float">
            <text:p>0.28</text:p>
          </table:table-cell>
          <table:table-cell office:value-type="float" office:value="0.339" calcext:value-type="float">
            <text:p>0.339</text:p>
          </table:table-cell>
          <table:table-cell office:value-type="float" office:value="0.396" calcext:value-type="float">
            <text:p>0.396</text:p>
          </table:table-cell>
          <table:table-cell office:value-type="float" office:value="0.452" calcext:value-type="float">
            <text:p>0.452</text:p>
          </table:table-cell>
          <table:table-cell office:value-type="float" office:value="0.686" calcext:value-type="float">
            <text:p>0.6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8861" calcext:value-type="float">
            <text:p>0.38861</text:p>
          </table:table-cell>
          <table:table-cell office:value-type="float" office:value="0.0335368" calcext:value-type="float">
            <text:p>0.033536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7" calcext:value-type="float">
            <text:p>0.377</text:p>
          </table:table-cell>
          <table:table-cell office:value-type="float" office:value="0.407" calcext:value-type="float">
            <text:p>0.407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7692" calcext:value-type="float">
            <text:p>0.37692</text:p>
          </table:table-cell>
          <table:table-cell office:value-type="float" office:value="0.0270971" calcext:value-type="float">
            <text:p>0.0270971</text:p>
          </table:table-cell>
          <table:table-cell office:value-type="float" office:value="0.314" calcext:value-type="float">
            <text:p>0.314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8" calcext:value-type="float">
            <text:p>0.378</text:p>
          </table:table-cell>
          <table:table-cell office:value-type="float" office:value="0.393" calcext:value-type="float">
            <text:p>0.393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1867" calcext:value-type="float">
            <text:p>0.41867</text:p>
          </table:table-cell>
          <table:table-cell office:value-type="float" office:value="0.0622887" calcext:value-type="float">
            <text:p>0.0622887</text:p>
          </table:table-cell>
          <table:table-cell office:value-type="float" office:value="0.338" calcext:value-type="float">
            <text:p>0.338</text:p>
          </table:table-cell>
          <table:table-cell office:value-type="float" office:value="0.378" calcext:value-type="float">
            <text:p>0.378</text:p>
          </table:table-cell>
          <table:table-cell office:value-type="float" office:value="0.405" calcext:value-type="float">
            <text:p>0.405</text:p>
          </table:table-cell>
          <table:table-cell office:value-type="float" office:value="0.433" calcext:value-type="float">
            <text:p>0.433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ssed both 2 test cases (no assertions)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############ QUnit -&gt; QEngine -&gt; OpenCL ############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&gt;&gt; 'test_cnot':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iter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0.0874049" calcext:value-type="float">
            <text:p>0.087404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421" calcext:value-type="float">
            <text:p>0.11421</text:p>
          </table:table-cell>
          <table:table-cell office:value-type="float" office:value="0.135923" calcext:value-type="float">
            <text:p>0.13592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1.466" calcext:value-type="float">
            <text:p>1.4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214" calcext:value-type="float">
            <text:p>0.11214</text:p>
          </table:table-cell>
          <table:table-cell office:value-type="float" office:value="0.120742" calcext:value-type="float">
            <text:p>0.12074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1.313" calcext:value-type="float">
            <text:p>1.3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447" calcext:value-type="float">
            <text:p>0.17447</text:p>
          </table:table-cell>
          <table:table-cell office:value-type="float" office:value="0.20378" calcext:value-type="float">
            <text:p>0.2037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9" calcext:value-type="float">
            <text:p>0.159</text:p>
          </table:table-cell>
          <table:table-cell office:value-type="float" office:value="2.201" calcext:value-type="float">
            <text:p>2.2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208094" calcext:value-type="float">
            <text:p>0.20809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8" calcext:value-type="float">
            <text:p>0.148</text:p>
          </table:table-cell>
          <table:table-cell office:value-type="float" office:value="2.237" calcext:value-type="float">
            <text:p>2.2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244" calcext:value-type="float">
            <text:p>0.22244</text:p>
          </table:table-cell>
          <table:table-cell office:value-type="float" office:value="0.264664" calcext:value-type="float">
            <text:p>0.264664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7" calcext:value-type="float">
            <text:p>0.197</text:p>
          </table:table-cell>
          <table:table-cell office:value-type="float" office:value="2.855" calcext:value-type="float">
            <text:p>2.8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2096" calcext:value-type="float">
            <text:p>0.22096</text:p>
          </table:table-cell>
          <table:table-cell office:value-type="float" office:value="0.25876" calcext:value-type="float">
            <text:p>0.2587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6" calcext:value-type="float">
            <text:p>0.196</text:p>
          </table:table-cell>
          <table:table-cell office:value-type="float" office:value="2.795" calcext:value-type="float">
            <text:p>2.7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809" calcext:value-type="float">
            <text:p>0.27809</text:p>
          </table:table-cell>
          <table:table-cell office:value-type="float" office:value="0.332352" calcext:value-type="float">
            <text:p>0.33235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" calcext:value-type="float">
            <text:p>0.2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7" calcext:value-type="float">
            <text:p>0.247</text:p>
          </table:table-cell>
          <table:table-cell office:value-type="float" office:value="3.584" calcext:value-type="float">
            <text:p>3.5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903" calcext:value-type="float">
            <text:p>0.27903</text:p>
          </table:table-cell>
          <table:table-cell office:value-type="float" office:value="0.345006" calcext:value-type="float">
            <text:p>0.34500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6" calcext:value-type="float">
            <text:p>0.246</text:p>
          </table:table-cell>
          <table:table-cell office:value-type="float" office:value="3.711" calcext:value-type="float">
            <text:p>3.7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3527" calcext:value-type="float">
            <text:p>0.33527</text:p>
          </table:table-cell>
          <table:table-cell office:value-type="float" office:value="0.399108" calcext:value-type="float">
            <text:p>0.399108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2" calcext:value-type="float">
            <text:p>0.292</text:p>
          </table:table-cell>
          <table:table-cell office:value-type="float" office:value="0.302" calcext:value-type="float">
            <text:p>0.302</text:p>
          </table:table-cell>
          <table:table-cell office:value-type="float" office:value="4.305" calcext:value-type="float">
            <text:p>4.3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405817" calcext:value-type="float">
            <text:p>0.405817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7" calcext:value-type="float">
            <text:p>0.297</text:p>
          </table:table-cell>
          <table:table-cell office:value-type="float" office:value="4.371" calcext:value-type="float">
            <text:p>4.3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9031" calcext:value-type="float">
            <text:p>0.39031</text:p>
          </table:table-cell>
          <table:table-cell office:value-type="float" office:value="0.474112" calcext:value-type="float">
            <text:p>0.474112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5" calcext:value-type="float">
            <text:p>0.345</text:p>
          </table:table-cell>
          <table:table-cell office:value-type="float" office:value="5.107" calcext:value-type="float">
            <text:p>5.1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946" calcext:value-type="float">
            <text:p>0.3946</text:p>
          </table:table-cell>
          <table:table-cell office:value-type="float" office:value="0.482542" calcext:value-type="float">
            <text:p>0.48254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4" calcext:value-type="float">
            <text:p>0.3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9" calcext:value-type="float">
            <text:p>0.349</text:p>
          </table:table-cell>
          <table:table-cell office:value-type="float" office:value="5.195" calcext:value-type="float">
            <text:p>5.1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646" calcext:value-type="float">
            <text:p>0.44646</text:p>
          </table:table-cell>
          <table:table-cell office:value-type="float" office:value="0.550699" calcext:value-type="float">
            <text:p>0.550699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6" calcext:value-type="float">
            <text:p>0.396</text:p>
          </table:table-cell>
          <table:table-cell office:value-type="float" office:value="5.925" calcext:value-type="float">
            <text:p>5.9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4689" calcext:value-type="float">
            <text:p>0.44689</text:p>
          </table:table-cell>
          <table:table-cell office:value-type="float" office:value="0.553751" calcext:value-type="float">
            <text:p>0.553751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" calcext:value-type="float">
            <text:p>0.39</text:p>
          </table:table-cell>
          <table:table-cell office:value-type="float" office:value="0.397" calcext:value-type="float">
            <text:p>0.397</text:p>
          </table:table-cell>
          <table:table-cell office:value-type="float" office:value="5.956" calcext:value-type="float">
            <text:p>5.9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0428" calcext:value-type="float">
            <text:p>0.50428</text:p>
          </table:table-cell>
          <table:table-cell office:value-type="float" office:value="0.610819" calcext:value-type="float">
            <text:p>0.61081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" calcext:value-type="float">
            <text:p>0.44</text:p>
          </table:table-cell>
          <table:table-cell office:value-type="float" office:value="0.449" calcext:value-type="float">
            <text:p>0.449</text:p>
          </table:table-cell>
          <table:table-cell office:value-type="float" office:value="6.581" calcext:value-type="float">
            <text:p>6.5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0266" calcext:value-type="float">
            <text:p>0.50266</text:p>
          </table:table-cell>
          <table:table-cell office:value-type="float" office:value="0.626232" calcext:value-type="float">
            <text:p>0.626232</text:p>
          </table:table-cell>
          <table:table-cell office:value-type="float" office:value="0.422" calcext:value-type="float">
            <text:p>0.422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4" calcext:value-type="float">
            <text:p>0.444</text:p>
          </table:table-cell>
          <table:table-cell office:value-type="float" office:value="6.733" calcext:value-type="float">
            <text:p>6.7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54" calcext:value-type="float">
            <text:p>0.5554</text:p>
          </table:table-cell>
          <table:table-cell office:value-type="float" office:value="0.68305" calcext:value-type="float">
            <text:p>0.68305</text:p>
          </table:table-cell>
          <table:table-cell office:value-type="float" office:value="0.471" calcext:value-type="float">
            <text:p>0.471</text:p>
          </table:table-cell>
          <table:table-cell office:value-type="float" office:value="0.481" calcext:value-type="float">
            <text:p>0.481</text:p>
          </table:table-cell>
          <table:table-cell office:value-type="float" office:value="0.484" calcext:value-type="float">
            <text:p>0.484</text:p>
          </table:table-cell>
          <table:table-cell office:value-type="float" office:value="0.49" calcext:value-type="float">
            <text:p>0.49</text:p>
          </table:table-cell>
          <table:table-cell office:value-type="float" office:value="7.351" calcext:value-type="float">
            <text:p>7.3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865" calcext:value-type="float">
            <text:p>0.55865</text:p>
          </table:table-cell>
          <table:table-cell office:value-type="float" office:value="0.692775" calcext:value-type="float">
            <text:p>0.69277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3" calcext:value-type="float">
            <text:p>0.493</text:p>
          </table:table-cell>
          <table:table-cell office:value-type="float" office:value="7.451" calcext:value-type="float">
            <text:p>7.4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14" calcext:value-type="float">
            <text:p>0.614</text:p>
          </table:table-cell>
          <table:table-cell office:value-type="float" office:value="0.777259" calcext:value-type="float">
            <text:p>0.777259</text:p>
          </table:table-cell>
          <table:table-cell office:value-type="float" office:value="0.518" calcext:value-type="float">
            <text:p>0.518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3" calcext:value-type="float">
            <text:p>0.533</text:p>
          </table:table-cell>
          <table:table-cell office:value-type="float" office:value="0.543" calcext:value-type="float">
            <text:p>0.543</text:p>
          </table:table-cell>
          <table:table-cell office:value-type="float" office:value="8.347" calcext:value-type="float">
            <text:p>8.3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1269" calcext:value-type="float">
            <text:p>0.61269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4" calcext:value-type="float">
            <text:p>0.534</text:p>
          </table:table-cell>
          <table:table-cell office:value-type="float" office:value="0.541" calcext:value-type="float">
            <text:p>0.541</text:p>
          </table:table-cell>
          <table:table-cell office:value-type="float" office:value="8.142" calcext:value-type="float">
            <text:p>8.1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326" calcext:value-type="float">
            <text:p>0.67326</text:p>
          </table:table-cell>
          <table:table-cell office:value-type="float" office:value="0.813208" calcext:value-type="float">
            <text:p>0.813208</text:p>
          </table:table-cell>
          <table:table-cell office:value-type="float" office:value="0.576" calcext:value-type="float">
            <text:p>0.576</text:p>
          </table:table-cell>
          <table:table-cell office:value-type="float" office:value="0.584" calcext:value-type="float">
            <text:p>0.584</text:p>
          </table:table-cell>
          <table:table-cell office:value-type="float" office:value="0.59" calcext:value-type="float">
            <text:p>0.59</text:p>
          </table:table-cell>
          <table:table-cell office:value-type="float" office:value="0.596" calcext:value-type="float">
            <text:p>0.596</text:p>
          </table:table-cell>
          <table:table-cell office:value-type="float" office:value="8.764" calcext:value-type="float">
            <text:p>8.76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gt;&gt;&gt; 'test_x':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 iter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007" calcext:value-type="float">
            <text:p>0.12007</text:p>
          </table:table-cell>
          <table:table-cell office:value-type="float" office:value="0.00700322" calcext:value-type="float">
            <text:p>0.0070032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157" calcext:value-type="float">
            <text:p>0.16157</text:p>
          </table:table-cell>
          <table:table-cell office:value-type="float" office:value="0.00858633" calcext:value-type="float">
            <text:p>0.0085863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5" calcext:value-type="float">
            <text:p>0.165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00811234" calcext:value-type="float">
            <text:p>0.00811234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2" calcext:value-type="float">
            <text:p>0.20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078" calcext:value-type="float">
            <text:p>0.24078</text:p>
          </table:table-cell>
          <table:table-cell office:value-type="float" office:value="0.0101583" calcext:value-type="float">
            <text:p>0.010158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3" calcext:value-type="float">
            <text:p>0.243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8942" calcext:value-type="float">
            <text:p>0.28942</text:p>
          </table:table-cell>
          <table:table-cell office:value-type="float" office:value="0.0113139" calcext:value-type="float">
            <text:p>0.0113139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3" calcext:value-type="float">
            <text:p>0.283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3" calcext:value-type="float">
            <text:p>0.293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287" calcext:value-type="float">
            <text:p>0.33287</text:p>
          </table:table-cell>
          <table:table-cell office:value-type="float" office:value="0.0096464" calcext:value-type="float">
            <text:p>0.0096464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7" calcext:value-type="float">
            <text:p>0.337</text:p>
          </table:table-cell>
          <table:table-cell office:value-type="float" office:value="0.396" calcext:value-type="float">
            <text:p>0.3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7332" calcext:value-type="float">
            <text:p>0.37332</text:p>
          </table:table-cell>
          <table:table-cell office:value-type="float" office:value="0.0117591" calcext:value-type="float">
            <text:p>0.0117591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" calcext:value-type="float">
            <text:p>0.38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549" calcext:value-type="float">
            <text:p>0.41549</text:p>
          </table:table-cell>
          <table:table-cell office:value-type="float" office:value="0.016292" calcext:value-type="float">
            <text:p>0.016292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6" calcext:value-type="float">
            <text:p>0.406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" calcext:value-type="float">
            <text:p>0.42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6465" calcext:value-type="float">
            <text:p>0.46465</text:p>
          </table:table-cell>
          <table:table-cell office:value-type="float" office:value="0.0142059" calcext:value-type="float">
            <text:p>0.0142059</text:p>
          </table:table-cell>
          <table:table-cell office:value-type="float" office:value="0.444" calcext:value-type="float">
            <text:p>0.444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9" calcext:value-type="float">
            <text:p>0.469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0161" calcext:value-type="float">
            <text:p>0.50161</text:p>
          </table:table-cell>
          <table:table-cell office:value-type="float" office:value="0.0171166" calcext:value-type="float">
            <text:p>0.0171166</text:p>
          </table:table-cell>
          <table:table-cell office:value-type="float" office:value="0.482" calcext:value-type="float">
            <text:p>0.482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7" calcext:value-type="float">
            <text:p>0.497</text:p>
          </table:table-cell>
          <table:table-cell office:value-type="float" office:value="0.508" calcext:value-type="float">
            <text:p>0.508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0265411" calcext:value-type="float">
            <text:p>0.026541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6" calcext:value-type="float">
            <text:p>0.546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8543" calcext:value-type="float">
            <text:p>0.58543</text:p>
          </table:table-cell>
          <table:table-cell office:value-type="float" office:value="0.0180949" calcext:value-type="float">
            <text:p>0.0180949</text:p>
          </table:table-cell>
          <table:table-cell office:value-type="float" office:value="0.561" calcext:value-type="float">
            <text:p>0.561</text:p>
          </table:table-cell>
          <table:table-cell office:value-type="float" office:value="0.574" calcext:value-type="float">
            <text:p>0.574</text:p>
          </table:table-cell>
          <table:table-cell office:value-type="float" office:value="0.583" calcext:value-type="float">
            <text:p>0.583</text:p>
          </table:table-cell>
          <table:table-cell office:value-type="float" office:value="0.592" calcext:value-type="float">
            <text:p>0.592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2784" calcext:value-type="float">
            <text:p>0.62784</text:p>
          </table:table-cell>
          <table:table-cell office:value-type="float" office:value="0.0217466" calcext:value-type="float">
            <text:p>0.0217466</text:p>
          </table:table-cell>
          <table:table-cell office:value-type="float" office:value="0.601" calcext:value-type="float">
            <text:p>0.601</text:p>
          </table:table-cell>
          <table:table-cell office:value-type="float" office:value="0.615" calcext:value-type="float">
            <text:p>0.615</text:p>
          </table:table-cell>
          <table:table-cell office:value-type="float" office:value="0.622" calcext:value-type="float">
            <text:p>0.622</text:p>
          </table:table-cell>
          <table:table-cell office:value-type="float" office:value="0.634" calcext:value-type="float">
            <text:p>0.634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7811" calcext:value-type="float">
            <text:p>0.67811</text:p>
          </table:table-cell>
          <table:table-cell office:value-type="float" office:value="0.0183461" calcext:value-type="float">
            <text:p>0.0183461</text:p>
          </table:table-cell>
          <table:table-cell office:value-type="float" office:value="0.653" calcext:value-type="float">
            <text:p>0.653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5" calcext:value-type="float">
            <text:p>0.685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9989" calcext:value-type="float">
            <text:p>0.69989</text:p>
          </table:table-cell>
          <table:table-cell office:value-type="float" office:value="0.0245263" calcext:value-type="float">
            <text:p>0.0245263</text:p>
          </table:table-cell>
          <table:table-cell office:value-type="float" office:value="0.667" calcext:value-type="float">
            <text:p>0.667</text:p>
          </table:table-cell>
          <table:table-cell office:value-type="float" office:value="0.684" calcext:value-type="float">
            <text:p>0.684</text:p>
          </table:table-cell>
          <table:table-cell office:value-type="float" office:value="0.697" calcext:value-type="float">
            <text:p>0.697</text:p>
          </table:table-cell>
          <table:table-cell office:value-type="float" office:value="0.711" calcext:value-type="float">
            <text:p>0.711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0255221" calcext:value-type="float">
            <text:p>0.0255221</text:p>
          </table:table-cell>
          <table:table-cell office:value-type="float" office:value="0.706" calcext:value-type="float">
            <text:p>0.706</text:p>
          </table:table-cell>
          <table:table-cell office:value-type="float" office:value="0.721" calcext:value-type="float">
            <text:p>0.721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3" calcext:value-type="float">
            <text:p>0.743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7457" calcext:value-type="float">
            <text:p>0.77457</text:p>
          </table:table-cell>
          <table:table-cell office:value-type="float" office:value="0.0250409" calcext:value-type="float">
            <text:p>0.0250409</text:p>
          </table:table-cell>
          <table:table-cell office:value-type="float" office:value="0.748" calcext:value-type="float">
            <text:p>0.748</text:p>
          </table:table-cell>
          <table:table-cell office:value-type="float" office:value="0.761" calcext:value-type="float">
            <text:p>0.761</text:p>
          </table:table-cell>
          <table:table-cell office:value-type="float" office:value="0.772" calcext:value-type="float">
            <text:p>0.772</text:p>
          </table:table-cell>
          <table:table-cell office:value-type="float" office:value="0.783" calcext:value-type="float">
            <text:p>0.783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501" calcext:value-type="float">
            <text:p>0.81501</text:p>
          </table:table-cell>
          <table:table-cell office:value-type="float" office:value="0.0231644" calcext:value-type="float">
            <text:p>0.0231644</text:p>
          </table:table-cell>
          <table:table-cell office:value-type="float" office:value="0.788" calcext:value-type="float">
            <text:p>0.788</text:p>
          </table:table-cell>
          <table:table-cell office:value-type="float" office:value="0.802" calcext:value-type="float">
            <text:p>0.802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1" calcext:value-type="float">
            <text:p>0.821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48" calcext:value-type="float">
            <text:p>0.848</text:p>
          </table:table-cell>
          <table:table-cell office:value-type="float" office:value="0.0261969" calcext:value-type="float">
            <text:p>0.0261969</text:p>
          </table:table-cell>
          <table:table-cell office:value-type="float" office:value="0.813" calcext:value-type="float">
            <text:p>0.813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3" calcext:value-type="float">
            <text:p>0.843</text:p>
          </table:table-cell>
          <table:table-cell office:value-type="float" office:value="0.855" calcext:value-type="float">
            <text:p>0.855</text:p>
          </table:table-cell>
          <table:table-cell office:value-type="float" office:value="1.058" calcext:value-type="float">
            <text:p>1.0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9194" calcext:value-type="float">
            <text:p>0.89194</text:p>
          </table:table-cell>
          <table:table-cell office:value-type="float" office:value="0.0283788" calcext:value-type="float">
            <text:p>0.0283788</text:p>
          </table:table-cell>
          <table:table-cell office:value-type="float" office:value="0.859" calcext:value-type="float">
            <text:p>0.859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7" calcext:value-type="float">
            <text:p>0.887</text:p>
          </table:table-cell>
          <table:table-cell office:value-type="float" office:value="0.9" calcext:value-type="float">
            <text:p>0.9</text:p>
          </table:table-cell>
          <table:table-cell office:value-type="float" office:value="1.112" calcext:value-type="float">
            <text:p>1.1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2984" calcext:value-type="float">
            <text:p>0.92984</text:p>
          </table:table-cell>
          <table:table-cell office:value-type="float" office:value="0.0280313" calcext:value-type="float">
            <text:p>0.0280313</text:p>
          </table:table-cell>
          <table:table-cell office:value-type="float" office:value="0.897" calcext:value-type="float">
            <text:p>0.897</text:p>
          </table:table-cell>
          <table:table-cell office:value-type="float" office:value="0.917" calcext:value-type="float">
            <text:p>0.917</text:p>
          </table:table-cell>
          <table:table-cell office:value-type="float" office:value="0.925" calcext:value-type="float">
            <text:p>0.925</text:p>
          </table:table-cell>
          <table:table-cell office:value-type="float" office:value="0.937" calcext:value-type="float">
            <text:p>0.937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9693" calcext:value-type="float">
            <text:p>0.99693</text:p>
          </table:table-cell>
          <table:table-cell office:value-type="float" office:value="0.0270086" calcext:value-type="float">
            <text:p>0.0270086</text:p>
          </table:table-cell>
          <table:table-cell office:value-type="float" office:value="0.958" calcext:value-type="float">
            <text:p>0.958</text:p>
          </table:table-cell>
          <table:table-cell office:value-type="float" office:value="0.984" calcext:value-type="float">
            <text:p>0.984</text:p>
          </table:table-cell>
          <table:table-cell office:value-type="float" office:value="0.994" calcext:value-type="float">
            <text:p>0.994</text:p>
          </table:table-cell>
          <table:table-cell office:value-type="float" office:value="1.006" calcext:value-type="float">
            <text:p>1.006</text:p>
          </table:table-cell>
          <table:table-cell office:value-type="float" office:value="1.223" calcext:value-type="float">
            <text:p>1.22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ssed both 2 test cases (no assertions).</text:p>
          </table:table-cell>
          <table:table-cell table:number-columns-repeated="7"/>
        </table:table-row>
      </table:table>
      <table:table table:name="cnot" table:style-name="ta1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851" calcext:value-type="float">
            <text:p>0.19851</text:p>
          </table:table-cell>
          <table:table-cell office:value-type="float" office:value="0.155281" calcext:value-type="float">
            <text:p>0.15528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" calcext:value-type="float">
            <text:p>0.13</text:p>
          </table:table-cell>
          <table:table-cell office:value-type="float" office:value="0.162" calcext:value-type="float">
            <text:p>0.162</text:p>
          </table:table-cell>
          <table:table-cell office:value-type="float" office:value="0.989" calcext:value-type="float">
            <text:p>0.98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784" calcext:value-type="float">
            <text:p>0.12784</text:p>
          </table:table-cell>
          <table:table-cell office:value-type="float" office:value="0.00579779" calcext:value-type="float">
            <text:p>0.0057977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146" calcext:value-type="float">
            <text:p>0.14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095" calcext:value-type="float">
            <text:p>0.13095</text:p>
          </table:table-cell>
          <table:table-cell office:value-type="float" office:value="0.0116416" calcext:value-type="float">
            <text:p>0.01164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4" calcext:value-type="float">
            <text:p>0.134</text:p>
          </table:table-cell>
          <table:table-cell office:value-type="float" office:value="0.199" calcext:value-type="float">
            <text:p>0.1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015" calcext:value-type="float">
            <text:p>0.13015</text:p>
          </table:table-cell>
          <table:table-cell office:value-type="float" office:value="0.0131783" calcext:value-type="float">
            <text:p>0.013178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2" calcext:value-type="float">
            <text:p>0.132</text:p>
          </table:table-cell>
          <table:table-cell office:value-type="float" office:value="0.237" calcext:value-type="float">
            <text:p>0.2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237" calcext:value-type="float">
            <text:p>0.13237</text:p>
          </table:table-cell>
          <table:table-cell office:value-type="float" office:value="0.00610353" calcext:value-type="float">
            <text:p>0.00610353</text:p>
          </table:table-cell>
          <table:table-cell office:value-type="float" office:value="0.12" calcext:value-type="float">
            <text:p>0.1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6" calcext:value-type="float">
            <text:p>0.15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606" calcext:value-type="float">
            <text:p>0.13606</text:p>
          </table:table-cell>
          <table:table-cell office:value-type="float" office:value="0.0121654" calcext:value-type="float">
            <text:p>0.0121654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7" calcext:value-type="float">
            <text:p>0.137</text:p>
          </table:table-cell>
          <table:table-cell office:value-type="float" office:value="0.194" calcext:value-type="float">
            <text:p>0.1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4593" calcext:value-type="float">
            <text:p>0.14593</text:p>
          </table:table-cell>
          <table:table-cell office:value-type="float" office:value="0.0123929" calcext:value-type="float">
            <text:p>0.012392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97" calcext:value-type="float">
            <text:p>0.1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224" calcext:value-type="float">
            <text:p>0.17224</text:p>
          </table:table-cell>
          <table:table-cell office:value-type="float" office:value="0.0159556" calcext:value-type="float">
            <text:p>0.0159556</text:p>
          </table:table-cell>
          <table:table-cell office:value-type="float" office:value="0.15" calcext:value-type="float">
            <text:p>0.1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73" calcext:value-type="float">
            <text:p>0.173</text:p>
          </table:table-cell>
          <table:table-cell office:value-type="float" office:value="0.24" calcext:value-type="float">
            <text:p>0.2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0565" calcext:value-type="float">
            <text:p>0.20565</text:p>
          </table:table-cell>
          <table:table-cell office:value-type="float" office:value="0.0193729" calcext:value-type="float">
            <text:p>0.0193729</text:p>
          </table:table-cell>
          <table:table-cell office:value-type="float" office:value="0.181" calcext:value-type="float">
            <text:p>0.181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8" calcext:value-type="float">
            <text:p>0.208</text:p>
          </table:table-cell>
          <table:table-cell office:value-type="float" office:value="0.34" calcext:value-type="float">
            <text:p>0.3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6988" calcext:value-type="float">
            <text:p>0.26988</text:p>
          </table:table-cell>
          <table:table-cell office:value-type="float" office:value="0.0183811" calcext:value-type="float">
            <text:p>0.0183811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2" calcext:value-type="float">
            <text:p>0.36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0763" calcext:value-type="float">
            <text:p>0.40763</text:p>
          </table:table-cell>
          <table:table-cell office:value-type="float" office:value="0.0473784" calcext:value-type="float">
            <text:p>0.0473784</text:p>
          </table:table-cell>
          <table:table-cell office:value-type="float" office:value="0.341" calcext:value-type="float">
            <text:p>0.341</text:p>
          </table:table-cell>
          <table:table-cell office:value-type="float" office:value="0.372" calcext:value-type="float">
            <text:p>0.372</text:p>
          </table:table-cell>
          <table:table-cell office:value-type="float" office:value="0.395" calcext:value-type="float">
            <text:p>0.395</text:p>
          </table:table-cell>
          <table:table-cell office:value-type="float" office:value="0.438" calcext:value-type="float">
            <text:p>0.438</text:p>
          </table:table-cell>
          <table:table-cell office:value-type="float" office:value="0.575" calcext:value-type="float">
            <text:p>0.57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734" calcext:value-type="float">
            <text:p>0.7734</text:p>
          </table:table-cell>
          <table:table-cell office:value-type="float" office:value="0.0761779" calcext:value-type="float">
            <text:p>0.0761779</text:p>
          </table:table-cell>
          <table:table-cell office:value-type="float" office:value="0.548" calcext:value-type="float">
            <text:p>0.548</text:p>
          </table:table-cell>
          <table:table-cell office:value-type="float" office:value="0.703" calcext:value-type="float">
            <text:p>0.703</text:p>
          </table:table-cell>
          <table:table-cell office:value-type="float" office:value="0.779" calcext:value-type="float">
            <text:p>0.779</text:p>
          </table:table-cell>
          <table:table-cell office:value-type="float" office:value="0.829" calcext:value-type="float">
            <text:p>0.829</text:p>
          </table:table-cell>
          <table:table-cell office:value-type="float" office:value="0.968" calcext:value-type="float">
            <text:p>0.96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9578" calcext:value-type="float">
            <text:p>1.29578</text:p>
          </table:table-cell>
          <table:table-cell office:value-type="float" office:value="0.137014" calcext:value-type="float">
            <text:p>0.137014</text:p>
          </table:table-cell>
          <table:table-cell office:value-type="float" office:value="0.992" calcext:value-type="float">
            <text:p>0.992</text:p>
          </table:table-cell>
          <table:table-cell office:value-type="float" office:value="1.204" calcext:value-type="float">
            <text:p>1.204</text:p>
          </table:table-cell>
          <table:table-cell office:value-type="float" office:value="1.303" calcext:value-type="float">
            <text:p>1.303</text:p>
          </table:table-cell>
          <table:table-cell office:value-type="float" office:value="1.389" calcext:value-type="float">
            <text:p>1.389</text:p>
          </table:table-cell>
          <table:table-cell office:value-type="float" office:value="1.584" calcext:value-type="float">
            <text:p>1.5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2007" calcext:value-type="float">
            <text:p>2.32007</text:p>
          </table:table-cell>
          <table:table-cell office:value-type="float" office:value="0.233677" calcext:value-type="float">
            <text:p>0.233677</text:p>
          </table:table-cell>
          <table:table-cell office:value-type="float" office:value="1.831" calcext:value-type="float">
            <text:p>1.831</text:p>
          </table:table-cell>
          <table:table-cell office:value-type="float" office:value="2.066" calcext:value-type="float">
            <text:p>2.066</text:p>
          </table:table-cell>
          <table:table-cell office:value-type="float" office:value="2.408" calcext:value-type="float">
            <text:p>2.408</text:p>
          </table:table-cell>
          <table:table-cell office:value-type="float" office:value="2.49" calcext:value-type="float">
            <text:p>2.49</text:p>
          </table:table-cell>
          <table:table-cell office:value-type="float" office:value="2.67" calcext:value-type="float">
            <text:p>2.6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36759" calcext:value-type="float">
            <text:p>4.36759</text:p>
          </table:table-cell>
          <table:table-cell office:value-type="float" office:value="0.420937" calcext:value-type="float">
            <text:p>0.420937</text:p>
          </table:table-cell>
          <table:table-cell office:value-type="float" office:value="3.424" calcext:value-type="float">
            <text:p>3.424</text:p>
          </table:table-cell>
          <table:table-cell office:value-type="float" office:value="3.863" calcext:value-type="float">
            <text:p>3.863</text:p>
          </table:table-cell>
          <table:table-cell office:value-type="float" office:value="4.579" calcext:value-type="float">
            <text:p>4.579</text:p>
          </table:table-cell>
          <table:table-cell office:value-type="float" office:value="4.668" calcext:value-type="float">
            <text:p>4.668</text:p>
          </table:table-cell>
          <table:table-cell office:value-type="float" office:value="5.058" calcext:value-type="float">
            <text:p>5.05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.26215" calcext:value-type="float">
            <text:p>9.26215</text:p>
          </table:table-cell>
          <table:table-cell office:value-type="float" office:value="0.572759" calcext:value-type="float">
            <text:p>0.572759</text:p>
          </table:table-cell>
          <table:table-cell office:value-type="float" office:value="7.779" calcext:value-type="float">
            <text:p>7.779</text:p>
          </table:table-cell>
          <table:table-cell office:value-type="float" office:value="8.848" calcext:value-type="float">
            <text:p>8.848</text:p>
          </table:table-cell>
          <table:table-cell office:value-type="float" office:value="9.38" calcext:value-type="float">
            <text:p>9.38</text:p>
          </table:table-cell>
          <table:table-cell office:value-type="float" office:value="9.693" calcext:value-type="float">
            <text:p>9.693</text:p>
          </table:table-cell>
          <table:table-cell office:value-type="float" office:value="10.746" calcext:value-type="float">
            <text:p>10.74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109" calcext:value-type="float">
            <text:p>19.109</text:p>
          </table:table-cell>
          <table:table-cell office:value-type="float" office:value="1.02004" calcext:value-type="float">
            <text:p>1.02004</text:p>
          </table:table-cell>
          <table:table-cell office:value-type="float" office:value="16.306" calcext:value-type="float">
            <text:p>16.306</text:p>
          </table:table-cell>
          <table:table-cell office:value-type="float" office:value="18.433" calcext:value-type="float">
            <text:p>18.433</text:p>
          </table:table-cell>
          <table:table-cell office:value-type="float" office:value="19.278" calcext:value-type="float">
            <text:p>19.278</text:p>
          </table:table-cell>
          <table:table-cell office:value-type="float" office:value="19.957" calcext:value-type="float">
            <text:p>19.957</text:p>
          </table:table-cell>
          <table:table-cell office:value-type="float" office:value="20.84" calcext:value-type="float">
            <text:p>20.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.2952" calcext:value-type="float">
            <text:p>39.2952</text:p>
          </table:table-cell>
          <table:table-cell office:value-type="float" office:value="2.6499" calcext:value-type="float">
            <text:p>2.6499</text:p>
          </table:table-cell>
          <table:table-cell office:value-type="float" office:value="33.289" calcext:value-type="float">
            <text:p>33.289</text:p>
          </table:table-cell>
          <table:table-cell office:value-type="float" office:value="36.62" calcext:value-type="float">
            <text:p>36.62</text:p>
          </table:table-cell>
          <table:table-cell office:value-type="float" office:value="40.4" calcext:value-type="float">
            <text:p>40.4</text:p>
          </table:table-cell>
          <table:table-cell office:value-type="float" office:value="41.585" calcext:value-type="float">
            <text:p>41.585</text:p>
          </table:table-cell>
          <table:table-cell office:value-type="float" office:value="42.407" calcext:value-type="float">
            <text:p>42.4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.37" calcext:value-type="float">
            <text:p>83.37</text:p>
          </table:table-cell>
          <table:table-cell office:value-type="float" office:value="1.28464" calcext:value-type="float">
            <text:p>1.28464</text:p>
          </table:table-cell>
          <table:table-cell office:value-type="float" office:value="79.919" calcext:value-type="float">
            <text:p>79.919</text:p>
          </table:table-cell>
          <table:table-cell office:value-type="float" office:value="82.617" calcext:value-type="float">
            <text:p>82.617</text:p>
          </table:table-cell>
          <table:table-cell office:value-type="float" office:value="83.68" calcext:value-type="float">
            <text:p>83.68</text:p>
          </table:table-cell>
          <table:table-cell office:value-type="float" office:value="84.411" calcext:value-type="float">
            <text:p>84.411</text:p>
          </table:table-cell>
          <table:table-cell office:value-type="float" office:value="85.021" calcext:value-type="float">
            <text:p>85.02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6.207" calcext:value-type="float">
            <text:p>176.207</text:p>
          </table:table-cell>
          <table:table-cell office:value-type="float" office:value="2.09775" calcext:value-type="float">
            <text:p>2.09775</text:p>
          </table:table-cell>
          <table:table-cell office:value-type="float" office:value="167.415" calcext:value-type="float">
            <text:p>167.415</text:p>
          </table:table-cell>
          <table:table-cell office:value-type="float" office:value="174.994" calcext:value-type="float">
            <text:p>174.994</text:p>
          </table:table-cell>
          <table:table-cell office:value-type="float" office:value="176.364" calcext:value-type="float">
            <text:p>176.364</text:p>
          </table:table-cell>
          <table:table-cell office:value-type="float" office:value="177.637" calcext:value-type="float">
            <text:p>177.637</text:p>
          </table:table-cell>
          <table:table-cell office:value-type="float" office:value="179.67" calcext:value-type="float">
            <text:p>179.6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3.611" calcext:value-type="float">
            <text:p>353.611</text:p>
          </table:table-cell>
          <table:table-cell office:value-type="float" office:value="1.52652" calcext:value-type="float">
            <text:p>1.52652</text:p>
          </table:table-cell>
          <table:table-cell office:value-type="float" office:value="348.224" calcext:value-type="float">
            <text:p>348.224</text:p>
          </table:table-cell>
          <table:table-cell office:value-type="float" office:value="352.986" calcext:value-type="float">
            <text:p>352.986</text:p>
          </table:table-cell>
          <table:table-cell office:value-type="float" office:value="353.687" calcext:value-type="float">
            <text:p>353.687</text:p>
          </table:table-cell>
          <table:table-cell office:value-type="float" office:value="354.678" calcext:value-type="float">
            <text:p>354.678</text:p>
          </table:table-cell>
          <table:table-cell office:value-type="float" office:value="357.443" calcext:value-type="float">
            <text:p>357.44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37.446" calcext:value-type="float">
            <text:p>737.446</text:p>
          </table:table-cell>
          <table:table-cell office:value-type="float" office:value="9.51185" calcext:value-type="float">
            <text:p>9.51185</text:p>
          </table:table-cell>
          <table:table-cell office:value-type="float" office:value="717.643" calcext:value-type="float">
            <text:p>717.643</text:p>
          </table:table-cell>
          <table:table-cell office:value-type="float" office:value="729.275" calcext:value-type="float">
            <text:p>729.275</text:p>
          </table:table-cell>
          <table:table-cell office:value-type="float" office:value="731.737" calcext:value-type="float">
            <text:p>731.737</text:p>
          </table:table-cell>
          <table:table-cell office:value-type="float" office:value="746.66" calcext:value-type="float">
            <text:p>746.66</text:p>
          </table:table-cell>
          <table:table-cell office:value-type="float" office:value="754.266" calcext:value-type="float">
            <text:p>754.26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0493" calcext:value-type="float">
            <text:p>1.00493</text:p>
          </table:table-cell>
          <table:table-cell office:value-type="float" office:value="0.0744648" calcext:value-type="float">
            <text:p>0.0744648</text:p>
          </table:table-cell>
          <table:table-cell office:value-type="float" office:value="0.901" calcext:value-type="float">
            <text:p>0.901</text:p>
          </table:table-cell>
          <table:table-cell office:value-type="float" office:value="0.956" calcext:value-type="float">
            <text:p>0.956</text:p>
          </table:table-cell>
          <table:table-cell office:value-type="float" office:value="0.988" calcext:value-type="float">
            <text:p>0.988</text:p>
          </table:table-cell>
          <table:table-cell office:value-type="float" office:value="1.024" calcext:value-type="float">
            <text:p>1.024</text:p>
          </table:table-cell>
          <table:table-cell office:value-type="float" office:value="1.298" calcext:value-type="float">
            <text:p>1.29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984" calcext:value-type="float">
            <text:p>0.98984</text:p>
          </table:table-cell>
          <table:table-cell office:value-type="float" office:value="0.0586047" calcext:value-type="float">
            <text:p>0.0586047</text:p>
          </table:table-cell>
          <table:table-cell office:value-type="float" office:value="0.896" calcext:value-type="float">
            <text:p>0.896</text:p>
          </table:table-cell>
          <table:table-cell office:value-type="float" office:value="0.947" calcext:value-type="float">
            <text:p>0.947</text:p>
          </table:table-cell>
          <table:table-cell office:value-type="float" office:value="0.976" calcext:value-type="float">
            <text:p>0.976</text:p>
          </table:table-cell>
          <table:table-cell office:value-type="float" office:value="1.037" calcext:value-type="float">
            <text:p>1.037</text:p>
          </table:table-cell>
          <table:table-cell office:value-type="float" office:value="1.127" calcext:value-type="float">
            <text:p>1.12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8399" calcext:value-type="float">
            <text:p>0.98399</text:p>
          </table:table-cell>
          <table:table-cell office:value-type="float" office:value="0.0484449" calcext:value-type="float">
            <text:p>0.0484449</text:p>
          </table:table-cell>
          <table:table-cell office:value-type="float" office:value="0.902" calcext:value-type="float">
            <text:p>0.902</text:p>
          </table:table-cell>
          <table:table-cell office:value-type="float" office:value="0.943" calcext:value-type="float">
            <text:p>0.943</text:p>
          </table:table-cell>
          <table:table-cell office:value-type="float" office:value="0.979" calcext:value-type="float">
            <text:p>0.979</text:p>
          </table:table-cell>
          <table:table-cell office:value-type="float" office:value="1.018" calcext:value-type="float">
            <text:p>1.018</text:p>
          </table:table-cell>
          <table:table-cell office:value-type="float" office:value="1.123" calcext:value-type="float">
            <text:p>1.12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8403" calcext:value-type="float">
            <text:p>0.98403</text:p>
          </table:table-cell>
          <table:table-cell office:value-type="float" office:value="0.0516352" calcext:value-type="float">
            <text:p>0.0516352</text:p>
          </table:table-cell>
          <table:table-cell office:value-type="float" office:value="0.906" calcext:value-type="float">
            <text:p>0.906</text:p>
          </table:table-cell>
          <table:table-cell office:value-type="float" office:value="0.938" calcext:value-type="float">
            <text:p>0.938</text:p>
          </table:table-cell>
          <table:table-cell office:value-type="float" office:value="0.97" calcext:value-type="float">
            <text:p>0.97</text:p>
          </table:table-cell>
          <table:table-cell office:value-type="float" office:value="1.017" calcext:value-type="float">
            <text:p>1.017</text:p>
          </table:table-cell>
          <table:table-cell office:value-type="float" office:value="1.113" calcext:value-type="float">
            <text:p>1.11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643" calcext:value-type="float">
            <text:p>0.99643</text:p>
          </table:table-cell>
          <table:table-cell office:value-type="float" office:value="0.054637" calcext:value-type="float">
            <text:p>0.054637</text:p>
          </table:table-cell>
          <table:table-cell office:value-type="float" office:value="0.913" calcext:value-type="float">
            <text:p>0.913</text:p>
          </table:table-cell>
          <table:table-cell office:value-type="float" office:value="0.954" calcext:value-type="float">
            <text:p>0.954</text:p>
          </table:table-cell>
          <table:table-cell office:value-type="float" office:value="0.986" calcext:value-type="float">
            <text:p>0.986</text:p>
          </table:table-cell>
          <table:table-cell office:value-type="float" office:value="1.03" calcext:value-type="float">
            <text:p>1.03</text:p>
          </table:table-cell>
          <table:table-cell office:value-type="float" office:value="1.153" calcext:value-type="float">
            <text:p>1.1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1054" calcext:value-type="float">
            <text:p>1.01054</text:p>
          </table:table-cell>
          <table:table-cell office:value-type="float" office:value="0.0729152" calcext:value-type="float">
            <text:p>0.0729152</text:p>
          </table:table-cell>
          <table:table-cell office:value-type="float" office:value="0.91" calcext:value-type="float">
            <text:p>0.91</text:p>
          </table:table-cell>
          <table:table-cell office:value-type="float" office:value="0.963" calcext:value-type="float">
            <text:p>0.963</text:p>
          </table:table-cell>
          <table:table-cell office:value-type="float" office:value="0.993" calcext:value-type="float">
            <text:p>0.993</text:p>
          </table:table-cell>
          <table:table-cell office:value-type="float" office:value="1.038" calcext:value-type="float">
            <text:p>1.038</text:p>
          </table:table-cell>
          <table:table-cell office:value-type="float" office:value="1.351" calcext:value-type="float">
            <text:p>1.3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299" calcext:value-type="float">
            <text:p>1.0299</text:p>
          </table:table-cell>
          <table:table-cell office:value-type="float" office:value="0.0530429" calcext:value-type="float">
            <text:p>0.0530429</text:p>
          </table:table-cell>
          <table:table-cell office:value-type="float" office:value="0.948" calcext:value-type="float">
            <text:p>0.948</text:p>
          </table:table-cell>
          <table:table-cell office:value-type="float" office:value="0.987" calcext:value-type="float">
            <text:p>0.987</text:p>
          </table:table-cell>
          <table:table-cell office:value-type="float" office:value="1.02" calcext:value-type="float">
            <text:p>1.02</text:p>
          </table:table-cell>
          <table:table-cell office:value-type="float" office:value="1.061" calcext:value-type="float">
            <text:p>1.061</text:p>
          </table:table-cell>
          <table:table-cell office:value-type="float" office:value="1.223" calcext:value-type="float">
            <text:p>1.22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3361" calcext:value-type="float">
            <text:p>1.03361</text:p>
          </table:table-cell>
          <table:table-cell office:value-type="float" office:value="0.0428604" calcext:value-type="float">
            <text:p>0.0428604</text:p>
          </table:table-cell>
          <table:table-cell office:value-type="float" office:value="0.972" calcext:value-type="float">
            <text:p>0.972</text:p>
          </table:table-cell>
          <table:table-cell office:value-type="float" office:value="1.003" calcext:value-type="float">
            <text:p>1.003</text:p>
          </table:table-cell>
          <table:table-cell office:value-type="float" office:value="1.023" calcext:value-type="float">
            <text:p>1.023</text:p>
          </table:table-cell>
          <table:table-cell office:value-type="float" office:value="1.052" calcext:value-type="float">
            <text:p>1.052</text:p>
          </table:table-cell>
          <table:table-cell office:value-type="float" office:value="1.179" calcext:value-type="float">
            <text:p>1.17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5114" calcext:value-type="float">
            <text:p>1.15114</text:p>
          </table:table-cell>
          <table:table-cell office:value-type="float" office:value="0.0915313" calcext:value-type="float">
            <text:p>0.0915313</text:p>
          </table:table-cell>
          <table:table-cell office:value-type="float" office:value="1.032" calcext:value-type="float">
            <text:p>1.032</text:p>
          </table:table-cell>
          <table:table-cell office:value-type="float" office:value="1.09" calcext:value-type="float">
            <text:p>1.09</text:p>
          </table:table-cell>
          <table:table-cell office:value-type="float" office:value="1.126" calcext:value-type="float">
            <text:p>1.126</text:p>
          </table:table-cell>
          <table:table-cell office:value-type="float" office:value="1.199" calcext:value-type="float">
            <text:p>1.199</text:p>
          </table:table-cell>
          <table:table-cell office:value-type="float" office:value="1.493" calcext:value-type="float">
            <text:p>1.4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4848" calcext:value-type="float">
            <text:p>1.34848</text:p>
          </table:table-cell>
          <table:table-cell office:value-type="float" office:value="0.153906" calcext:value-type="float">
            <text:p>0.153906</text:p>
          </table:table-cell>
          <table:table-cell office:value-type="float" office:value="1.127" calcext:value-type="float">
            <text:p>1.127</text:p>
          </table:table-cell>
          <table:table-cell office:value-type="float" office:value="1.21" calcext:value-type="float">
            <text:p>1.21</text:p>
          </table:table-cell>
          <table:table-cell office:value-type="float" office:value="1.305" calcext:value-type="float">
            <text:p>1.305</text:p>
          </table:table-cell>
          <table:table-cell office:value-type="float" office:value="1.491" calcext:value-type="float">
            <text:p>1.491</text:p>
          </table:table-cell>
          <table:table-cell office:value-type="float" office:value="1.697" calcext:value-type="float">
            <text:p>1.69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895" calcext:value-type="float">
            <text:p>1.47895</text:p>
          </table:table-cell>
          <table:table-cell office:value-type="float" office:value="0.143274" calcext:value-type="float">
            <text:p>0.143274</text:p>
          </table:table-cell>
          <table:table-cell office:value-type="float" office:value="1.301" calcext:value-type="float">
            <text:p>1.301</text:p>
          </table:table-cell>
          <table:table-cell office:value-type="float" office:value="1.397" calcext:value-type="float">
            <text:p>1.397</text:p>
          </table:table-cell>
          <table:table-cell office:value-type="float" office:value="1.413" calcext:value-type="float">
            <text:p>1.413</text:p>
          </table:table-cell>
          <table:table-cell office:value-type="float" office:value="1.514" calcext:value-type="float">
            <text:p>1.514</text:p>
          </table:table-cell>
          <table:table-cell office:value-type="float" office:value="1.925" calcext:value-type="float">
            <text:p>1.92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0283" calcext:value-type="float">
            <text:p>1.80283</text:p>
          </table:table-cell>
          <table:table-cell office:value-type="float" office:value="0.0871495" calcext:value-type="float">
            <text:p>0.0871495</text:p>
          </table:table-cell>
          <table:table-cell office:value-type="float" office:value="1.71" calcext:value-type="float">
            <text:p>1.71</text:p>
          </table:table-cell>
          <table:table-cell office:value-type="float" office:value="1.76" calcext:value-type="float">
            <text:p>1.76</text:p>
          </table:table-cell>
          <table:table-cell office:value-type="float" office:value="1.774" calcext:value-type="float">
            <text:p>1.774</text:p>
          </table:table-cell>
          <table:table-cell office:value-type="float" office:value="1.793" calcext:value-type="float">
            <text:p>1.793</text:p>
          </table:table-cell>
          <table:table-cell office:value-type="float" office:value="2.167" calcext:value-type="float">
            <text:p>2.1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60896" calcext:value-type="float">
            <text:p>2.60896</text:p>
          </table:table-cell>
          <table:table-cell office:value-type="float" office:value="0.206581" calcext:value-type="float">
            <text:p>0.206581</text:p>
          </table:table-cell>
          <table:table-cell office:value-type="float" office:value="2.379" calcext:value-type="float">
            <text:p>2.379</text:p>
          </table:table-cell>
          <table:table-cell office:value-type="float" office:value="2.46" calcext:value-type="float">
            <text:p>2.46</text:p>
          </table:table-cell>
          <table:table-cell office:value-type="float" office:value="2.519" calcext:value-type="float">
            <text:p>2.519</text:p>
          </table:table-cell>
          <table:table-cell office:value-type="float" office:value="2.701" calcext:value-type="float">
            <text:p>2.701</text:p>
          </table:table-cell>
          <table:table-cell office:value-type="float" office:value="3.388" calcext:value-type="float">
            <text:p>3.38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22002" calcext:value-type="float">
            <text:p>5.22002</text:p>
          </table:table-cell>
          <table:table-cell office:value-type="float" office:value="0.595267" calcext:value-type="float">
            <text:p>0.595267</text:p>
          </table:table-cell>
          <table:table-cell office:value-type="float" office:value="3.884" calcext:value-type="float">
            <text:p>3.884</text:p>
          </table:table-cell>
          <table:table-cell office:value-type="float" office:value="4.708" calcext:value-type="float">
            <text:p>4.708</text:p>
          </table:table-cell>
          <table:table-cell office:value-type="float" office:value="5.425" calcext:value-type="float">
            <text:p>5.425</text:p>
          </table:table-cell>
          <table:table-cell office:value-type="float" office:value="5.664" calcext:value-type="float">
            <text:p>5.664</text:p>
          </table:table-cell>
          <table:table-cell office:value-type="float" office:value="6.416" calcext:value-type="float">
            <text:p>6.4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69639" calcext:value-type="float">
            <text:p>8.69639</text:p>
          </table:table-cell>
          <table:table-cell office:value-type="float" office:value="0.543067" calcext:value-type="float">
            <text:p>0.543067</text:p>
          </table:table-cell>
          <table:table-cell office:value-type="float" office:value="6.66" calcext:value-type="float">
            <text:p>6.66</text:p>
          </table:table-cell>
          <table:table-cell office:value-type="float" office:value="8.37" calcext:value-type="float">
            <text:p>8.37</text:p>
          </table:table-cell>
          <table:table-cell office:value-type="float" office:value="8.74" calcext:value-type="float">
            <text:p>8.74</text:p>
          </table:table-cell>
          <table:table-cell office:value-type="float" office:value="9.072" calcext:value-type="float">
            <text:p>9.072</text:p>
          </table:table-cell>
          <table:table-cell office:value-type="float" office:value="9.925" calcext:value-type="float">
            <text:p>9.92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511" calcext:value-type="float">
            <text:p>14.511</text:p>
          </table:table-cell>
          <table:table-cell office:value-type="float" office:value="1.0651" calcext:value-type="float">
            <text:p>1.0651</text:p>
          </table:table-cell>
          <table:table-cell office:value-type="float" office:value="11.774" calcext:value-type="float">
            <text:p>11.774</text:p>
          </table:table-cell>
          <table:table-cell office:value-type="float" office:value="13.979" calcext:value-type="float">
            <text:p>13.979</text:p>
          </table:table-cell>
          <table:table-cell office:value-type="float" office:value="14.661" calcext:value-type="float">
            <text:p>14.661</text:p>
          </table:table-cell>
          <table:table-cell office:value-type="float" office:value="14.958" calcext:value-type="float">
            <text:p>14.958</text:p>
          </table:table-cell>
          <table:table-cell office:value-type="float" office:value="17.377" calcext:value-type="float">
            <text:p>17.37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8253" calcext:value-type="float">
            <text:p>25.8253</text:p>
          </table:table-cell>
          <table:table-cell office:value-type="float" office:value="2.54381" calcext:value-type="float">
            <text:p>2.54381</text:p>
          </table:table-cell>
          <table:table-cell office:value-type="float" office:value="20.081" calcext:value-type="float">
            <text:p>20.081</text:p>
          </table:table-cell>
          <table:table-cell office:value-type="float" office:value="24.369" calcext:value-type="float">
            <text:p>24.369</text:p>
          </table:table-cell>
          <table:table-cell office:value-type="float" office:value="26.433" calcext:value-type="float">
            <text:p>26.433</text:p>
          </table:table-cell>
          <table:table-cell office:value-type="float" office:value="27.737" calcext:value-type="float">
            <text:p>27.737</text:p>
          </table:table-cell>
          <table:table-cell office:value-type="float" office:value="31.875" calcext:value-type="float">
            <text:p>31.87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.0898" calcext:value-type="float">
            <text:p>45.0898</text:p>
          </table:table-cell>
          <table:table-cell office:value-type="float" office:value="3.43104" calcext:value-type="float">
            <text:p>3.43104</text:p>
          </table:table-cell>
          <table:table-cell office:value-type="float" office:value="39.036" calcext:value-type="float">
            <text:p>39.036</text:p>
          </table:table-cell>
          <table:table-cell office:value-type="float" office:value="42.377" calcext:value-type="float">
            <text:p>42.377</text:p>
          </table:table-cell>
          <table:table-cell office:value-type="float" office:value="43.992" calcext:value-type="float">
            <text:p>43.992</text:p>
          </table:table-cell>
          <table:table-cell office:value-type="float" office:value="47.303" calcext:value-type="float">
            <text:p>47.303</text:p>
          </table:table-cell>
          <table:table-cell office:value-type="float" office:value="53.57" calcext:value-type="float">
            <text:p>53.5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5.5279" calcext:value-type="float">
            <text:p>95.5279</text:p>
          </table:table-cell>
          <table:table-cell office:value-type="float" office:value="1.22954" calcext:value-type="float">
            <text:p>1.22954</text:p>
          </table:table-cell>
          <table:table-cell office:value-type="float" office:value="91.504" calcext:value-type="float">
            <text:p>91.504</text:p>
          </table:table-cell>
          <table:table-cell office:value-type="float" office:value="94.956" calcext:value-type="float">
            <text:p>94.956</text:p>
          </table:table-cell>
          <table:table-cell office:value-type="float" office:value="95.759" calcext:value-type="float">
            <text:p>95.759</text:p>
          </table:table-cell>
          <table:table-cell office:value-type="float" office:value="96.218" calcext:value-type="float">
            <text:p>96.218</text:p>
          </table:table-cell>
          <table:table-cell office:value-type="float" office:value="98.729" calcext:value-type="float">
            <text:p>98.72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9.505" calcext:value-type="float">
            <text:p>199.505</text:p>
          </table:table-cell>
          <table:table-cell office:value-type="float" office:value="1.38873" calcext:value-type="float">
            <text:p>1.38873</text:p>
          </table:table-cell>
          <table:table-cell office:value-type="float" office:value="195.445" calcext:value-type="float">
            <text:p>195.445</text:p>
          </table:table-cell>
          <table:table-cell office:value-type="float" office:value="198.72" calcext:value-type="float">
            <text:p>198.72</text:p>
          </table:table-cell>
          <table:table-cell office:value-type="float" office:value="199.685" calcext:value-type="float">
            <text:p>199.685</text:p>
          </table:table-cell>
          <table:table-cell office:value-type="float" office:value="200.402" calcext:value-type="float">
            <text:p>200.402</text:p>
          </table:table-cell>
          <table:table-cell office:value-type="float" office:value="203.292" calcext:value-type="float">
            <text:p>203.29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8.671" calcext:value-type="float">
            <text:p>398.671</text:p>
          </table:table-cell>
          <table:table-cell office:value-type="float" office:value="1.86157" calcext:value-type="float">
            <text:p>1.86157</text:p>
          </table:table-cell>
          <table:table-cell office:value-type="float" office:value="391.518" calcext:value-type="float">
            <text:p>391.518</text:p>
          </table:table-cell>
          <table:table-cell office:value-type="float" office:value="397.968" calcext:value-type="float">
            <text:p>397.968</text:p>
          </table:table-cell>
          <table:table-cell office:value-type="float" office:value="398.776" calcext:value-type="float">
            <text:p>398.776</text:p>
          </table:table-cell>
          <table:table-cell office:value-type="float" office:value="399.6" calcext:value-type="float">
            <text:p>399.6</text:p>
          </table:table-cell>
          <table:table-cell office:value-type="float" office:value="404.43" calcext:value-type="float">
            <text:p>404.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18.645" calcext:value-type="float">
            <text:p>818.645</text:p>
          </table:table-cell>
          <table:table-cell office:value-type="float" office:value="4.57466" calcext:value-type="float">
            <text:p>4.57466</text:p>
          </table:table-cell>
          <table:table-cell office:value-type="float" office:value="784.313" calcext:value-type="float">
            <text:p>784.313</text:p>
          </table:table-cell>
          <table:table-cell office:value-type="float" office:value="817.32" calcext:value-type="float">
            <text:p>817.32</text:p>
          </table:table-cell>
          <table:table-cell office:value-type="float" office:value="818.678" calcext:value-type="float">
            <text:p>818.678</text:p>
          </table:table-cell>
          <table:table-cell office:value-type="float" office:value="821.058" calcext:value-type="float">
            <text:p>821.058</text:p>
          </table:table-cell>
          <table:table-cell office:value-type="float" office:value="826.168" calcext:value-type="float">
            <text:p>826.16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222569" calcext:value-type="float">
            <text:p>0.0222569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231" calcext:value-type="float">
            <text:p>0.231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432" calcext:value-type="float">
            <text:p>0.03432</text:p>
          </table:table-cell>
          <table:table-cell office:value-type="float" office:value="0.0157282" calcext:value-type="float">
            <text:p>0.015728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" calcext:value-type="float">
            <text:p>0.0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office:value-type="float" office:value="0.185" calcext:value-type="float">
            <text:p>0.185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406" calcext:value-type="float">
            <text:p>0.03406</text:p>
          </table:table-cell>
          <table:table-cell office:value-type="float" office:value="0.0128256" calcext:value-type="float">
            <text:p>0.0128256</text:p>
          </table:table-cell>
          <table:table-cell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office:value-type="float" office:value="0.159" calcext:value-type="float">
            <text:p>0.159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179313" calcext:value-type="float">
            <text:p>0.017931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227" calcext:value-type="float">
            <text:p>0.227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074" calcext:value-type="float">
            <text:p>0.05074</text:p>
          </table:table-cell>
          <table:table-cell office:value-type="float" office:value="0.0198235" calcext:value-type="float">
            <text:p>0.019823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245" calcext:value-type="float">
            <text:p>0.245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923" calcext:value-type="float">
            <text:p>0.06923</text:p>
          </table:table-cell>
          <table:table-cell office:value-type="float" office:value="0.030374" calcext:value-type="float">
            <text:p>0.03037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.066" calcext:value-type="float">
            <text:p>0.066</text:p>
          </table:table-cell>
          <table:table-cell office:value-type="float" office:value="0.37" calcext:value-type="float">
            <text:p>0.37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818" calcext:value-type="float">
            <text:p>0.06818</text:p>
          </table:table-cell>
          <table:table-cell office:value-type="float" office:value="0.0238811" calcext:value-type="float">
            <text:p>0.023881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7" calcext:value-type="float">
            <text:p>0.067</text:p>
          </table:table-cell>
          <table:table-cell office:value-type="float" office:value="0.302" calcext:value-type="float">
            <text:p>0.302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558" calcext:value-type="float">
            <text:p>0.07558</text:p>
          </table:table-cell>
          <table:table-cell office:value-type="float" office:value="0.0285773" calcext:value-type="float">
            <text:p>0.028577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5" calcext:value-type="float">
            <text:p>0.075</text:p>
          </table:table-cell>
          <table:table-cell office:value-type="float" office:value="0.354" calcext:value-type="float">
            <text:p>0.354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395" calcext:value-type="float">
            <text:p>0.07395</text:p>
          </table:table-cell>
          <table:table-cell office:value-type="float" office:value="0.0316513" calcext:value-type="float">
            <text:p>0.031651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2" calcext:value-type="float">
            <text:p>0.072</text:p>
          </table:table-cell>
          <table:table-cell office:value-type="float" office:value="0.385" calcext:value-type="float">
            <text:p>0.385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984" calcext:value-type="float">
            <text:p>0.08984</text:p>
          </table:table-cell>
          <table:table-cell office:value-type="float" office:value="0.0306035" calcext:value-type="float">
            <text:p>0.030603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8" calcext:value-type="float">
            <text:p>0.088</text:p>
          </table:table-cell>
          <table:table-cell office:value-type="float" office:value="0.386" calcext:value-type="float">
            <text:p>0.386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964" calcext:value-type="float">
            <text:p>0.10964</text:p>
          </table:table-cell>
          <table:table-cell office:value-type="float" office:value="0.0451592" calcext:value-type="float">
            <text:p>0.0451592</text:p>
          </table:table-cell>
          <table:table-cell office:value-type="float" office:value="0.083" calcext:value-type="float">
            <text:p>0.083</text:p>
          </table:table-cell>
          <table:table-cell office:value-type="float" office:value="0.1" calcext:value-type="float">
            <text:p>0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7" calcext:value-type="float">
            <text:p>0.107</text:p>
          </table:table-cell>
          <table:table-cell office:value-type="float" office:value="0.421" calcext:value-type="float">
            <text:p>0.421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739" calcext:value-type="float">
            <text:p>0.12739</text:p>
          </table:table-cell>
          <table:table-cell office:value-type="float" office:value="0.0469625" calcext:value-type="float">
            <text:p>0.046962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6" calcext:value-type="float">
            <text:p>0.126</text:p>
          </table:table-cell>
          <table:table-cell office:value-type="float" office:value="0.58" calcext:value-type="float">
            <text:p>0.58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1876" calcext:value-type="float">
            <text:p>0.11876</text:p>
          </table:table-cell>
          <table:table-cell office:value-type="float" office:value="0.0443121" calcext:value-type="float">
            <text:p>0.044312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548" calcext:value-type="float">
            <text:p>0.548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455" calcext:value-type="float">
            <text:p>0.13455</text:p>
          </table:table-cell>
          <table:table-cell office:value-type="float" office:value="0.0648668" calcext:value-type="float">
            <text:p>0.0648668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758" calcext:value-type="float">
            <text:p>0.758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915" calcext:value-type="float">
            <text:p>0.12915</text:p>
          </table:table-cell>
          <table:table-cell office:value-type="float" office:value="0.0443564" calcext:value-type="float">
            <text:p>0.044356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" calcext:value-type="float">
            <text:p>0.13</text:p>
          </table:table-cell>
          <table:table-cell office:value-type="float" office:value="0.556" calcext:value-type="float">
            <text:p>0.556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482" calcext:value-type="float">
            <text:p>0.13482</text:p>
          </table:table-cell>
          <table:table-cell office:value-type="float" office:value="0.0537044" calcext:value-type="float">
            <text:p>0.0537044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" calcext:value-type="float">
            <text:p>0.12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4" calcext:value-type="float">
            <text:p>0.134</text:p>
          </table:table-cell>
          <table:table-cell office:value-type="float" office:value="0.65" calcext:value-type="float">
            <text:p>0.65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4442" calcext:value-type="float">
            <text:p>0.14442</text:p>
          </table:table-cell>
          <table:table-cell office:value-type="float" office:value="0.0592147" calcext:value-type="float">
            <text:p>0.059214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" calcext:value-type="float">
            <text:p>0.1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3" calcext:value-type="float">
            <text:p>0.143</text:p>
          </table:table-cell>
          <table:table-cell office:value-type="float" office:value="0.719" calcext:value-type="float">
            <text:p>0.719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425" calcext:value-type="float">
            <text:p>0.15425</text:p>
          </table:table-cell>
          <table:table-cell office:value-type="float" office:value="0.0674861" calcext:value-type="float">
            <text:p>0.067486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7" calcext:value-type="float">
            <text:p>0.13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4" calcext:value-type="float">
            <text:p>0.154</text:p>
          </table:table-cell>
          <table:table-cell office:value-type="float" office:value="0.815" calcext:value-type="float">
            <text:p>0.815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5902" calcext:value-type="float">
            <text:p>0.15902</text:p>
          </table:table-cell>
          <table:table-cell office:value-type="float" office:value="0.0599371" calcext:value-type="float">
            <text:p>0.059937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8" calcext:value-type="float">
            <text:p>0.158</text:p>
          </table:table-cell>
          <table:table-cell office:value-type="float" office:value="0.737" calcext:value-type="float">
            <text:p>0.737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8507" calcext:value-type="float">
            <text:p>0.18507</text:p>
          </table:table-cell>
          <table:table-cell office:value-type="float" office:value="0.0687598" calcext:value-type="float">
            <text:p>0.068759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" calcext:value-type="float">
            <text:p>0.18</text:p>
          </table:table-cell>
          <table:table-cell office:value-type="float" office:value="0.184" calcext:value-type="float">
            <text:p>0.184</text:p>
          </table:table-cell>
          <table:table-cell office:value-type="float" office:value="0.846" calcext:value-type="float">
            <text:p>0.846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7317" calcext:value-type="float">
            <text:p>0.17317</text:p>
          </table:table-cell>
          <table:table-cell office:value-type="float" office:value="0.0597418" calcext:value-type="float">
            <text:p>0.059741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8" calcext:value-type="float">
            <text:p>0.178</text:p>
          </table:table-cell>
          <table:table-cell office:value-type="float" office:value="0.742" calcext:value-type="float">
            <text:p>0.742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9496" calcext:value-type="float">
            <text:p>0.19496</text:p>
          </table:table-cell>
          <table:table-cell office:value-type="float" office:value="0.0715829" calcext:value-type="float">
            <text:p>0.0715829</text:p>
          </table:table-cell>
          <table:table-cell office:value-type="float" office:value="0.16" calcext:value-type="float">
            <text:p>0.1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8" calcext:value-type="float">
            <text:p>0.198</text:p>
          </table:table-cell>
          <table:table-cell office:value-type="float" office:value="0.861" calcext:value-type="float">
            <text:p>0.861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0.0874049" calcext:value-type="float">
            <text:p>0.087404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936" calcext:value-type="float">
            <text:p>0.936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421" calcext:value-type="float">
            <text:p>0.11421</text:p>
          </table:table-cell>
          <table:table-cell office:value-type="float" office:value="0.135923" calcext:value-type="float">
            <text:p>0.13592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1.466" calcext:value-type="float">
            <text:p>1.466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214" calcext:value-type="float">
            <text:p>0.11214</text:p>
          </table:table-cell>
          <table:table-cell office:value-type="float" office:value="0.120742" calcext:value-type="float">
            <text:p>0.12074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office:value-type="float" office:value="1.313" calcext:value-type="float">
            <text:p>1.313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447" calcext:value-type="float">
            <text:p>0.17447</text:p>
          </table:table-cell>
          <table:table-cell office:value-type="float" office:value="0.20378" calcext:value-type="float">
            <text:p>0.2037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9" calcext:value-type="float">
            <text:p>0.159</text:p>
          </table:table-cell>
          <table:table-cell office:value-type="float" office:value="2.201" calcext:value-type="float">
            <text:p>2.201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208094" calcext:value-type="float">
            <text:p>0.20809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8" calcext:value-type="float">
            <text:p>0.148</text:p>
          </table:table-cell>
          <table:table-cell office:value-type="float" office:value="2.237" calcext:value-type="float">
            <text:p>2.237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244" calcext:value-type="float">
            <text:p>0.22244</text:p>
          </table:table-cell>
          <table:table-cell office:value-type="float" office:value="0.264664" calcext:value-type="float">
            <text:p>0.264664</text:p>
          </table:table-cell>
          <table:table-cell office:value-type="float" office:value="0.187" calcext:value-type="float">
            <text:p>0.187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7" calcext:value-type="float">
            <text:p>0.197</text:p>
          </table:table-cell>
          <table:table-cell office:value-type="float" office:value="2.855" calcext:value-type="float">
            <text:p>2.855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2096" calcext:value-type="float">
            <text:p>0.22096</text:p>
          </table:table-cell>
          <table:table-cell office:value-type="float" office:value="0.25876" calcext:value-type="float">
            <text:p>0.25876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6" calcext:value-type="float">
            <text:p>0.196</text:p>
          </table:table-cell>
          <table:table-cell office:value-type="float" office:value="2.795" calcext:value-type="float">
            <text:p>2.795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809" calcext:value-type="float">
            <text:p>0.27809</text:p>
          </table:table-cell>
          <table:table-cell office:value-type="float" office:value="0.332352" calcext:value-type="float">
            <text:p>0.332352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" calcext:value-type="float">
            <text:p>0.2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7" calcext:value-type="float">
            <text:p>0.247</text:p>
          </table:table-cell>
          <table:table-cell office:value-type="float" office:value="3.584" calcext:value-type="float">
            <text:p>3.584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903" calcext:value-type="float">
            <text:p>0.27903</text:p>
          </table:table-cell>
          <table:table-cell office:value-type="float" office:value="0.345006" calcext:value-type="float">
            <text:p>0.34500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6" calcext:value-type="float">
            <text:p>0.246</text:p>
          </table:table-cell>
          <table:table-cell office:value-type="float" office:value="3.711" calcext:value-type="float">
            <text:p>3.711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3527" calcext:value-type="float">
            <text:p>0.33527</text:p>
          </table:table-cell>
          <table:table-cell office:value-type="float" office:value="0.399108" calcext:value-type="float">
            <text:p>0.399108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2" calcext:value-type="float">
            <text:p>0.292</text:p>
          </table:table-cell>
          <table:table-cell office:value-type="float" office:value="0.302" calcext:value-type="float">
            <text:p>0.302</text:p>
          </table:table-cell>
          <table:table-cell office:value-type="float" office:value="4.305" calcext:value-type="float">
            <text:p>4.305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405817" calcext:value-type="float">
            <text:p>0.405817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7" calcext:value-type="float">
            <text:p>0.297</text:p>
          </table:table-cell>
          <table:table-cell office:value-type="float" office:value="4.371" calcext:value-type="float">
            <text:p>4.371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9031" calcext:value-type="float">
            <text:p>0.39031</text:p>
          </table:table-cell>
          <table:table-cell office:value-type="float" office:value="0.474112" calcext:value-type="float">
            <text:p>0.474112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5" calcext:value-type="float">
            <text:p>0.345</text:p>
          </table:table-cell>
          <table:table-cell office:value-type="float" office:value="5.107" calcext:value-type="float">
            <text:p>5.107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946" calcext:value-type="float">
            <text:p>0.3946</text:p>
          </table:table-cell>
          <table:table-cell office:value-type="float" office:value="0.482542" calcext:value-type="float">
            <text:p>0.48254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4" calcext:value-type="float">
            <text:p>0.3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9" calcext:value-type="float">
            <text:p>0.349</text:p>
          </table:table-cell>
          <table:table-cell office:value-type="float" office:value="5.195" calcext:value-type="float">
            <text:p>5.195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646" calcext:value-type="float">
            <text:p>0.44646</text:p>
          </table:table-cell>
          <table:table-cell office:value-type="float" office:value="0.550699" calcext:value-type="float">
            <text:p>0.550699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6" calcext:value-type="float">
            <text:p>0.396</text:p>
          </table:table-cell>
          <table:table-cell office:value-type="float" office:value="5.925" calcext:value-type="float">
            <text:p>5.925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4689" calcext:value-type="float">
            <text:p>0.44689</text:p>
          </table:table-cell>
          <table:table-cell office:value-type="float" office:value="0.553751" calcext:value-type="float">
            <text:p>0.553751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" calcext:value-type="float">
            <text:p>0.39</text:p>
          </table:table-cell>
          <table:table-cell office:value-type="float" office:value="0.397" calcext:value-type="float">
            <text:p>0.397</text:p>
          </table:table-cell>
          <table:table-cell office:value-type="float" office:value="5.956" calcext:value-type="float">
            <text:p>5.956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0428" calcext:value-type="float">
            <text:p>0.50428</text:p>
          </table:table-cell>
          <table:table-cell office:value-type="float" office:value="0.610819" calcext:value-type="float">
            <text:p>0.61081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" calcext:value-type="float">
            <text:p>0.44</text:p>
          </table:table-cell>
          <table:table-cell office:value-type="float" office:value="0.449" calcext:value-type="float">
            <text:p>0.449</text:p>
          </table:table-cell>
          <table:table-cell office:value-type="float" office:value="6.581" calcext:value-type="float">
            <text:p>6.581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0266" calcext:value-type="float">
            <text:p>0.50266</text:p>
          </table:table-cell>
          <table:table-cell office:value-type="float" office:value="0.626232" calcext:value-type="float">
            <text:p>0.626232</text:p>
          </table:table-cell>
          <table:table-cell office:value-type="float" office:value="0.422" calcext:value-type="float">
            <text:p>0.422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4" calcext:value-type="float">
            <text:p>0.444</text:p>
          </table:table-cell>
          <table:table-cell office:value-type="float" office:value="6.733" calcext:value-type="float">
            <text:p>6.733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54" calcext:value-type="float">
            <text:p>0.5554</text:p>
          </table:table-cell>
          <table:table-cell office:value-type="float" office:value="0.68305" calcext:value-type="float">
            <text:p>0.68305</text:p>
          </table:table-cell>
          <table:table-cell office:value-type="float" office:value="0.471" calcext:value-type="float">
            <text:p>0.471</text:p>
          </table:table-cell>
          <table:table-cell office:value-type="float" office:value="0.481" calcext:value-type="float">
            <text:p>0.481</text:p>
          </table:table-cell>
          <table:table-cell office:value-type="float" office:value="0.484" calcext:value-type="float">
            <text:p>0.484</text:p>
          </table:table-cell>
          <table:table-cell office:value-type="float" office:value="0.49" calcext:value-type="float">
            <text:p>0.49</text:p>
          </table:table-cell>
          <table:table-cell office:value-type="float" office:value="7.351" calcext:value-type="float">
            <text:p>7.351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865" calcext:value-type="float">
            <text:p>0.55865</text:p>
          </table:table-cell>
          <table:table-cell office:value-type="float" office:value="0.692775" calcext:value-type="float">
            <text:p>0.69277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3" calcext:value-type="float">
            <text:p>0.493</text:p>
          </table:table-cell>
          <table:table-cell office:value-type="float" office:value="7.451" calcext:value-type="float">
            <text:p>7.451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14" calcext:value-type="float">
            <text:p>0.614</text:p>
          </table:table-cell>
          <table:table-cell office:value-type="float" office:value="0.777259" calcext:value-type="float">
            <text:p>0.777259</text:p>
          </table:table-cell>
          <table:table-cell office:value-type="float" office:value="0.518" calcext:value-type="float">
            <text:p>0.518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3" calcext:value-type="float">
            <text:p>0.533</text:p>
          </table:table-cell>
          <table:table-cell office:value-type="float" office:value="0.543" calcext:value-type="float">
            <text:p>0.543</text:p>
          </table:table-cell>
          <table:table-cell office:value-type="float" office:value="8.347" calcext:value-type="float">
            <text:p>8.347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1269" calcext:value-type="float">
            <text:p>0.61269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4" calcext:value-type="float">
            <text:p>0.534</text:p>
          </table:table-cell>
          <table:table-cell office:value-type="float" office:value="0.541" calcext:value-type="float">
            <text:p>0.541</text:p>
          </table:table-cell>
          <table:table-cell office:value-type="float" office:value="8.142" calcext:value-type="float">
            <text:p>8.142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326" calcext:value-type="float">
            <text:p>0.67326</text:p>
          </table:table-cell>
          <table:table-cell office:value-type="float" office:value="0.813208" calcext:value-type="float">
            <text:p>0.813208</text:p>
          </table:table-cell>
          <table:table-cell office:value-type="float" office:value="0.576" calcext:value-type="float">
            <text:p>0.576</text:p>
          </table:table-cell>
          <table:table-cell office:value-type="float" office:value="0.584" calcext:value-type="float">
            <text:p>0.584</text:p>
          </table:table-cell>
          <table:table-cell office:value-type="float" office:value="0.59" calcext:value-type="float">
            <text:p>0.59</text:p>
          </table:table-cell>
          <table:table-cell office:value-type="float" office:value="0.596" calcext:value-type="float">
            <text:p>0.596</text:p>
          </table:table-cell>
          <table:table-cell office:value-type="float" office:value="8.764" calcext:value-type="float">
            <text:p>8.764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</table:table>
      <table:table table:name="x" table:style-name="ta1"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439" calcext:value-type="float">
            <text:p>0.13439</text:p>
          </table:table-cell>
          <table:table-cell office:value-type="float" office:value="0.024785" calcext:value-type="float">
            <text:p>0.02478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" calcext:value-type="float">
            <text:p>0.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32" calcext:value-type="float">
            <text:p>0.3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985" calcext:value-type="float">
            <text:p>0.12985</text:p>
          </table:table-cell>
          <table:table-cell office:value-type="float" office:value="0.0062504" calcext:value-type="float">
            <text:p>0.0062504</text:p>
          </table:table-cell>
          <table:table-cell office:value-type="float" office:value="0.12" calcext:value-type="float">
            <text:p>0.1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7" calcext:value-type="float">
            <text:p>0.15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072" calcext:value-type="float">
            <text:p>0.13072</text:p>
          </table:table-cell>
          <table:table-cell office:value-type="float" office:value="0.00673362" calcext:value-type="float">
            <text:p>0.0067336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2" calcext:value-type="float">
            <text:p>0.132</text:p>
          </table:table-cell>
          <table:table-cell office:value-type="float" office:value="0.154" calcext:value-type="float">
            <text:p>0.15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338" calcext:value-type="float">
            <text:p>0.13338</text:p>
          </table:table-cell>
          <table:table-cell office:value-type="float" office:value="0.0105922" calcext:value-type="float">
            <text:p>0.0105922</text:p>
          </table:table-cell>
          <table:table-cell office:value-type="float" office:value="0.12" calcext:value-type="float">
            <text:p>0.1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" calcext:value-type="float">
            <text:p>0.1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77" calcext:value-type="float">
            <text:p>0.17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525" calcext:value-type="float">
            <text:p>0.13525</text:p>
          </table:table-cell>
          <table:table-cell office:value-type="float" office:value="0.00797794" calcext:value-type="float">
            <text:p>0.0079779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7" calcext:value-type="float">
            <text:p>0.137</text:p>
          </table:table-cell>
          <table:table-cell office:value-type="float" office:value="0.181" calcext:value-type="float">
            <text:p>0.1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543" calcext:value-type="float">
            <text:p>0.13543</text:p>
          </table:table-cell>
          <table:table-cell office:value-type="float" office:value="0.0057363" calcext:value-type="float">
            <text:p>0.0057363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62" calcext:value-type="float">
            <text:p>0.16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4163" calcext:value-type="float">
            <text:p>0.14163</text:p>
          </table:table-cell>
          <table:table-cell office:value-type="float" office:value="0.0109423" calcext:value-type="float">
            <text:p>0.0109423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3" calcext:value-type="float">
            <text:p>0.143</text:p>
          </table:table-cell>
          <table:table-cell office:value-type="float" office:value="0.184" calcext:value-type="float">
            <text:p>0.1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602" calcext:value-type="float">
            <text:p>0.15602</text:p>
          </table:table-cell>
          <table:table-cell office:value-type="float" office:value="0.0115767" calcext:value-type="float">
            <text:p>0.0115767</text:p>
          </table:table-cell>
          <table:table-cell office:value-type="float" office:value="0.135" calcext:value-type="float">
            <text:p>0.135</text:p>
          </table:table-cell>
          <table:table-cell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9" calcext:value-type="float">
            <text:p>0.159</text:p>
          </table:table-cell>
          <table:table-cell office:value-type="float" office:value="0.215" calcext:value-type="float">
            <text:p>0.2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026" calcext:value-type="float">
            <text:p>0.17026</text:p>
          </table:table-cell>
          <table:table-cell office:value-type="float" office:value="0.00760345" calcext:value-type="float">
            <text:p>0.0076034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2" calcext:value-type="float">
            <text:p>0.172</text:p>
          </table:table-cell>
          <table:table-cell office:value-type="float" office:value="0.195" calcext:value-type="float">
            <text:p>0.19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0152" calcext:value-type="float">
            <text:p>0.20152</text:p>
          </table:table-cell>
          <table:table-cell office:value-type="float" office:value="0.0219141" calcext:value-type="float">
            <text:p>0.0219141</text:p>
          </table:table-cell>
          <table:table-cell office:value-type="float" office:value="0.18" calcext:value-type="float">
            <text:p>0.18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3" calcext:value-type="float">
            <text:p>0.203</text:p>
          </table:table-cell>
          <table:table-cell office:value-type="float" office:value="0.388" calcext:value-type="float">
            <text:p>0.3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9028" calcext:value-type="float">
            <text:p>0.29028</text:p>
          </table:table-cell>
          <table:table-cell office:value-type="float" office:value="0.0410395" calcext:value-type="float">
            <text:p>0.041039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66" calcext:value-type="float">
            <text:p>0.266</text:p>
          </table:table-cell>
          <table:table-cell office:value-type="float" office:value="0.28" calcext:value-type="float">
            <text:p>0.28</text:p>
          </table:table-cell>
          <table:table-cell office:value-type="float" office:value="0.305" calcext:value-type="float">
            <text:p>0.305</text:p>
          </table:table-cell>
          <table:table-cell office:value-type="float" office:value="0.564" calcext:value-type="float">
            <text:p>0.56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911" calcext:value-type="float">
            <text:p>0.3911</text:p>
          </table:table-cell>
          <table:table-cell office:value-type="float" office:value="0.09181" calcext:value-type="float">
            <text:p>0.09181</text:p>
          </table:table-cell>
          <table:table-cell office:value-type="float" office:value="0.337" calcext:value-type="float">
            <text:p>0.337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9" calcext:value-type="float">
            <text:p>0.369</text:p>
          </table:table-cell>
          <table:table-cell office:value-type="float" office:value="0.402" calcext:value-type="float">
            <text:p>0.402</text:p>
          </table:table-cell>
          <table:table-cell office:value-type="float" office:value="1.146" calcext:value-type="float">
            <text:p>1.14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8722" calcext:value-type="float">
            <text:p>0.58722</text:p>
          </table:table-cell>
          <table:table-cell office:value-type="float" office:value="0.133739" calcext:value-type="float">
            <text:p>0.133739</text:p>
          </table:table-cell>
          <table:table-cell office:value-type="float" office:value="0.484" calcext:value-type="float">
            <text:p>0.48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77" calcext:value-type="float">
            <text:p>0.577</text:p>
          </table:table-cell>
          <table:table-cell office:value-type="float" office:value="0.589" calcext:value-type="float">
            <text:p>0.589</text:p>
          </table:table-cell>
          <table:table-cell office:value-type="float" office:value="1.691" calcext:value-type="float">
            <text:p>1.69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9887" calcext:value-type="float">
            <text:p>0.99887</text:p>
          </table:table-cell>
          <table:table-cell office:value-type="float" office:value="0.281062" calcext:value-type="float">
            <text:p>0.281062</text:p>
          </table:table-cell>
          <table:table-cell office:value-type="float" office:value="0.835" calcext:value-type="float">
            <text:p>0.835</text:p>
          </table:table-cell>
          <table:table-cell office:value-type="float" office:value="0.913" calcext:value-type="float">
            <text:p>0.913</text:p>
          </table:table-cell>
          <table:table-cell office:value-type="float" office:value="0.977" calcext:value-type="float">
            <text:p>0.977</text:p>
          </table:table-cell>
          <table:table-cell office:value-type="float" office:value="1.013" calcext:value-type="float">
            <text:p>1.013</text:p>
          </table:table-cell>
          <table:table-cell office:value-type="float" office:value="3.409" calcext:value-type="float">
            <text:p>3.40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0523" calcext:value-type="float">
            <text:p>1.90523</text:p>
          </table:table-cell>
          <table:table-cell office:value-type="float" office:value="0.497528" calcext:value-type="float">
            <text:p>0.497528</text:p>
          </table:table-cell>
          <table:table-cell office:value-type="float" office:value="1.666" calcext:value-type="float">
            <text:p>1.666</text:p>
          </table:table-cell>
          <table:table-cell office:value-type="float" office:value="1.771" calcext:value-type="float">
            <text:p>1.771</text:p>
          </table:table-cell>
          <table:table-cell office:value-type="float" office:value="1.843" calcext:value-type="float">
            <text:p>1.843</text:p>
          </table:table-cell>
          <table:table-cell office:value-type="float" office:value="1.887" calcext:value-type="float">
            <text:p>1.887</text:p>
          </table:table-cell>
          <table:table-cell office:value-type="float" office:value="6.217" calcext:value-type="float">
            <text:p>6.21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47217" calcext:value-type="float">
            <text:p>4.47217</text:p>
          </table:table-cell>
          <table:table-cell office:value-type="float" office:value="0.944767" calcext:value-type="float">
            <text:p>0.944767</text:p>
          </table:table-cell>
          <table:table-cell office:value-type="float" office:value="3.337" calcext:value-type="float">
            <text:p>3.337</text:p>
          </table:table-cell>
          <table:table-cell office:value-type="float" office:value="4.162" calcext:value-type="float">
            <text:p>4.162</text:p>
          </table:table-cell>
          <table:table-cell office:value-type="float" office:value="4.418" calcext:value-type="float">
            <text:p>4.418</text:p>
          </table:table-cell>
          <table:table-cell office:value-type="float" office:value="4.479" calcext:value-type="float">
            <text:p>4.479</text:p>
          </table:table-cell>
          <table:table-cell office:value-type="float" office:value="12.424" calcext:value-type="float">
            <text:p>12.42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0597" calcext:value-type="float">
            <text:p>10.0597</text:p>
          </table:table-cell>
          <table:table-cell office:value-type="float" office:value="2.37612" calcext:value-type="float">
            <text:p>2.37612</text:p>
          </table:table-cell>
          <table:table-cell office:value-type="float" office:value="8.727" calcext:value-type="float">
            <text:p>8.727</text:p>
          </table:table-cell>
          <table:table-cell office:value-type="float" office:value="9.534" calcext:value-type="float">
            <text:p>9.534</text:p>
          </table:table-cell>
          <table:table-cell office:value-type="float" office:value="9.626" calcext:value-type="float">
            <text:p>9.626</text:p>
          </table:table-cell>
          <table:table-cell office:value-type="float" office:value="10.368" calcext:value-type="float">
            <text:p>10.368</text:p>
          </table:table-cell>
          <table:table-cell office:value-type="float" office:value="31.094" calcext:value-type="float">
            <text:p>31.0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.5376" calcext:value-type="float">
            <text:p>44.5376</text:p>
          </table:table-cell>
          <table:table-cell office:value-type="float" office:value="17.9572" calcext:value-type="float">
            <text:p>17.9572</text:p>
          </table:table-cell>
          <table:table-cell office:value-type="float" office:value="17.081" calcext:value-type="float">
            <text:p>17.081</text:p>
          </table:table-cell>
          <table:table-cell office:value-type="float" office:value="20.441" calcext:value-type="float">
            <text:p>20.441</text:p>
          </table:table-cell>
          <table:table-cell office:value-type="float" office:value="53.281" calcext:value-type="float">
            <text:p>53.281</text:p>
          </table:table-cell>
          <table:table-cell office:value-type="float" office:value="59.956" calcext:value-type="float">
            <text:p>59.956</text:p>
          </table:table-cell>
          <table:table-cell office:value-type="float" office:value="62.002" calcext:value-type="float">
            <text:p>62.00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0.374" calcext:value-type="float">
            <text:p>120.374</text:p>
          </table:table-cell>
          <table:table-cell office:value-type="float" office:value="5.42372" calcext:value-type="float">
            <text:p>5.42372</text:p>
          </table:table-cell>
          <table:table-cell office:value-type="float" office:value="101.916" calcext:value-type="float">
            <text:p>101.916</text:p>
          </table:table-cell>
          <table:table-cell office:value-type="float" office:value="117.872" calcext:value-type="float">
            <text:p>117.872</text:p>
          </table:table-cell>
          <table:table-cell office:value-type="float" office:value="122.031" calcext:value-type="float">
            <text:p>122.031</text:p>
          </table:table-cell>
          <table:table-cell office:value-type="float" office:value="124.641" calcext:value-type="float">
            <text:p>124.641</text:p>
          </table:table-cell>
          <table:table-cell office:value-type="float" office:value="126.173" calcext:value-type="float">
            <text:p>126.17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6.054" calcext:value-type="float">
            <text:p>306.054</text:p>
          </table:table-cell>
          <table:table-cell office:value-type="float" office:value="22.1454" calcext:value-type="float">
            <text:p>22.1454</text:p>
          </table:table-cell>
          <table:table-cell office:value-type="float" office:value="240.335" calcext:value-type="float">
            <text:p>240.335</text:p>
          </table:table-cell>
          <table:table-cell office:value-type="float" office:value="309.062" calcext:value-type="float">
            <text:p>309.062</text:p>
          </table:table-cell>
          <table:table-cell office:value-type="float" office:value="313.941" calcext:value-type="float">
            <text:p>313.941</text:p>
          </table:table-cell>
          <table:table-cell office:value-type="float" office:value="317.446" calcext:value-type="float">
            <text:p>317.446</text:p>
          </table:table-cell>
          <table:table-cell office:value-type="float" office:value="319.683" calcext:value-type="float">
            <text:p>319.6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4.17" calcext:value-type="float">
            <text:p>504.17</text:p>
          </table:table-cell>
          <table:table-cell office:value-type="float" office:value="22.3556" calcext:value-type="float">
            <text:p>22.3556</text:p>
          </table:table-cell>
          <table:table-cell office:value-type="float" office:value="466.983" calcext:value-type="float">
            <text:p>466.983</text:p>
          </table:table-cell>
          <table:table-cell office:value-type="float" office:value="485.878" calcext:value-type="float">
            <text:p>485.878</text:p>
          </table:table-cell>
          <table:table-cell office:value-type="float" office:value="509.625" calcext:value-type="float">
            <text:p>509.625</text:p>
          </table:table-cell>
          <table:table-cell office:value-type="float" office:value="512.242" calcext:value-type="float">
            <text:p>512.242</text:p>
          </table:table-cell>
          <table:table-cell office:value-type="float" office:value="630.008" calcext:value-type="float">
            <text:p>630.00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85.89" calcext:value-type="float">
            <text:p>1085.89</text:p>
          </table:table-cell>
          <table:table-cell office:value-type="float" office:value="119.627" calcext:value-type="float">
            <text:p>119.627</text:p>
          </table:table-cell>
          <table:table-cell office:value-type="float" office:value="960.887" calcext:value-type="float">
            <text:p>960.887</text:p>
          </table:table-cell>
          <table:table-cell office:value-type="float" office:value="1009.49" calcext:value-type="float">
            <text:p>1009.49</text:p>
          </table:table-cell>
          <table:table-cell office:value-type="float" office:value="1026.35" calcext:value-type="float">
            <text:p>1026.35</text:p>
          </table:table-cell>
          <table:table-cell office:value-type="float" office:value="1257.31" calcext:value-type="float">
            <text:p>1257.31</text:p>
          </table:table-cell>
          <table:table-cell office:value-type="float" office:value="1271.12" calcext:value-type="float">
            <text:p>1271.1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587708" calcext:value-type="float">
            <text:p>0.587708</text:p>
          </table:table-cell>
          <table:table-cell office:value-type="float" office:value="0.374" calcext:value-type="float">
            <text:p>0.374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6" calcext:value-type="float">
            <text:p>0.396</text:p>
          </table:table-cell>
          <table:table-cell office:value-type="float" office:value="6.295" calcext:value-type="float">
            <text:p>6.29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0036" calcext:value-type="float">
            <text:p>0.40036</text:p>
          </table:table-cell>
          <table:table-cell office:value-type="float" office:value="0.0287366" calcext:value-type="float">
            <text:p>0.0287366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" calcext:value-type="float">
            <text:p>0.39</text:p>
          </table:table-cell>
          <table:table-cell office:value-type="float" office:value="0.396" calcext:value-type="float">
            <text:p>0.396</text:p>
          </table:table-cell>
          <table:table-cell office:value-type="float" office:value="0.534" calcext:value-type="float">
            <text:p>0.5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8708" calcext:value-type="float">
            <text:p>0.38708</text:p>
          </table:table-cell>
          <table:table-cell office:value-type="float" office:value="0.0139976" calcext:value-type="float">
            <text:p>0.0139976</text:p>
          </table:table-cell>
          <table:table-cell office:value-type="float" office:value="0.374" calcext:value-type="float">
            <text:p>0.374</text:p>
          </table:table-cell>
          <table:table-cell office:value-type="float" office:value="0.383" calcext:value-type="float">
            <text:p>0.383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7" calcext:value-type="float">
            <text:p>0.387</text:p>
          </table:table-cell>
          <table:table-cell office:value-type="float" office:value="0.515" calcext:value-type="float">
            <text:p>0.51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8833" calcext:value-type="float">
            <text:p>0.38833</text:p>
          </table:table-cell>
          <table:table-cell office:value-type="float" office:value="0.0146459" calcext:value-type="float">
            <text:p>0.014645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9" calcext:value-type="float">
            <text:p>0.389</text:p>
          </table:table-cell>
          <table:table-cell office:value-type="float" office:value="0.522" calcext:value-type="float">
            <text:p>0.5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8783" calcext:value-type="float">
            <text:p>0.38783</text:p>
          </table:table-cell>
          <table:table-cell office:value-type="float" office:value="0.0317327" calcext:value-type="float">
            <text:p>0.031732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7" calcext:value-type="float">
            <text:p>0.387</text:p>
          </table:table-cell>
          <table:table-cell office:value-type="float" office:value="0.7" calcext:value-type="float">
            <text:p>0.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938" calcext:value-type="float">
            <text:p>0.38938</text:p>
          </table:table-cell>
          <table:table-cell office:value-type="float" office:value="0.0312022" calcext:value-type="float">
            <text:p>0.0312022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3" calcext:value-type="float">
            <text:p>0.383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" calcext:value-type="float">
            <text:p>0.39</text:p>
          </table:table-cell>
          <table:table-cell office:value-type="float" office:value="0.695" calcext:value-type="float">
            <text:p>0.69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9294" calcext:value-type="float">
            <text:p>0.39294</text:p>
          </table:table-cell>
          <table:table-cell office:value-type="float" office:value="0.0305352" calcext:value-type="float">
            <text:p>0.0305352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3" calcext:value-type="float">
            <text:p>0.393</text:p>
          </table:table-cell>
          <table:table-cell office:value-type="float" office:value="0.692" calcext:value-type="float">
            <text:p>0.69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0117" calcext:value-type="float">
            <text:p>0.40117</text:p>
          </table:table-cell>
          <table:table-cell office:value-type="float" office:value="0.0321668" calcext:value-type="float">
            <text:p>0.0321668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1" calcext:value-type="float">
            <text:p>0.401</text:p>
          </table:table-cell>
          <table:table-cell office:value-type="float" office:value="0.696" calcext:value-type="float">
            <text:p>0.6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0694" calcext:value-type="float">
            <text:p>0.40694</text:p>
          </table:table-cell>
          <table:table-cell office:value-type="float" office:value="0.0300303" calcext:value-type="float">
            <text:p>0.0300303</text:p>
          </table:table-cell>
          <table:table-cell office:value-type="float" office:value="0.393" calcext:value-type="float">
            <text:p>0.393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6" calcext:value-type="float">
            <text:p>0.406</text:p>
          </table:table-cell>
          <table:table-cell office:value-type="float" office:value="0.702" calcext:value-type="float">
            <text:p>0.70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2403" calcext:value-type="float">
            <text:p>0.42403</text:p>
          </table:table-cell>
          <table:table-cell office:value-type="float" office:value="0.031622" calcext:value-type="float">
            <text:p>0.031622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7" calcext:value-type="float">
            <text:p>0.417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3" calcext:value-type="float">
            <text:p>0.423</text:p>
          </table:table-cell>
          <table:table-cell office:value-type="float" office:value="0.734" calcext:value-type="float">
            <text:p>0.7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6183" calcext:value-type="float">
            <text:p>0.46183</text:p>
          </table:table-cell>
          <table:table-cell office:value-type="float" office:value="0.0309861" calcext:value-type="float">
            <text:p>0.0309861</text:p>
          </table:table-cell>
          <table:table-cell office:value-type="float" office:value="0.414" calcext:value-type="float">
            <text:p>0.414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2" calcext:value-type="float">
            <text:p>0.462</text:p>
          </table:table-cell>
          <table:table-cell office:value-type="float" office:value="0.753" calcext:value-type="float">
            <text:p>0.7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0307867" calcext:value-type="float">
            <text:p>0.0307867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6" calcext:value-type="float">
            <text:p>0.526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3" calcext:value-type="float">
            <text:p>0.533</text:p>
          </table:table-cell>
          <table:table-cell office:value-type="float" office:value="0.823" calcext:value-type="float">
            <text:p>0.82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479" calcext:value-type="float">
            <text:p>0.66479</text:p>
          </table:table-cell>
          <table:table-cell office:value-type="float" office:value="0.0380096" calcext:value-type="float">
            <text:p>0.0380096</text:p>
          </table:table-cell>
          <table:table-cell office:value-type="float" office:value="0.64" calcext:value-type="float">
            <text:p>0.64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667" calcext:value-type="float">
            <text:p>0.667</text:p>
          </table:table-cell>
          <table:table-cell office:value-type="float" office:value="0.973" calcext:value-type="float">
            <text:p>0.97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3678" calcext:value-type="float">
            <text:p>1.53678</text:p>
          </table:table-cell>
          <table:table-cell office:value-type="float" office:value="0.0411435" calcext:value-type="float">
            <text:p>0.0411435</text:p>
          </table:table-cell>
          <table:table-cell office:value-type="float" office:value="1.503" calcext:value-type="float">
            <text:p>1.503</text:p>
          </table:table-cell>
          <table:table-cell office:value-type="float" office:value="1.523" calcext:value-type="float">
            <text:p>1.523</text:p>
          </table:table-cell>
          <table:table-cell office:value-type="float" office:value="1.532" calcext:value-type="float">
            <text:p>1.532</text:p>
          </table:table-cell>
          <table:table-cell office:value-type="float" office:value="1.54" calcext:value-type="float">
            <text:p>1.54</text:p>
          </table:table-cell>
          <table:table-cell office:value-type="float" office:value="1.815" calcext:value-type="float">
            <text:p>1.81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5532" calcext:value-type="float">
            <text:p>2.25532</text:p>
          </table:table-cell>
          <table:table-cell office:value-type="float" office:value="0.0675476" calcext:value-type="float">
            <text:p>0.0675476</text:p>
          </table:table-cell>
          <table:table-cell office:value-type="float" office:value="2.203" calcext:value-type="float">
            <text:p>2.203</text:p>
          </table:table-cell>
          <table:table-cell office:value-type="float" office:value="2.227" calcext:value-type="float">
            <text:p>2.227</text:p>
          </table:table-cell>
          <table:table-cell office:value-type="float" office:value="2.239" calcext:value-type="float">
            <text:p>2.239</text:p>
          </table:table-cell>
          <table:table-cell office:value-type="float" office:value="2.262" calcext:value-type="float">
            <text:p>2.262</text:p>
          </table:table-cell>
          <table:table-cell office:value-type="float" office:value="2.761" calcext:value-type="float">
            <text:p>2.76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84582" calcext:value-type="float">
            <text:p>3.84582</text:p>
          </table:table-cell>
          <table:table-cell office:value-type="float" office:value="0.148597" calcext:value-type="float">
            <text:p>0.148597</text:p>
          </table:table-cell>
          <table:table-cell office:value-type="float" office:value="3.763" calcext:value-type="float">
            <text:p>3.763</text:p>
          </table:table-cell>
          <table:table-cell office:value-type="float" office:value="3.799" calcext:value-type="float">
            <text:p>3.799</text:p>
          </table:table-cell>
          <table:table-cell office:value-type="float" office:value="3.815" calcext:value-type="float">
            <text:p>3.815</text:p>
          </table:table-cell>
          <table:table-cell office:value-type="float" office:value="3.843" calcext:value-type="float">
            <text:p>3.843</text:p>
          </table:table-cell>
          <table:table-cell office:value-type="float" office:value="4.863" calcext:value-type="float">
            <text:p>4.86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38111" calcext:value-type="float">
            <text:p>7.38111</text:p>
          </table:table-cell>
          <table:table-cell office:value-type="float" office:value="0.253254" calcext:value-type="float">
            <text:p>0.253254</text:p>
          </table:table-cell>
          <table:table-cell office:value-type="float" office:value="6.996" calcext:value-type="float">
            <text:p>6.996</text:p>
          </table:table-cell>
          <table:table-cell office:value-type="float" office:value="7.277" calcext:value-type="float">
            <text:p>7.277</text:p>
          </table:table-cell>
          <table:table-cell office:value-type="float" office:value="7.376" calcext:value-type="float">
            <text:p>7.376</text:p>
          </table:table-cell>
          <table:table-cell office:value-type="float" office:value="7.435" calcext:value-type="float">
            <text:p>7.435</text:p>
          </table:table-cell>
          <table:table-cell office:value-type="float" office:value="8.972" calcext:value-type="float">
            <text:p>8.97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2396" calcext:value-type="float">
            <text:p>14.2396</text:p>
          </table:table-cell>
          <table:table-cell office:value-type="float" office:value="0.880922" calcext:value-type="float">
            <text:p>0.880922</text:p>
          </table:table-cell>
          <table:table-cell office:value-type="float" office:value="13.433" calcext:value-type="float">
            <text:p>13.433</text:p>
          </table:table-cell>
          <table:table-cell office:value-type="float" office:value="13.886" calcext:value-type="float">
            <text:p>13.886</text:p>
          </table:table-cell>
          <table:table-cell office:value-type="float" office:value="13.921" calcext:value-type="float">
            <text:p>13.921</text:p>
          </table:table-cell>
          <table:table-cell office:value-type="float" office:value="13.978" calcext:value-type="float">
            <text:p>13.978</text:p>
          </table:table-cell>
          <table:table-cell office:value-type="float" office:value="17.286" calcext:value-type="float">
            <text:p>17.2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.0985" calcext:value-type="float">
            <text:p>34.0985</text:p>
          </table:table-cell>
          <table:table-cell office:value-type="float" office:value="0.321931" calcext:value-type="float">
            <text:p>0.321931</text:p>
          </table:table-cell>
          <table:table-cell office:value-type="float" office:value="31.348" calcext:value-type="float">
            <text:p>31.348</text:p>
          </table:table-cell>
          <table:table-cell office:value-type="float" office:value="34.05" calcext:value-type="float">
            <text:p>34.05</text:p>
          </table:table-cell>
          <table:table-cell office:value-type="float" office:value="34.095" calcext:value-type="float">
            <text:p>34.095</text:p>
          </table:table-cell>
          <table:table-cell office:value-type="float" office:value="34.143" calcext:value-type="float">
            <text:p>34.143</text:p>
          </table:table-cell>
          <table:table-cell office:value-type="float" office:value="35.31" calcext:value-type="float">
            <text:p>35.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6.4673" calcext:value-type="float">
            <text:p>66.4673</text:p>
          </table:table-cell>
          <table:table-cell office:value-type="float" office:value="1.23021" calcext:value-type="float">
            <text:p>1.23021</text:p>
          </table:table-cell>
          <table:table-cell office:value-type="float" office:value="61.432" calcext:value-type="float">
            <text:p>61.432</text:p>
          </table:table-cell>
          <table:table-cell office:value-type="float" office:value="66.092" calcext:value-type="float">
            <text:p>66.092</text:p>
          </table:table-cell>
          <table:table-cell office:value-type="float" office:value="66.2" calcext:value-type="float">
            <text:p>66.2</text:p>
          </table:table-cell>
          <table:table-cell office:value-type="float" office:value="66.386" calcext:value-type="float">
            <text:p>66.386</text:p>
          </table:table-cell>
          <table:table-cell office:value-type="float" office:value="71.055" calcext:value-type="float">
            <text:p>71.0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.563" calcext:value-type="float">
            <text:p>130.563</text:p>
          </table:table-cell>
          <table:table-cell office:value-type="float" office:value="1.02804" calcext:value-type="float">
            <text:p>1.02804</text:p>
          </table:table-cell>
          <table:table-cell office:value-type="float" office:value="121.507" calcext:value-type="float">
            <text:p>121.507</text:p>
          </table:table-cell>
          <table:table-cell office:value-type="float" office:value="130.346" calcext:value-type="float">
            <text:p>130.346</text:p>
          </table:table-cell>
          <table:table-cell office:value-type="float" office:value="130.539" calcext:value-type="float">
            <text:p>130.539</text:p>
          </table:table-cell>
          <table:table-cell office:value-type="float" office:value="130.801" calcext:value-type="float">
            <text:p>130.801</text:p>
          </table:table-cell>
          <table:table-cell office:value-type="float" office:value="133.645" calcext:value-type="float">
            <text:p>133.64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8.595" calcext:value-type="float">
            <text:p>258.595</text:p>
          </table:table-cell>
          <table:table-cell office:value-type="float" office:value="1.90891" calcext:value-type="float">
            <text:p>1.90891</text:p>
          </table:table-cell>
          <table:table-cell office:value-type="float" office:value="241.391" calcext:value-type="float">
            <text:p>241.391</text:p>
          </table:table-cell>
          <table:table-cell office:value-type="float" office:value="258.193" calcext:value-type="float">
            <text:p>258.193</text:p>
          </table:table-cell>
          <table:table-cell office:value-type="float" office:value="258.546" calcext:value-type="float">
            <text:p>258.546</text:p>
          </table:table-cell>
          <table:table-cell office:value-type="float" office:value="259.177" calcext:value-type="float">
            <text:p>259.177</text:p>
          </table:table-cell>
          <table:table-cell office:value-type="float" office:value="262.142" calcext:value-type="float">
            <text:p>262.1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622" calcext:value-type="float">
            <text:p>0.04622</text:p>
          </table:table-cell>
          <table:table-cell office:value-type="float" office:value="0.00657051" calcext:value-type="float">
            <text:p>0.0065705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8" calcext:value-type="float">
            <text:p>0.08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917" calcext:value-type="float">
            <text:p>0.05917</text:p>
          </table:table-cell>
          <table:table-cell office:value-type="float" office:value="0.00613686" calcext:value-type="float">
            <text:p>0.0061368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5" calcext:value-type="float">
            <text:p>0.085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974269" calcext:value-type="float">
            <text:p>0.0097426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7" calcext:value-type="float">
            <text:p>0.137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055" calcext:value-type="float">
            <text:p>0.10055</text:p>
          </table:table-cell>
          <table:table-cell office:value-type="float" office:value="0.010888" calcext:value-type="float">
            <text:p>0.01088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8" calcext:value-type="float">
            <text:p>0.098</text:p>
          </table:table-cell>
          <table:table-cell office:value-type="float" office:value="0.103" calcext:value-type="float">
            <text:p>0.103</text:p>
          </table:table-cell>
          <table:table-cell office:value-type="float" office:value="0.15" calcext:value-type="float">
            <text:p>0.15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0559714" calcext:value-type="float">
            <text:p>0.0559714</text:p>
          </table:table-cell>
          <table:table-cell office:value-type="float" office:value="0.1" calcext:value-type="float">
            <text:p>0.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675" calcext:value-type="float">
            <text:p>0.675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074" calcext:value-type="float">
            <text:p>0.13074</text:p>
          </table:table-cell>
          <table:table-cell office:value-type="float" office:value="0.0114487" calcext:value-type="float">
            <text:p>0.011448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84" calcext:value-type="float">
            <text:p>0.184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907" calcext:value-type="float">
            <text:p>0.13907</text:p>
          </table:table-cell>
          <table:table-cell office:value-type="float" office:value="0.0104463" calcext:value-type="float">
            <text:p>0.0104463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76" calcext:value-type="float">
            <text:p>0.176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977" calcext:value-type="float">
            <text:p>0.15977</text:p>
          </table:table-cell>
          <table:table-cell office:value-type="float" office:value="0.0239549" calcext:value-type="float">
            <text:p>0.0239549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7" calcext:value-type="float">
            <text:p>0.167</text:p>
          </table:table-cell>
          <table:table-cell office:value-type="float" office:value="0.309" calcext:value-type="float">
            <text:p>0.309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0243083" calcext:value-type="float">
            <text:p>0.0243083</text:p>
          </table:table-cell>
          <table:table-cell office:value-type="float" office:value="0.163" calcext:value-type="float">
            <text:p>0.16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4" calcext:value-type="float">
            <text:p>0.17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56" calcext:value-type="float">
            <text:p>0.256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0355" calcext:value-type="float">
            <text:p>0.20355</text:p>
          </table:table-cell>
          <table:table-cell office:value-type="float" office:value="0.0264898" calcext:value-type="float">
            <text:p>0.026489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2" calcext:value-type="float">
            <text:p>0.19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84" calcext:value-type="float">
            <text:p>0.284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2104" calcext:value-type="float">
            <text:p>0.22104</text:p>
          </table:table-cell>
          <table:table-cell office:value-type="float" office:value="0.0320796" calcext:value-type="float">
            <text:p>0.0320796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" calcext:value-type="float">
            <text:p>0.21</text:p>
          </table:table-cell>
          <table:table-cell office:value-type="float" office:value="0.228" calcext:value-type="float">
            <text:p>0.228</text:p>
          </table:table-cell>
          <table:table-cell office:value-type="float" office:value="0.344" calcext:value-type="float">
            <text:p>0.344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499" calcext:value-type="float">
            <text:p>0.23499</text:p>
          </table:table-cell>
          <table:table-cell office:value-type="float" office:value="0.0173352" calcext:value-type="float">
            <text:p>0.0173352</text:p>
          </table:table-cell>
          <table:table-cell office:value-type="float" office:value="0.196" calcext:value-type="float">
            <text:p>0.19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5" calcext:value-type="float">
            <text:p>0.245</text:p>
          </table:table-cell>
          <table:table-cell office:value-type="float" office:value="0.3" calcext:value-type="float">
            <text:p>0.3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537" calcext:value-type="float">
            <text:p>0.24537</text:p>
          </table:table-cell>
          <table:table-cell office:value-type="float" office:value="0.0202784" calcext:value-type="float">
            <text:p>0.0202784</text:p>
          </table:table-cell>
          <table:table-cell office:value-type="float" office:value="0.204" calcext:value-type="float">
            <text:p>0.20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4" calcext:value-type="float">
            <text:p>0.254</text:p>
          </table:table-cell>
          <table:table-cell office:value-type="float" office:value="0.353" calcext:value-type="float">
            <text:p>0.353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6111" calcext:value-type="float">
            <text:p>0.26111</text:p>
          </table:table-cell>
          <table:table-cell office:value-type="float" office:value="0.0336443" calcext:value-type="float">
            <text:p>0.033644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51" calcext:value-type="float">
            <text:p>0.251</text:p>
          </table:table-cell>
          <table:table-cell office:value-type="float" office:value="0.286" calcext:value-type="float">
            <text:p>0.286</text:p>
          </table:table-cell>
          <table:table-cell office:value-type="float" office:value="0.394" calcext:value-type="float">
            <text:p>0.394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6344" calcext:value-type="float">
            <text:p>0.26344</text:p>
          </table:table-cell>
          <table:table-cell office:value-type="float" office:value="0.0275119" calcext:value-type="float">
            <text:p>0.0275119</text:p>
          </table:table-cell>
          <table:table-cell office:value-type="float" office:value="0.221" calcext:value-type="float">
            <text:p>0.22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" calcext:value-type="float">
            <text:p>0.26</text:p>
          </table:table-cell>
          <table:table-cell office:value-type="float" office:value="0.278" calcext:value-type="float">
            <text:p>0.278</text:p>
          </table:table-cell>
          <table:table-cell office:value-type="float" office:value="0.361" calcext:value-type="float">
            <text:p>0.361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9117" calcext:value-type="float">
            <text:p>0.29117</text:p>
          </table:table-cell>
          <table:table-cell office:value-type="float" office:value="0.0256722" calcext:value-type="float">
            <text:p>0.025672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3" calcext:value-type="float">
            <text:p>0.293</text:p>
          </table:table-cell>
          <table:table-cell office:value-type="float" office:value="0.414" calcext:value-type="float">
            <text:p>0.414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0412" calcext:value-type="float">
            <text:p>0.30412</text:p>
          </table:table-cell>
          <table:table-cell office:value-type="float" office:value="0.0460965" calcext:value-type="float">
            <text:p>0.0460965</text:p>
          </table:table-cell>
          <table:table-cell office:value-type="float" office:value="0.26" calcext:value-type="float">
            <text:p>0.26</text:p>
          </table:table-cell>
          <table:table-cell office:value-type="float" office:value="0.271" calcext:value-type="float">
            <text:p>0.271</text:p>
          </table:table-cell>
          <table:table-cell office:value-type="float" office:value="0.293" calcext:value-type="float">
            <text:p>0.293</text:p>
          </table:table-cell>
          <table:table-cell office:value-type="float" office:value="0.311" calcext:value-type="float">
            <text:p>0.311</text:p>
          </table:table-cell>
          <table:table-cell office:value-type="float" office:value="0.446" calcext:value-type="float">
            <text:p>0.446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1795" calcext:value-type="float">
            <text:p>0.31795</text:p>
          </table:table-cell>
          <table:table-cell office:value-type="float" office:value="0.0298414" calcext:value-type="float">
            <text:p>0.02984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6" calcext:value-type="float">
            <text:p>0.296</text:p>
          </table:table-cell>
          <table:table-cell office:value-type="float" office:value="0.316" calcext:value-type="float">
            <text:p>0.316</text:p>
          </table:table-cell>
          <table:table-cell office:value-type="float" office:value="0.33" calcext:value-type="float">
            <text:p>0.33</text:p>
          </table:table-cell>
          <table:table-cell office:value-type="float" office:value="0.445" calcext:value-type="float">
            <text:p>0.445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0422" calcext:value-type="float">
            <text:p>0.40422</text:p>
          </table:table-cell>
          <table:table-cell office:value-type="float" office:value="0.0687835" calcext:value-type="float">
            <text:p>0.0687835</text:p>
          </table:table-cell>
          <table:table-cell office:value-type="float" office:value="0.28" calcext:value-type="float">
            <text:p>0.28</text:p>
          </table:table-cell>
          <table:table-cell office:value-type="float" office:value="0.339" calcext:value-type="float">
            <text:p>0.339</text:p>
          </table:table-cell>
          <table:table-cell office:value-type="float" office:value="0.396" calcext:value-type="float">
            <text:p>0.396</text:p>
          </table:table-cell>
          <table:table-cell office:value-type="float" office:value="0.452" calcext:value-type="float">
            <text:p>0.452</text:p>
          </table:table-cell>
          <table:table-cell office:value-type="float" office:value="0.686" calcext:value-type="float">
            <text:p>0.686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8861" calcext:value-type="float">
            <text:p>0.38861</text:p>
          </table:table-cell>
          <table:table-cell office:value-type="float" office:value="0.0335368" calcext:value-type="float">
            <text:p>0.033536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7" calcext:value-type="float">
            <text:p>0.377</text:p>
          </table:table-cell>
          <table:table-cell office:value-type="float" office:value="0.407" calcext:value-type="float">
            <text:p>0.407</text:p>
          </table:table-cell>
          <table:table-cell office:value-type="float" office:value="0.527" calcext:value-type="float">
            <text:p>0.527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7692" calcext:value-type="float">
            <text:p>0.37692</text:p>
          </table:table-cell>
          <table:table-cell office:value-type="float" office:value="0.0270971" calcext:value-type="float">
            <text:p>0.0270971</text:p>
          </table:table-cell>
          <table:table-cell office:value-type="float" office:value="0.314" calcext:value-type="float">
            <text:p>0.314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8" calcext:value-type="float">
            <text:p>0.378</text:p>
          </table:table-cell>
          <table:table-cell office:value-type="float" office:value="0.393" calcext:value-type="float">
            <text:p>0.393</text:p>
          </table:table-cell>
          <table:table-cell office:value-type="float" office:value="0.463" calcext:value-type="float">
            <text:p>0.463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1867" calcext:value-type="float">
            <text:p>0.41867</text:p>
          </table:table-cell>
          <table:table-cell office:value-type="float" office:value="0.0622887" calcext:value-type="float">
            <text:p>0.0622887</text:p>
          </table:table-cell>
          <table:table-cell office:value-type="float" office:value="0.338" calcext:value-type="float">
            <text:p>0.338</text:p>
          </table:table-cell>
          <table:table-cell office:value-type="float" office:value="0.378" calcext:value-type="float">
            <text:p>0.378</text:p>
          </table:table-cell>
          <table:table-cell office:value-type="float" office:value="0.405" calcext:value-type="float">
            <text:p>0.405</text:p>
          </table:table-cell>
          <table:table-cell office:value-type="float" office:value="0.433" calcext:value-type="float">
            <text:p>0.433</text:p>
          </table:table-cell>
          <table:table-cell office:value-type="float" office:value="0.662" calcext:value-type="float">
            <text:p>0.662</text:p>
          </table:table-cell>
          <table:table-cell table:formula="of:=&quot;QUnit (CPU)&quot;" office:value-type="string" office:string-value="QUnit (CPU)" calcext:value-type="string">
            <text:p>QUnit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007" calcext:value-type="float">
            <text:p>0.12007</text:p>
          </table:table-cell>
          <table:table-cell office:value-type="float" office:value="0.00700322" calcext:value-type="float">
            <text:p>0.0070032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68" calcext:value-type="float">
            <text:p>0.168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157" calcext:value-type="float">
            <text:p>0.16157</text:p>
          </table:table-cell>
          <table:table-cell office:value-type="float" office:value="0.00858633" calcext:value-type="float">
            <text:p>0.0085863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6" calcext:value-type="float">
            <text:p>0.15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5" calcext:value-type="float">
            <text:p>0.165</text:p>
          </table:table-cell>
          <table:table-cell office:value-type="float" office:value="0.202" calcext:value-type="float">
            <text:p>0.202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00811234" calcext:value-type="float">
            <text:p>0.00811234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5" calcext:value-type="float">
            <text:p>0.195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2" calcext:value-type="float">
            <text:p>0.202</text:p>
          </table:table-cell>
          <table:table-cell office:value-type="float" office:value="0.25" calcext:value-type="float">
            <text:p>0.25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078" calcext:value-type="float">
            <text:p>0.24078</text:p>
          </table:table-cell>
          <table:table-cell office:value-type="float" office:value="0.0101583" calcext:value-type="float">
            <text:p>0.010158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3" calcext:value-type="float">
            <text:p>0.243</text:p>
          </table:table-cell>
          <table:table-cell office:value-type="float" office:value="0.304" calcext:value-type="float">
            <text:p>0.304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8942" calcext:value-type="float">
            <text:p>0.28942</text:p>
          </table:table-cell>
          <table:table-cell office:value-type="float" office:value="0.0113139" calcext:value-type="float">
            <text:p>0.0113139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3" calcext:value-type="float">
            <text:p>0.283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3" calcext:value-type="float">
            <text:p>0.293</text:p>
          </table:table-cell>
          <table:table-cell office:value-type="float" office:value="0.373" calcext:value-type="float">
            <text:p>0.373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287" calcext:value-type="float">
            <text:p>0.33287</text:p>
          </table:table-cell>
          <table:table-cell office:value-type="float" office:value="0.0096464" calcext:value-type="float">
            <text:p>0.0096464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7" calcext:value-type="float">
            <text:p>0.327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7" calcext:value-type="float">
            <text:p>0.337</text:p>
          </table:table-cell>
          <table:table-cell office:value-type="float" office:value="0.396" calcext:value-type="float">
            <text:p>0.396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7332" calcext:value-type="float">
            <text:p>0.37332</text:p>
          </table:table-cell>
          <table:table-cell office:value-type="float" office:value="0.0117591" calcext:value-type="float">
            <text:p>0.0117591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" calcext:value-type="float">
            <text:p>0.38</text:p>
          </table:table-cell>
          <table:table-cell office:value-type="float" office:value="0.448" calcext:value-type="float">
            <text:p>0.448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549" calcext:value-type="float">
            <text:p>0.41549</text:p>
          </table:table-cell>
          <table:table-cell office:value-type="float" office:value="0.016292" calcext:value-type="float">
            <text:p>0.016292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6" calcext:value-type="float">
            <text:p>0.406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" calcext:value-type="float">
            <text:p>0.42</text:p>
          </table:table-cell>
          <table:table-cell office:value-type="float" office:value="0.512" calcext:value-type="float">
            <text:p>0.512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6465" calcext:value-type="float">
            <text:p>0.46465</text:p>
          </table:table-cell>
          <table:table-cell office:value-type="float" office:value="0.0142059" calcext:value-type="float">
            <text:p>0.0142059</text:p>
          </table:table-cell>
          <table:table-cell office:value-type="float" office:value="0.444" calcext:value-type="float">
            <text:p>0.444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9" calcext:value-type="float">
            <text:p>0.469</text:p>
          </table:table-cell>
          <table:table-cell office:value-type="float" office:value="0.577" calcext:value-type="float">
            <text:p>0.577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0161" calcext:value-type="float">
            <text:p>0.50161</text:p>
          </table:table-cell>
          <table:table-cell office:value-type="float" office:value="0.0171166" calcext:value-type="float">
            <text:p>0.0171166</text:p>
          </table:table-cell>
          <table:table-cell office:value-type="float" office:value="0.482" calcext:value-type="float">
            <text:p>0.482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7" calcext:value-type="float">
            <text:p>0.497</text:p>
          </table:table-cell>
          <table:table-cell office:value-type="float" office:value="0.508" calcext:value-type="float">
            <text:p>0.508</text:p>
          </table:table-cell>
          <table:table-cell office:value-type="float" office:value="0.627" calcext:value-type="float">
            <text:p>0.627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0265411" calcext:value-type="float">
            <text:p>0.026541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6" calcext:value-type="float">
            <text:p>0.546</text:p>
          </table:table-cell>
          <table:table-cell office:value-type="float" office:value="0.658" calcext:value-type="float">
            <text:p>0.658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8543" calcext:value-type="float">
            <text:p>0.58543</text:p>
          </table:table-cell>
          <table:table-cell office:value-type="float" office:value="0.0180949" calcext:value-type="float">
            <text:p>0.0180949</text:p>
          </table:table-cell>
          <table:table-cell office:value-type="float" office:value="0.561" calcext:value-type="float">
            <text:p>0.561</text:p>
          </table:table-cell>
          <table:table-cell office:value-type="float" office:value="0.574" calcext:value-type="float">
            <text:p>0.574</text:p>
          </table:table-cell>
          <table:table-cell office:value-type="float" office:value="0.583" calcext:value-type="float">
            <text:p>0.583</text:p>
          </table:table-cell>
          <table:table-cell office:value-type="float" office:value="0.592" calcext:value-type="float">
            <text:p>0.592</text:p>
          </table:table-cell>
          <table:table-cell office:value-type="float" office:value="0.716" calcext:value-type="float">
            <text:p>0.716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2784" calcext:value-type="float">
            <text:p>0.62784</text:p>
          </table:table-cell>
          <table:table-cell office:value-type="float" office:value="0.0217466" calcext:value-type="float">
            <text:p>0.0217466</text:p>
          </table:table-cell>
          <table:table-cell office:value-type="float" office:value="0.601" calcext:value-type="float">
            <text:p>0.601</text:p>
          </table:table-cell>
          <table:table-cell office:value-type="float" office:value="0.615" calcext:value-type="float">
            <text:p>0.615</text:p>
          </table:table-cell>
          <table:table-cell office:value-type="float" office:value="0.622" calcext:value-type="float">
            <text:p>0.622</text:p>
          </table:table-cell>
          <table:table-cell office:value-type="float" office:value="0.634" calcext:value-type="float">
            <text:p>0.634</text:p>
          </table:table-cell>
          <table:table-cell office:value-type="float" office:value="0.796" calcext:value-type="float">
            <text:p>0.796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7811" calcext:value-type="float">
            <text:p>0.67811</text:p>
          </table:table-cell>
          <table:table-cell office:value-type="float" office:value="0.0183461" calcext:value-type="float">
            <text:p>0.0183461</text:p>
          </table:table-cell>
          <table:table-cell office:value-type="float" office:value="0.653" calcext:value-type="float">
            <text:p>0.653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5" calcext:value-type="float">
            <text:p>0.685</text:p>
          </table:table-cell>
          <table:table-cell office:value-type="float" office:value="0.816" calcext:value-type="float">
            <text:p>0.816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9989" calcext:value-type="float">
            <text:p>0.69989</text:p>
          </table:table-cell>
          <table:table-cell office:value-type="float" office:value="0.0245263" calcext:value-type="float">
            <text:p>0.0245263</text:p>
          </table:table-cell>
          <table:table-cell office:value-type="float" office:value="0.667" calcext:value-type="float">
            <text:p>0.667</text:p>
          </table:table-cell>
          <table:table-cell office:value-type="float" office:value="0.684" calcext:value-type="float">
            <text:p>0.684</text:p>
          </table:table-cell>
          <table:table-cell office:value-type="float" office:value="0.697" calcext:value-type="float">
            <text:p>0.697</text:p>
          </table:table-cell>
          <table:table-cell office:value-type="float" office:value="0.711" calcext:value-type="float">
            <text:p>0.711</text:p>
          </table:table-cell>
          <table:table-cell office:value-type="float" office:value="0.859" calcext:value-type="float">
            <text:p>0.859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362" calcext:value-type="float">
            <text:p>0.7362</text:p>
          </table:table-cell>
          <table:table-cell office:value-type="float" office:value="0.0255221" calcext:value-type="float">
            <text:p>0.0255221</text:p>
          </table:table-cell>
          <table:table-cell office:value-type="float" office:value="0.706" calcext:value-type="float">
            <text:p>0.706</text:p>
          </table:table-cell>
          <table:table-cell office:value-type="float" office:value="0.721" calcext:value-type="float">
            <text:p>0.721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3" calcext:value-type="float">
            <text:p>0.743</text:p>
          </table:table-cell>
          <table:table-cell office:value-type="float" office:value="0.916" calcext:value-type="float">
            <text:p>0.916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7457" calcext:value-type="float">
            <text:p>0.77457</text:p>
          </table:table-cell>
          <table:table-cell office:value-type="float" office:value="0.0250409" calcext:value-type="float">
            <text:p>0.0250409</text:p>
          </table:table-cell>
          <table:table-cell office:value-type="float" office:value="0.748" calcext:value-type="float">
            <text:p>0.748</text:p>
          </table:table-cell>
          <table:table-cell office:value-type="float" office:value="0.761" calcext:value-type="float">
            <text:p>0.761</text:p>
          </table:table-cell>
          <table:table-cell office:value-type="float" office:value="0.772" calcext:value-type="float">
            <text:p>0.772</text:p>
          </table:table-cell>
          <table:table-cell office:value-type="float" office:value="0.783" calcext:value-type="float">
            <text:p>0.783</text:p>
          </table:table-cell>
          <table:table-cell office:value-type="float" office:value="0.985" calcext:value-type="float">
            <text:p>0.985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501" calcext:value-type="float">
            <text:p>0.81501</text:p>
          </table:table-cell>
          <table:table-cell office:value-type="float" office:value="0.0231644" calcext:value-type="float">
            <text:p>0.0231644</text:p>
          </table:table-cell>
          <table:table-cell office:value-type="float" office:value="0.788" calcext:value-type="float">
            <text:p>0.788</text:p>
          </table:table-cell>
          <table:table-cell office:value-type="float" office:value="0.802" calcext:value-type="float">
            <text:p>0.802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1" calcext:value-type="float">
            <text:p>0.821</text:p>
          </table:table-cell>
          <table:table-cell office:value-type="float" office:value="0.993" calcext:value-type="float">
            <text:p>0.993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48" calcext:value-type="float">
            <text:p>0.848</text:p>
          </table:table-cell>
          <table:table-cell office:value-type="float" office:value="0.0261969" calcext:value-type="float">
            <text:p>0.0261969</text:p>
          </table:table-cell>
          <table:table-cell office:value-type="float" office:value="0.813" calcext:value-type="float">
            <text:p>0.813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3" calcext:value-type="float">
            <text:p>0.843</text:p>
          </table:table-cell>
          <table:table-cell office:value-type="float" office:value="0.855" calcext:value-type="float">
            <text:p>0.855</text:p>
          </table:table-cell>
          <table:table-cell office:value-type="float" office:value="1.058" calcext:value-type="float">
            <text:p>1.058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9194" calcext:value-type="float">
            <text:p>0.89194</text:p>
          </table:table-cell>
          <table:table-cell office:value-type="float" office:value="0.0283788" calcext:value-type="float">
            <text:p>0.0283788</text:p>
          </table:table-cell>
          <table:table-cell office:value-type="float" office:value="0.859" calcext:value-type="float">
            <text:p>0.859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7" calcext:value-type="float">
            <text:p>0.887</text:p>
          </table:table-cell>
          <table:table-cell office:value-type="float" office:value="0.9" calcext:value-type="float">
            <text:p>0.9</text:p>
          </table:table-cell>
          <table:table-cell office:value-type="float" office:value="1.112" calcext:value-type="float">
            <text:p>1.112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2984" calcext:value-type="float">
            <text:p>0.92984</text:p>
          </table:table-cell>
          <table:table-cell office:value-type="float" office:value="0.0280313" calcext:value-type="float">
            <text:p>0.0280313</text:p>
          </table:table-cell>
          <table:table-cell office:value-type="float" office:value="0.897" calcext:value-type="float">
            <text:p>0.897</text:p>
          </table:table-cell>
          <table:table-cell office:value-type="float" office:value="0.917" calcext:value-type="float">
            <text:p>0.917</text:p>
          </table:table-cell>
          <table:table-cell office:value-type="float" office:value="0.925" calcext:value-type="float">
            <text:p>0.925</text:p>
          </table:table-cell>
          <table:table-cell office:value-type="float" office:value="0.937" calcext:value-type="float">
            <text:p>0.937</text:p>
          </table:table-cell>
          <table:table-cell office:value-type="float" office:value="1.17" calcext:value-type="float">
            <text:p>1.17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9693" calcext:value-type="float">
            <text:p>0.99693</text:p>
          </table:table-cell>
          <table:table-cell office:value-type="float" office:value="0.0270086" calcext:value-type="float">
            <text:p>0.0270086</text:p>
          </table:table-cell>
          <table:table-cell office:value-type="float" office:value="0.958" calcext:value-type="float">
            <text:p>0.958</text:p>
          </table:table-cell>
          <table:table-cell office:value-type="float" office:value="0.984" calcext:value-type="float">
            <text:p>0.984</text:p>
          </table:table-cell>
          <table:table-cell office:value-type="float" office:value="0.994" calcext:value-type="float">
            <text:p>0.994</text:p>
          </table:table-cell>
          <table:table-cell office:value-type="float" office:value="1.006" calcext:value-type="float">
            <text:p>1.006</text:p>
          </table:table-cell>
          <table:table-cell office:value-type="float" office:value="1.223" calcext:value-type="float">
            <text:p>1.223</text:p>
          </table:table-cell>
          <table:table-cell table:formula="of:=&quot;QUnit (GPU)&quot;" office:value-type="string" office:string-value="QUnit (GPU)" calcext:value-type="string">
            <text:p>QUnit (GPU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3T22:15:47.336801075</dc:date>
    <meta:editing-duration>PT4M13S</meta:editing-duration>
    <meta:editing-cycles>2</meta:editing-cycles>
    <meta:generator>LibreOffice/5.1.6.2$Linux_X86_64 LibreOffice_project/10m0$Build-2</meta:generator>
    <meta:document-statistic meta:table-count="3" meta:cell-count="3101" meta:object-count="0"/>
  </office:meta>
</office:document-meta>
</file>